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62"/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b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m/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cream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m/h /min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V(km/h)</text:p>
          </table:table-cell>
          <table:table-cell office:value-type="string" calcext:value-type="string">
            <text:p>V(m/s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T lap (s)</text:p>
          </table:table-cell>
          <table:table-cell office:value-type="string" calcext:value-type="string">
            <text:p>T(min)</text:p>
          </table:table-cell>
          <table:table-cell/>
          <table:table-cell office:value-type="string" calcext:value-type="string">
            <text:p>xb</text:p>
          </table:table-cell>
          <table:table-cell/>
          <table:table-cell office:value-type="string" calcext:value-type="string">
            <text:p>officiel</text:p>
          </table:table-cell>
          <table:table-cell table:number-columns-repeated="3"/>
          <table:table-cell office:value-type="string" calcext:value-type="string">
            <text:p>Palier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Tlap</text:p>
          </table:table-cell>
          <table:table-cell office:value-type="string" calcext:value-type="string">
            <text:p>Nlap</text:p>
          </table:table-cell>
          <table:table-cell office:value-type="string" calcext:value-type="string">
            <text:p>Ttrig</text:p>
          </table:table-cell>
          <table:table-cell/>
          <table:table-cell office:value-type="float" office:value="8000000" calcext:value-type="float">
            <text:p>8000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0]/3.6" office:value-type="float" office:value="2.222222222222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LOOR([.D10]/60)" office:value-type="float" office:value="0" calcext:value-type="float">
            <text:p>0</text:p>
          </table:table-cell>
          <table:table-cell table:formula="of:=[.D10]-[.F10]*60" office:value-type="float" office:value="0" calcext:value-type="float">
            <text:p>0</text:p>
          </table:table-cell>
          <table:table-cell office:value-type="string" calcext:value-type="string">
            <text:p>cumulé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cumulé</text:p>
          </table:table-cell>
          <table:table-cell office:value-type="string" calcext:value-type="string">
            <text:p>la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Q10]*[.P10]" office:value-type="float" office:value="117" calcext:value-type="float">
            <text:p>117</text:p>
          </table:table-cell>
          <table:table-cell table:style-name="ce5" table:formula="of:=[.R10]*10" office:value-type="float" office:value="1170" calcext:value-type="float">
            <text:p>1170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1]/3.6" office:value-type="float" office:value="2.22222222222222" calcext:value-type="float">
            <text:p>2.22</text:p>
          </table:table-cell>
          <table:table-cell table:formula="of:=[.C10]+20" office:value-type="float" office:value="20" calcext:value-type="float">
            <text:p>20</text:p>
          </table:table-cell>
          <table:table-cell table:style-name="ce2" table:formula="of:=[.D10]+(20/[.B11])" office:value-type="float" office:value="9" calcext:value-type="float">
            <text:p>9.0</text:p>
          </table:table-cell>
          <table:table-cell table:style-name="ce1" table:formula="of:=[.D11]-[.D10]" office:value-type="float" office:value="9" calcext:value-type="float">
            <text:p>9.00</text:p>
          </table:table-cell>
          <table:table-cell table:formula="of:=FLOOR([.D11]/60)" office:value-type="float" office:value="0" calcext:value-type="float">
            <text:p>0</text:p>
          </table:table-cell>
          <table:table-cell table:formula="of:=[.D11]-[.F11]*60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00:00:09.345</text:p>
          </table:table-cell>
          <table:table-cell table:number-columns-repeated="2" table:style-name="ce4" office:value-type="string" calcext:value-type="string">
            <text:p>00:00:09.3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  <table:table-cell table:formula="of:=[.Q11]*[.P11]+[.R10]" office:value-type="float" office:value="176.29" calcext:value-type="float">
            <text:p>176.29</text:p>
          </table:table-cell>
          <table:table-cell table:style-name="ce5" table:formula="of:=[.R11]*10" office:value-type="float" office:value="1762.9" calcext:value-type="float">
            <text:p>1763</text:p>
          </table:table-cell>
          <table:table-cell table:formula="of:=[.T9]/[.T10]" office:value-type="float" office:value="31250" calcext:value-type="float">
            <text:p>312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2]/3.6" office:value-type="float" office:value="2.22222222222222" calcext:value-type="float">
            <text:p>2.22</text:p>
          </table:table-cell>
          <table:table-cell table:formula="of:=[.C11]+20" office:value-type="float" office:value="40" calcext:value-type="float">
            <text:p>40</text:p>
          </table:table-cell>
          <table:table-cell table:style-name="ce2" table:formula="of:=[.D11]+(20/[.B12])" office:value-type="float" office:value="18" calcext:value-type="float">
            <text:p>18.0</text:p>
          </table:table-cell>
          <table:table-cell table:style-name="ce1" table:formula="of:=[.D12]-[.D11]" office:value-type="float" office:value="9" calcext:value-type="float">
            <text:p>9.00</text:p>
          </table:table-cell>
          <table:table-cell table:formula="of:=FLOOR([.D12]/60)" office:value-type="float" office:value="0" calcext:value-type="float">
            <text:p>0</text:p>
          </table:table-cell>
          <table:table-cell table:formula="of:=[.D12]-[.F12]*60" office:value-type="float" office:value="18" calcext:value-type="float">
            <text:p>18</text:p>
          </table:table-cell>
          <table:table-cell table:style-name="ce4" office:value-type="string" calcext:value-type="string">
            <text:p>00:00:18.658</text:p>
          </table:table-cell>
          <table:table-cell table:style-name="ce4" office:value-type="string" calcext:value-type="string">
            <text:p>00:00:09.313</text:p>
          </table:table-cell>
          <table:table-cell table:style-name="ce4" office:value-type="string" calcext:value-type="string">
            <text:p>00:00:18.425</text:p>
          </table:table-cell>
          <table:table-cell table:style-name="ce4" office:value-type="string" calcext:value-type="string">
            <text:p>00:00:09.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Q12]*[.P12]+[.R11]" office:value-type="float" office:value="232.29" calcext:value-type="float">
            <text:p>232.29</text:p>
          </table:table-cell>
          <table:table-cell table:style-name="ce5" table:formula="of:=[.R12]*10" office:value-type="float" office:value="2322.9" calcext:value-type="float">
            <text:p>23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3]/3.6" office:value-type="float" office:value="2.22222222222222" calcext:value-type="float">
            <text:p>2.22</text:p>
          </table:table-cell>
          <table:table-cell table:formula="of:=[.C12]+20" office:value-type="float" office:value="60" calcext:value-type="float">
            <text:p>60</text:p>
          </table:table-cell>
          <table:table-cell table:style-name="ce2" table:formula="of:=[.D12]+(20/[.B13])" office:value-type="float" office:value="27" calcext:value-type="float">
            <text:p>27.0</text:p>
          </table:table-cell>
          <table:table-cell table:style-name="ce1" table:formula="of:=[.D13]-[.D12]" office:value-type="float" office:value="9" calcext:value-type="float">
            <text:p>9.00</text:p>
          </table:table-cell>
          <table:table-cell table:formula="of:=FLOOR([.D13]/60)" office:value-type="float" office:value="0" calcext:value-type="float">
            <text:p>0</text:p>
          </table:table-cell>
          <table:table-cell table:formula="of:=[.D13]-[.F13]*60" office:value-type="float" office:value="27" calcext:value-type="float">
            <text:p>27</text:p>
          </table:table-cell>
          <table:table-cell table:style-name="ce4" office:value-type="string" calcext:value-type="string">
            <text:p>00:00:27.512</text:p>
          </table:table-cell>
          <table:table-cell table:style-name="ce4" office:value-type="string" calcext:value-type="string">
            <text:p>00:00:08.854</text:p>
          </table:table-cell>
          <table:table-cell table:style-name="ce4" office:value-type="string" calcext:value-type="string">
            <text:p>00:00:27.313</text:p>
          </table:table-cell>
          <table:table-cell table:style-name="ce4" office:value-type="string" calcext:value-type="string">
            <text:p>00:00:08.8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float" office:value="7.58" calcext:value-type="float">
            <text:p>7.58</text:p>
          </table:table-cell>
          <table:table-cell office:value-type="float" office:value="8" calcext:value-type="float">
            <text:p>8</text:p>
          </table:table-cell>
          <table:table-cell table:formula="of:=[.Q13]*[.P13]+[.R12]" office:value-type="float" office:value="292.93" calcext:value-type="float">
            <text:p>292.93</text:p>
          </table:table-cell>
          <table:table-cell table:style-name="ce5" table:formula="of:=[.R13]*10" office:value-type="float" office:value="2929.3" calcext:value-type="float">
            <text:p>2929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F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4]/3.6" office:value-type="float" office:value="2.22222222222222" calcext:value-type="float">
            <text:p>2.22</text:p>
          </table:table-cell>
          <table:table-cell table:formula="of:=[.C13]+20" office:value-type="float" office:value="80" calcext:value-type="float">
            <text:p>80</text:p>
          </table:table-cell>
          <table:table-cell table:style-name="ce2" table:formula="of:=[.D13]+(20/[.B14])" office:value-type="float" office:value="36" calcext:value-type="float">
            <text:p>36.0</text:p>
          </table:table-cell>
          <table:table-cell table:style-name="ce1" table:formula="of:=[.D14]-[.D13]" office:value-type="float" office:value="9" calcext:value-type="float">
            <text:p>9.00</text:p>
          </table:table-cell>
          <table:table-cell table:formula="of:=FLOOR([.D14]/60)" office:value-type="float" office:value="0" calcext:value-type="float">
            <text:p>0</text:p>
          </table:table-cell>
          <table:table-cell table:formula="of:=[.D14]-[.F14]*60" office:value-type="float" office:value="36" calcext:value-type="float">
            <text:p>36</text:p>
          </table:table-cell>
          <table:table-cell table:style-name="ce4" office:value-type="string" calcext:value-type="string">
            <text:p>00:00:36.451</text:p>
          </table:table-cell>
          <table:table-cell table:style-name="ce4" office:value-type="string" calcext:value-type="string">
            <text:p>00:00:08.939</text:p>
          </table:table-cell>
          <table:table-cell table:style-name="ce4" office:value-type="string" calcext:value-type="string">
            <text:p>00:00:36.342</text:p>
          </table:table-cell>
          <table:table-cell table:style-name="ce4" office:value-type="string" calcext:value-type="string">
            <text:p>00:00:09.0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table:formula="of:=[.Q14]*[.P14]+[.R13]" office:value-type="float" office:value="357.73" calcext:value-type="float">
            <text:p>357.73</text:p>
          </table:table-cell>
          <table:table-cell table:style-name="ce5" table:formula="of:=[.R14]*10" office:value-type="float" office:value="3577.3" calcext:value-type="float">
            <text:p>35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5]/3.6" office:value-type="float" office:value="2.22222222222222" calcext:value-type="float">
            <text:p>2.22</text:p>
          </table:table-cell>
          <table:table-cell table:formula="of:=[.C14]+20" office:value-type="float" office:value="100" calcext:value-type="float">
            <text:p>100</text:p>
          </table:table-cell>
          <table:table-cell table:style-name="ce2" table:formula="of:=[.D14]+(20/[.B15])" office:value-type="float" office:value="45" calcext:value-type="float">
            <text:p>45.0</text:p>
          </table:table-cell>
          <table:table-cell table:style-name="ce1" table:formula="of:=[.D15]-[.D14]" office:value-type="float" office:value="9" calcext:value-type="float">
            <text:p>9.00</text:p>
          </table:table-cell>
          <table:table-cell table:formula="of:=FLOOR([.D15]/60)" office:value-type="float" office:value="0" calcext:value-type="float">
            <text:p>0</text:p>
          </table:table-cell>
          <table:table-cell table:formula="of:=[.D15]-[.F15]*60" office:value-type="float" office:value="45" calcext:value-type="float">
            <text:p>45</text:p>
          </table:table-cell>
          <table:table-cell table:style-name="ce4" office:value-type="string" calcext:value-type="string">
            <text:p>00:00:45.502</text:p>
          </table:table-cell>
          <table:table-cell table:style-name="ce4" office:value-type="string" calcext:value-type="string">
            <text:p>00:00:09.051</text:p>
          </table:table-cell>
          <table:table-cell table:style-name="ce4" office:value-type="string" calcext:value-type="string">
            <text:p>00:00:45.415</text:p>
          </table:table-cell>
          <table:table-cell table:style-name="ce4" office:value-type="string" calcext:value-type="string">
            <text:p>00:00:09.0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8" calcext:value-type="float">
            <text:p>8</text:p>
          </table:table-cell>
          <table:table-cell table:formula="of:=[.Q15]*[.P15]+[.R14]" office:value-type="float" office:value="412.61" calcext:value-type="float">
            <text:p>412.61</text:p>
          </table:table-cell>
          <table:table-cell table:style-name="ce5" table:formula="of:=[.R15]*10" office:value-type="float" office:value="4126.1" calcext:value-type="float">
            <text:p>4126</text:p>
          </table:table-cell>
          <table:table-cell table:formula="of:=[.T13]/[.T14]" office:value-type="float" office:value="1000000" calcext:value-type="float">
            <text:p>1000000</text:p>
          </table:table-cell>
          <table:table-cell office:value-type="string" calcext:value-type="string">
            <text:p>Ftim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6]/3.6" office:value-type="float" office:value="2.22222222222222" calcext:value-type="float">
            <text:p>2.22</text:p>
          </table:table-cell>
          <table:table-cell table:formula="of:=[.C15]+20" office:value-type="float" office:value="120" calcext:value-type="float">
            <text:p>120</text:p>
          </table:table-cell>
          <table:table-cell table:style-name="ce2" table:formula="of:=[.D15]+(20/[.B16])" office:value-type="float" office:value="54" calcext:value-type="float">
            <text:p>54.0</text:p>
          </table:table-cell>
          <table:table-cell table:style-name="ce1" table:formula="of:=[.D16]-[.D15]" office:value-type="float" office:value="9" calcext:value-type="float">
            <text:p>9.00</text:p>
          </table:table-cell>
          <table:table-cell table:formula="of:=FLOOR([.D16]/60)" office:value-type="float" office:value="0" calcext:value-type="float">
            <text:p>0</text:p>
          </table:table-cell>
          <table:table-cell table:formula="of:=[.D16]-[.F16]*60" office:value-type="float" office:value="54" calcext:value-type="float">
            <text:p>54</text:p>
          </table:table-cell>
          <table:table-cell table:style-name="ce4" office:value-type="string" calcext:value-type="string">
            <text:p>00:00:54.512</text:p>
          </table:table-cell>
          <table:table-cell table:style-name="ce4" office:value-type="string" calcext:value-type="string">
            <text:p>00:00:09.010</text:p>
          </table:table-cell>
          <table:table-cell table:style-name="ce4" office:value-type="string" calcext:value-type="string">
            <text:p>00:00:54.278</text:p>
          </table:table-cell>
          <table:table-cell table:style-name="ce4" office:value-type="string" calcext:value-type="string">
            <text:p>00:00:08.8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.55" calcext:value-type="float">
            <text:p>6.55</text:p>
          </table:table-cell>
          <table:table-cell office:value-type="float" office:value="9" calcext:value-type="float">
            <text:p>9</text:p>
          </table:table-cell>
          <table:table-cell table:formula="of:=[.Q16]*[.P16]+[.R15]" office:value-type="float" office:value="471.56" calcext:value-type="float">
            <text:p>471.56</text:p>
          </table:table-cell>
          <table:table-cell table:style-name="ce5" table:formula="of:=[.R16]*10" office:value-type="float" office:value="4715.6" calcext:value-type="float">
            <text:p>47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C0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7]/3.6" office:value-type="float" office:value="2.22222222222222" calcext:value-type="float">
            <text:p>2.22</text:p>
          </table:table-cell>
          <table:table-cell table:formula="of:=[.C16]+20" office:value-type="float" office:value="140" calcext:value-type="float">
            <text:p>140</text:p>
          </table:table-cell>
          <table:table-cell table:style-name="ce2" table:formula="of:=[.D16]+(20/[.B17])" office:value-type="float" office:value="63" calcext:value-type="float">
            <text:p>63.0</text:p>
          </table:table-cell>
          <table:table-cell table:style-name="ce1" table:formula="of:=[.D17]-[.D16]" office:value-type="float" office:value="9" calcext:value-type="float">
            <text:p>9.00</text:p>
          </table:table-cell>
          <table:table-cell table:formula="of:=FLOOR([.D17]/60)" office:value-type="float" office:value="1" calcext:value-type="float">
            <text:p>1</text:p>
          </table:table-cell>
          <table:table-cell table:formula="of:=[.D17]-[.F17]*60" office:value-type="float" office:value="3" calcext:value-type="float">
            <text:p>3</text:p>
          </table:table-cell>
          <table:table-cell table:style-name="ce4" office:value-type="string" calcext:value-type="string">
            <text:p>00:01:03.691</text:p>
          </table:table-cell>
          <table:table-cell table:style-name="ce4" office:value-type="string" calcext:value-type="string">
            <text:p>00:00:09.179</text:p>
          </table:table-cell>
          <table:table-cell table:style-name="ce4" office:value-type="string" calcext:value-type="string">
            <text:p>00:01:03.242</text:p>
          </table:table-cell>
          <table:table-cell table:style-name="ce4" office:value-type="string" calcext:value-type="string">
            <text:p>00:00:08.9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 office:value-type="float" office:value="5.76" calcext:value-type="float">
            <text:p>5.76</text:p>
          </table:table-cell>
          <table:table-cell office:value-type="float" office:value="10" calcext:value-type="float">
            <text:p>10</text:p>
          </table:table-cell>
          <table:table-cell table:formula="of:=[.Q17]*[.P17]+[.R16]" office:value-type="float" office:value="529.16" calcext:value-type="float">
            <text:p>529.16</text:p>
          </table:table-cell>
          <table:table-cell table:style-name="ce5" table:formula="of:=[.R17]*10" office:value-type="float" office:value="5291.6" calcext:value-type="float">
            <text:p>5292</text:p>
          </table:table-cell>
          <table:table-cell table:style-name="ce5" table:formula="of:=[.T15]/2/([.T16]+1)" office:value-type="float" office:value="2551.02040816327" calcext:value-type="float">
            <text:p>2551</text:p>
          </table:table-cell>
          <table:table-cell office:value-type="string" calcext:value-type="string">
            <text:p>Fpw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8]/3.6" office:value-type="float" office:value="2.22222222222222" calcext:value-type="float">
            <text:p>2.22</text:p>
          </table:table-cell>
          <table:table-cell table:formula="of:=[.C17]+20" office:value-type="float" office:value="160" calcext:value-type="float">
            <text:p>160</text:p>
          </table:table-cell>
          <table:table-cell table:style-name="ce2" table:formula="of:=[.D17]+(20/[.B18])" office:value-type="float" office:value="72" calcext:value-type="float">
            <text:p>72.0</text:p>
          </table:table-cell>
          <table:table-cell table:style-name="ce1" table:formula="of:=[.D18]-[.D17]" office:value-type="float" office:value="9" calcext:value-type="float">
            <text:p>9.00</text:p>
          </table:table-cell>
          <table:table-cell table:formula="of:=FLOOR([.D18]/60)" office:value-type="float" office:value="1" calcext:value-type="float">
            <text:p>1</text:p>
          </table:table-cell>
          <table:table-cell table:formula="of:=[.D18]-[.F18]*60" office:value-type="float" office:value="12" calcext:value-type="float">
            <text:p>12</text:p>
          </table:table-cell>
          <table:table-cell table:style-name="ce4" office:value-type="string" calcext:value-type="string">
            <text:p>00:01:12.513</text:p>
          </table:table-cell>
          <table:table-cell table:style-name="ce4" office:value-type="string" calcext:value-type="string">
            <text:p>00:00:08.822</text:p>
          </table:table-cell>
          <table:table-cell table:style-name="ce4" office:value-type="string" calcext:value-type="string">
            <text:p>00:01:11.577</text:p>
          </table:table-cell>
          <table:table-cell table:style-name="ce4" office:value-type="string" calcext:value-type="string">
            <text:p>00:00:08.3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.54" calcext:value-type="float">
            <text:p>5.54</text:p>
          </table:table-cell>
          <table:table-cell office:value-type="float" office:value="11" calcext:value-type="float">
            <text:p>11</text:p>
          </table:table-cell>
          <table:table-cell table:formula="of:=[.Q18]*[.P18]+[.R17]" office:value-type="float" office:value="590.1" calcext:value-type="float">
            <text:p>590.1</text:p>
          </table:table-cell>
          <table:table-cell table:style-name="ce5" table:formula="of:=[.R18]*10" office:value-type="float" office:value="5901" calcext:value-type="float">
            <text:p>59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19]/3.6" office:value-type="float" office:value="2.22222222222222" calcext:value-type="float">
            <text:p>2.22</text:p>
          </table:table-cell>
          <table:table-cell table:formula="of:=[.C18]+20" office:value-type="float" office:value="180" calcext:value-type="float">
            <text:p>180</text:p>
          </table:table-cell>
          <table:table-cell table:style-name="ce2" table:formula="of:=[.D18]+(20/[.B19])" office:value-type="float" office:value="81" calcext:value-type="float">
            <text:p>81.0</text:p>
          </table:table-cell>
          <table:table-cell table:style-name="ce1" table:formula="of:=[.D19]-[.D18]" office:value-type="float" office:value="9" calcext:value-type="float">
            <text:p>9.00</text:p>
          </table:table-cell>
          <table:table-cell table:formula="of:=FLOOR([.D19]/60)" office:value-type="float" office:value="1" calcext:value-type="float">
            <text:p>1</text:p>
          </table:table-cell>
          <table:table-cell table:formula="of:=[.D19]-[.F19]*60" office:value-type="float" office:value="21" calcext:value-type="float">
            <text:p>21</text:p>
          </table:table-cell>
          <table:table-cell table:style-name="ce4" office:value-type="string" calcext:value-type="string">
            <text:p>00:01:21.533</text:p>
          </table:table-cell>
          <table:table-cell table:style-name="ce4" office:value-type="string" calcext:value-type="string">
            <text:p>00:00:09.020</text:p>
          </table:table-cell>
          <table:table-cell table:style-name="ce4" office:value-type="string" calcext:value-type="string">
            <text:p>00:01:20.063</text:p>
          </table:table-cell>
          <table:table-cell table:style-name="ce4" office:value-type="string" calcext:value-type="string">
            <text:p>00:00:08.4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5.33" calcext:value-type="float">
            <text:p>5.33</text:p>
          </table:table-cell>
          <table:table-cell office:value-type="float" office:value="11" calcext:value-type="float">
            <text:p>11</text:p>
          </table:table-cell>
          <table:table-cell table:formula="of:=[.Q19]*[.P19]+[.R18]" office:value-type="float" office:value="648.73" calcext:value-type="float">
            <text:p>648.73</text:p>
          </table:table-cell>
          <table:table-cell table:style-name="ce5" table:formula="of:=[.R19]*10" office:value-type="float" office:value="6487.3" calcext:value-type="float">
            <text:p>64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20]/3.6" office:value-type="float" office:value="2.22222222222222" calcext:value-type="float">
            <text:p>2.22</text:p>
          </table:table-cell>
          <table:table-cell table:formula="of:=[.C19]+20" office:value-type="float" office:value="200" calcext:value-type="float">
            <text:p>200</text:p>
          </table:table-cell>
          <table:table-cell table:style-name="ce2" table:formula="of:=[.D19]+(20/[.B20])" office:value-type="float" office:value="90" calcext:value-type="float">
            <text:p>90.0</text:p>
          </table:table-cell>
          <table:table-cell table:style-name="ce1" table:formula="of:=[.D20]-[.D19]" office:value-type="float" office:value="9" calcext:value-type="float">
            <text:p>9.00</text:p>
          </table:table-cell>
          <table:table-cell table:formula="of:=FLOOR([.D20]/60)" office:value-type="float" office:value="1" calcext:value-type="float">
            <text:p>1</text:p>
          </table:table-cell>
          <table:table-cell table:formula="of:=[.D20]-[.F20]*60" office:value-type="float" office:value="30" calcext:value-type="float">
            <text:p>30</text:p>
          </table:table-cell>
          <table:table-cell table:style-name="ce4" office:value-type="string" calcext:value-type="string">
            <text:p>00:01:30.675</text:p>
          </table:table-cell>
          <table:table-cell table:style-name="ce4" office:value-type="string" calcext:value-type="string">
            <text:p>00:00:09.142</text:p>
          </table:table-cell>
          <table:table-cell table:style-name="ce4" office:value-type="string" calcext:value-type="string">
            <text:p>00:01:28.476</text:p>
          </table:table-cell>
          <table:table-cell table:style-name="ce4" office:value-type="string" calcext:value-type="string">
            <text:p>00:00:08.4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.14" calcext:value-type="float">
            <text:p>5.14</text:p>
          </table:table-cell>
          <table:table-cell office:value-type="float" office:value="12" calcext:value-type="float">
            <text:p>12</text:p>
          </table:table-cell>
          <table:table-cell table:formula="of:=[.Q20]*[.P20]+[.R19]" office:value-type="float" office:value="710.41" calcext:value-type="float">
            <text:p>710.41</text:p>
          </table:table-cell>
          <table:table-cell table:style-name="ce5" table:formula="of:=[.R20]*10" office:value-type="float" office:value="7104.1" calcext:value-type="float">
            <text:p>71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21]/3.6" office:value-type="float" office:value="2.22222222222222" calcext:value-type="float">
            <text:p>2.22</text:p>
          </table:table-cell>
          <table:table-cell table:formula="of:=[.C20]+20" office:value-type="float" office:value="220" calcext:value-type="float">
            <text:p>220</text:p>
          </table:table-cell>
          <table:table-cell table:style-name="ce2" table:formula="of:=[.D20]+(20/[.B21])" office:value-type="float" office:value="99" calcext:value-type="float">
            <text:p>99.0</text:p>
          </table:table-cell>
          <table:table-cell table:style-name="ce1" table:formula="of:=[.D21]-[.D20]" office:value-type="float" office:value="9" calcext:value-type="float">
            <text:p>9.00</text:p>
          </table:table-cell>
          <table:table-cell table:formula="of:=FLOOR([.D21]/60)" office:value-type="float" office:value="1" calcext:value-type="float">
            <text:p>1</text:p>
          </table:table-cell>
          <table:table-cell table:formula="of:=[.D21]-[.F21]*60" office:value-type="float" office:value="39" calcext:value-type="float">
            <text:p>39</text:p>
          </table:table-cell>
          <table:table-cell table:style-name="ce4" office:value-type="string" calcext:value-type="string">
            <text:p>00:01:39.600</text:p>
          </table:table-cell>
          <table:table-cell table:style-name="ce4" office:value-type="string" calcext:value-type="string">
            <text:p>00:00:08.925</text:p>
          </table:table-cell>
          <table:table-cell table:style-name="ce4" office:value-type="string" calcext:value-type="string">
            <text:p>00:01:36.980</text:p>
          </table:table-cell>
          <table:table-cell table:style-name="ce4" office:value-type="string" calcext:value-type="string">
            <text:p>00:00:08.5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table:formula="of:=[.Q21]*[.P21]+[.R20]" office:value-type="float" office:value="770.05" calcext:value-type="float">
            <text:p>770.05</text:p>
          </table:table-cell>
          <table:table-cell table:style-name="ce5" table:formula="of:=[.R21]*10" office:value-type="float" office:value="7700.5" calcext:value-type="float">
            <text:p>77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22]/3.6" office:value-type="float" office:value="2.22222222222222" calcext:value-type="float">
            <text:p>2.22</text:p>
          </table:table-cell>
          <table:table-cell table:formula="of:=[.C21]+20" office:value-type="float" office:value="240" calcext:value-type="float">
            <text:p>240</text:p>
          </table:table-cell>
          <table:table-cell table:style-name="ce2" table:formula="of:=[.D21]+(20/[.B22])" office:value-type="float" office:value="108" calcext:value-type="float">
            <text:p>108.0</text:p>
          </table:table-cell>
          <table:table-cell table:style-name="ce1" table:formula="of:=[.D22]-[.D21]" office:value-type="float" office:value="9" calcext:value-type="float">
            <text:p>9.00</text:p>
          </table:table-cell>
          <table:table-cell table:formula="of:=FLOOR([.D22]/60)" office:value-type="float" office:value="1" calcext:value-type="float">
            <text:p>1</text:p>
          </table:table-cell>
          <table:table-cell table:formula="of:=[.D22]-[.F22]*60" office:value-type="float" office:value="48" calcext:value-type="float">
            <text:p>48</text:p>
          </table:table-cell>
          <table:table-cell table:style-name="ce4" office:value-type="string" calcext:value-type="string">
            <text:p>00:01:48.726</text:p>
          </table:table-cell>
          <table:table-cell table:style-name="ce4" office:value-type="string" calcext:value-type="string">
            <text:p>00:00:09.126</text:p>
          </table:table-cell>
          <table:table-cell table:style-name="ce4" office:value-type="string" calcext:value-type="string">
            <text:p>00:01:45.582</text:p>
          </table:table-cell>
          <table:table-cell table:style-name="ce4" office:value-type="string" calcext:value-type="string">
            <text:p>00:00:08.6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table:formula="of:=[.Q22]*[.P22]+[.R21]" office:value-type="float" office:value="832.45" calcext:value-type="float">
            <text:p>832.45</text:p>
          </table:table-cell>
          <table:table-cell table:style-name="ce5" table:formula="of:=[.R22]*10" office:value-type="float" office:value="8324.5" calcext:value-type="float">
            <text:p>83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23]/3.6" office:value-type="float" office:value="2.22222222222222" calcext:value-type="float">
            <text:p>2.22</text:p>
          </table:table-cell>
          <table:table-cell table:formula="of:=[.C22]+20" office:value-type="float" office:value="260" calcext:value-type="float">
            <text:p>260</text:p>
          </table:table-cell>
          <table:table-cell table:style-name="ce2" table:formula="of:=[.D22]+(20/[.B23])" office:value-type="float" office:value="117" calcext:value-type="float">
            <text:p>117.0</text:p>
          </table:table-cell>
          <table:table-cell table:style-name="ce1" table:formula="of:=[.D23]-[.D22]" office:value-type="float" office:value="9" calcext:value-type="float">
            <text:p>9.00</text:p>
          </table:table-cell>
          <table:table-cell table:formula="of:=FLOOR([.D23]/60)" office:value-type="float" office:value="1" calcext:value-type="float">
            <text:p>1</text:p>
          </table:table-cell>
          <table:table-cell table:formula="of:=[.D23]-[.F23]*60" office:value-type="float" office:value="57" calcext:value-type="float">
            <text:p>57</text:p>
          </table:table-cell>
          <table:table-cell table:style-name="ce4" office:value-type="string" calcext:value-type="string">
            <text:p>00:01:57.679</text:p>
          </table:table-cell>
          <table:table-cell table:style-name="ce4" office:value-type="string" calcext:value-type="string">
            <text:p>00:00:08.953</text:p>
          </table:table-cell>
          <table:table-cell table:style-name="ce4" office:value-type="string" calcext:value-type="string">
            <text:p>00:01:53.960</text:p>
          </table:table-cell>
          <table:table-cell table:style-name="ce4" office:value-type="string" calcext:value-type="string">
            <text:p>00:00:08.37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A24]/3.6" office:value-type="float" office:value="2.22222222222222" calcext:value-type="float">
            <text:p>2.22</text:p>
          </table:table-cell>
          <table:table-cell table:formula="of:=[.C23]+20" office:value-type="float" office:value="280" calcext:value-type="float">
            <text:p>280</text:p>
          </table:table-cell>
          <table:table-cell table:style-name="ce2" table:formula="of:=[.D23]+(20/[.B24])" office:value-type="float" office:value="126" calcext:value-type="float">
            <text:p>126.0</text:p>
          </table:table-cell>
          <table:table-cell table:style-name="ce1" table:formula="of:=[.D24]-[.D23]" office:value-type="float" office:value="9" calcext:value-type="float">
            <text:p>9.00</text:p>
          </table:table-cell>
          <table:table-cell table:formula="of:=FLOOR([.D24]/60)" office:value-type="float" office:value="2" calcext:value-type="float">
            <text:p>2</text:p>
          </table:table-cell>
          <table:table-cell table:formula="of:=[.D24]-[.F24]*60" office:value-type="float" office:value="6" calcext:value-type="float">
            <text:p>6</text:p>
          </table:table-cell>
          <table:table-cell table:style-name="ce4" office:value-type="string" calcext:value-type="string">
            <text:p>00:02:06.761</text:p>
          </table:table-cell>
          <table:table-cell table:style-name="ce4" office:value-type="string" calcext:value-type="string">
            <text:p>00:00:09.082</text:p>
          </table:table-cell>
          <table:table-cell table:style-name="ce4" office:value-type="string" calcext:value-type="string">
            <text:p>00:02:02.614</text:p>
          </table:table-cell>
          <table:table-cell table:style-name="ce4" office:value-type="string" calcext:value-type="string">
            <text:p>00:00:08.654</text:p>
          </table:table-cell>
          <table:table-cell table:number-columns-repeated="10"/>
        </table:table-row>
        <table:table-row table:style-name="ro1">
          <table:table-cell table:formula="of:=IF([.F24]&gt;[.F23];[.A24]+[.$C$6];[.A24])" office:value-type="float" office:value="8.5" calcext:value-type="float">
            <text:p>8.5</text:p>
          </table:table-cell>
          <table:table-cell table:style-name="ce1" table:formula="of:=[.A25]/3.6" office:value-type="float" office:value="2.36111111111111" calcext:value-type="float">
            <text:p>2.36</text:p>
          </table:table-cell>
          <table:table-cell table:formula="of:=[.C24]+20" office:value-type="float" office:value="300" calcext:value-type="float">
            <text:p>300</text:p>
          </table:table-cell>
          <table:table-cell table:style-name="ce2" table:formula="of:=[.D24]+(20/[.B25])" office:value-type="float" office:value="134.470588235294" calcext:value-type="float">
            <text:p>134.5</text:p>
          </table:table-cell>
          <table:table-cell table:style-name="ce1" table:formula="of:=[.D25]-[.D24]" office:value-type="float" office:value="8.47058823529412" calcext:value-type="float">
            <text:p>8.47</text:p>
          </table:table-cell>
          <table:table-cell table:formula="of:=FLOOR([.D25]/60)" office:value-type="float" office:value="2" calcext:value-type="float">
            <text:p>2</text:p>
          </table:table-cell>
          <table:table-cell table:formula="of:=[.D25]-[.F25]*60" office:value-type="float" office:value="14.4705882352941" calcext:value-type="float">
            <text:p>14</text:p>
          </table:table-cell>
          <table:table-cell table:style-name="ce4" office:value-type="string" calcext:value-type="string">
            <text:p>00:02:15.685</text:p>
          </table:table-cell>
          <table:table-cell table:style-name="ce4" office:value-type="string" calcext:value-type="string">
            <text:p>00:00:08.924</text:p>
          </table:table-cell>
          <table:table-cell table:style-name="ce4" office:value-type="string" calcext:value-type="string">
            <text:p>00:02:10.371</text:p>
          </table:table-cell>
          <table:table-cell table:style-name="ce4" office:value-type="string" calcext:value-type="string">
            <text:p>00:00:07.757</text:p>
          </table:table-cell>
          <table:table-cell table:number-columns-repeated="10"/>
        </table:table-row>
        <table:table-row table:style-name="ro1">
          <table:table-cell table:formula="of:=IF([.F25]&gt;[.F24];[.A25]+[.$C$6];[.A25])" office:value-type="float" office:value="8.5" calcext:value-type="float">
            <text:p>8.5</text:p>
          </table:table-cell>
          <table:table-cell table:style-name="ce1" table:formula="of:=[.A26]/3.6" office:value-type="float" office:value="2.36111111111111" calcext:value-type="float">
            <text:p>2.36</text:p>
          </table:table-cell>
          <table:table-cell table:formula="of:=[.C25]+20" office:value-type="float" office:value="320" calcext:value-type="float">
            <text:p>320</text:p>
          </table:table-cell>
          <table:table-cell table:style-name="ce2" table:formula="of:=[.D25]+(20/[.B26])" office:value-type="float" office:value="142.941176470588" calcext:value-type="float">
            <text:p>142.9</text:p>
          </table:table-cell>
          <table:table-cell table:style-name="ce1" table:formula="of:=[.D26]-[.D25]" office:value-type="float" office:value="8.47058823529412" calcext:value-type="float">
            <text:p>8.47</text:p>
          </table:table-cell>
          <table:table-cell table:formula="of:=FLOOR([.D26]/60)" office:value-type="float" office:value="2" calcext:value-type="float">
            <text:p>2</text:p>
          </table:table-cell>
          <table:table-cell table:formula="of:=[.D26]-[.F26]*60" office:value-type="float" office:value="22.9411764705882" calcext:value-type="float">
            <text:p>23</text:p>
          </table:table-cell>
          <table:table-cell table:style-name="ce4" office:value-type="string" calcext:value-type="string">
            <text:p>00:02:24.184</text:p>
          </table:table-cell>
          <table:table-cell table:style-name="ce4" office:value-type="string" calcext:value-type="string">
            <text:p>00:00:08.499</text:p>
          </table:table-cell>
          <table:table-cell table:style-name="ce4" office:value-type="string" calcext:value-type="string">
            <text:p>00:02:18.769</text:p>
          </table:table-cell>
          <table:table-cell table:style-name="ce4" office:value-type="string" calcext:value-type="string">
            <text:p>00:00:08.398</text:p>
          </table:table-cell>
          <table:table-cell table:number-columns-repeated="10"/>
        </table:table-row>
        <table:table-row table:style-name="ro1">
          <table:table-cell table:formula="of:=IF([.F26]&gt;[.F25];[.A26]+[.$C$6];[.A26])" office:value-type="float" office:value="8.5" calcext:value-type="float">
            <text:p>8.5</text:p>
          </table:table-cell>
          <table:table-cell table:style-name="ce1" table:formula="of:=[.A27]/3.6" office:value-type="float" office:value="2.36111111111111" calcext:value-type="float">
            <text:p>2.36</text:p>
          </table:table-cell>
          <table:table-cell table:formula="of:=[.C26]+20" office:value-type="float" office:value="340" calcext:value-type="float">
            <text:p>340</text:p>
          </table:table-cell>
          <table:table-cell table:style-name="ce2" table:formula="of:=[.D26]+(20/[.B27])" office:value-type="float" office:value="151.411764705882" calcext:value-type="float">
            <text:p>151.4</text:p>
          </table:table-cell>
          <table:table-cell table:style-name="ce1" table:formula="of:=[.D27]-[.D26]" office:value-type="float" office:value="8.47058823529412" calcext:value-type="float">
            <text:p>8.47</text:p>
          </table:table-cell>
          <table:table-cell table:formula="of:=FLOOR([.D27]/60)" office:value-type="float" office:value="2" calcext:value-type="float">
            <text:p>2</text:p>
          </table:table-cell>
          <table:table-cell table:formula="of:=[.D27]-[.F27]*60" office:value-type="float" office:value="31.4117647058823" calcext:value-type="float">
            <text:p>31</text:p>
          </table:table-cell>
          <table:table-cell table:style-name="ce4" office:value-type="string" calcext:value-type="string">
            <text:p>00:02:32.726</text:p>
          </table:table-cell>
          <table:table-cell table:style-name="ce4" office:value-type="string" calcext:value-type="string">
            <text:p>00:00:08.542</text:p>
          </table:table-cell>
          <table:table-cell table:style-name="ce4" office:value-type="string" calcext:value-type="string">
            <text:p>00:02:26.879</text:p>
          </table:table-cell>
          <table:table-cell table:style-name="ce4" office:value-type="string" calcext:value-type="string">
            <text:p>00:00:08.110</text:p>
          </table:table-cell>
          <table:table-cell table:number-columns-repeated="10"/>
        </table:table-row>
        <table:table-row table:style-name="ro1">
          <table:table-cell table:formula="of:=IF([.F27]&gt;[.F26];[.A27]+[.$C$6];[.A27])" office:value-type="float" office:value="8.5" calcext:value-type="float">
            <text:p>8.5</text:p>
          </table:table-cell>
          <table:table-cell table:style-name="ce1" table:formula="of:=[.A28]/3.6" office:value-type="float" office:value="2.36111111111111" calcext:value-type="float">
            <text:p>2.36</text:p>
          </table:table-cell>
          <table:table-cell table:formula="of:=[.C27]+20" office:value-type="float" office:value="360" calcext:value-type="float">
            <text:p>360</text:p>
          </table:table-cell>
          <table:table-cell table:style-name="ce2" table:formula="of:=[.D27]+(20/[.B28])" office:value-type="float" office:value="159.882352941176" calcext:value-type="float">
            <text:p>159.9</text:p>
          </table:table-cell>
          <table:table-cell table:style-name="ce1" table:formula="of:=[.D28]-[.D27]" office:value-type="float" office:value="8.47058823529412" calcext:value-type="float">
            <text:p>8.47</text:p>
          </table:table-cell>
          <table:table-cell table:formula="of:=FLOOR([.D28]/60)" office:value-type="float" office:value="2" calcext:value-type="float">
            <text:p>2</text:p>
          </table:table-cell>
          <table:table-cell table:formula="of:=[.D28]-[.F28]*60" office:value-type="float" office:value="39.8823529411765" calcext:value-type="float">
            <text:p>40</text:p>
          </table:table-cell>
          <table:table-cell table:style-name="ce4" office:value-type="string" calcext:value-type="string">
            <text:p>00:02:41.270</text:p>
          </table:table-cell>
          <table:table-cell table:style-name="ce4" office:value-type="string" calcext:value-type="string">
            <text:p>00:00:08.544</text:p>
          </table:table-cell>
          <table:table-cell table:style-name="ce4" office:value-type="string" calcext:value-type="string">
            <text:p>00:02:34.412</text:p>
          </table:table-cell>
          <table:table-cell table:style-name="ce4" office:value-type="string" calcext:value-type="string">
            <text:p>00:00:07.533</text:p>
          </table:table-cell>
          <table:table-cell table:number-columns-repeated="10"/>
        </table:table-row>
        <table:table-row table:style-name="ro1">
          <table:table-cell table:formula="of:=IF([.F28]&gt;[.F27];[.A28]+[.$C$6];[.A28])" office:value-type="float" office:value="8.5" calcext:value-type="float">
            <text:p>8.5</text:p>
          </table:table-cell>
          <table:table-cell table:style-name="ce1" table:formula="of:=[.A29]/3.6" office:value-type="float" office:value="2.36111111111111" calcext:value-type="float">
            <text:p>2.36</text:p>
          </table:table-cell>
          <table:table-cell table:formula="of:=[.C28]+20" office:value-type="float" office:value="380" calcext:value-type="float">
            <text:p>380</text:p>
          </table:table-cell>
          <table:table-cell table:style-name="ce2" table:formula="of:=[.D28]+(20/[.B29])" office:value-type="float" office:value="168.352941176471" calcext:value-type="float">
            <text:p>168.4</text:p>
          </table:table-cell>
          <table:table-cell table:style-name="ce1" table:formula="of:=[.D29]-[.D28]" office:value-type="float" office:value="8.47058823529412" calcext:value-type="float">
            <text:p>8.47</text:p>
          </table:table-cell>
          <table:table-cell table:formula="of:=FLOOR([.D29]/60)" office:value-type="float" office:value="2" calcext:value-type="float">
            <text:p>2</text:p>
          </table:table-cell>
          <table:table-cell table:formula="of:=[.D29]-[.F29]*60" office:value-type="float" office:value="48.3529411764706" calcext:value-type="float">
            <text:p>48</text:p>
          </table:table-cell>
          <table:table-cell table:style-name="ce4" office:value-type="string" calcext:value-type="string">
            <text:p>00:02:49.386</text:p>
          </table:table-cell>
          <table:table-cell table:style-name="ce4" office:value-type="string" calcext:value-type="string">
            <text:p>00:00:08.116</text:p>
          </table:table-cell>
          <table:table-cell table:style-name="ce4" office:value-type="string" calcext:value-type="string">
            <text:p>00:02:42.340</text:p>
          </table:table-cell>
          <table:table-cell table:style-name="ce4" office:value-type="string" calcext:value-type="string">
            <text:p>00:00:07.928</text:p>
          </table:table-cell>
          <table:table-cell table:number-columns-repeated="10"/>
        </table:table-row>
        <table:table-row table:style-name="ro1">
          <table:table-cell table:formula="of:=IF([.F29]&gt;[.F28];[.A29]+[.$C$6];[.A29])" office:value-type="float" office:value="8.5" calcext:value-type="float">
            <text:p>8.5</text:p>
          </table:table-cell>
          <table:table-cell table:style-name="ce1" table:formula="of:=[.A30]/3.6" office:value-type="float" office:value="2.36111111111111" calcext:value-type="float">
            <text:p>2.36</text:p>
          </table:table-cell>
          <table:table-cell table:formula="of:=[.C29]+20" office:value-type="float" office:value="400" calcext:value-type="float">
            <text:p>400</text:p>
          </table:table-cell>
          <table:table-cell table:style-name="ce2" table:formula="of:=[.D29]+(20/[.B30])" office:value-type="float" office:value="176.823529411765" calcext:value-type="float">
            <text:p>176.8</text:p>
          </table:table-cell>
          <table:table-cell table:style-name="ce1" table:formula="of:=[.D30]-[.D29]" office:value-type="float" office:value="8.47058823529412" calcext:value-type="float">
            <text:p>8.47</text:p>
          </table:table-cell>
          <table:table-cell table:formula="of:=FLOOR([.D30]/60)" office:value-type="float" office:value="2" calcext:value-type="float">
            <text:p>2</text:p>
          </table:table-cell>
          <table:table-cell table:formula="of:=[.D30]-[.F30]*60" office:value-type="float" office:value="56.8235294117647" calcext:value-type="float">
            <text:p>57</text:p>
          </table:table-cell>
          <table:table-cell table:style-name="ce4" office:value-type="string" calcext:value-type="string">
            <text:p>00:02:58.247</text:p>
          </table:table-cell>
          <table:table-cell table:style-name="ce4" office:value-type="string" calcext:value-type="string">
            <text:p>00:00:08.861</text:p>
          </table:table-cell>
          <table:table-cell table:style-name="ce4" office:value-type="string" calcext:value-type="string">
            <text:p>00:02:50.361</text:p>
          </table:table-cell>
          <table:table-cell table:style-name="ce4" office:value-type="string" calcext:value-type="string">
            <text:p>00:00:08.021</text:p>
          </table:table-cell>
          <table:table-cell table:number-columns-repeated="10"/>
        </table:table-row>
        <table:table-row table:style-name="ro1">
          <table:table-cell table:formula="of:=IF([.F30]&gt;[.F29];[.A30]+[.$C$6];[.A30])" office:value-type="float" office:value="8.5" calcext:value-type="float">
            <text:p>8.5</text:p>
          </table:table-cell>
          <table:table-cell table:style-name="ce1" table:formula="of:=[.A31]/3.6" office:value-type="float" office:value="2.36111111111111" calcext:value-type="float">
            <text:p>2.36</text:p>
          </table:table-cell>
          <table:table-cell table:formula="of:=[.C30]+20" office:value-type="float" office:value="420" calcext:value-type="float">
            <text:p>420</text:p>
          </table:table-cell>
          <table:table-cell table:style-name="ce2" table:formula="of:=[.D30]+(20/[.B31])" office:value-type="float" office:value="185.294117647059" calcext:value-type="float">
            <text:p>185.3</text:p>
          </table:table-cell>
          <table:table-cell table:style-name="ce1" table:formula="of:=[.D31]-[.D30]" office:value-type="float" office:value="8.47058823529412" calcext:value-type="float">
            <text:p>8.47</text:p>
          </table:table-cell>
          <table:table-cell table:formula="of:=FLOOR([.D31]/60)" office:value-type="float" office:value="3" calcext:value-type="float">
            <text:p>3</text:p>
          </table:table-cell>
          <table:table-cell table:formula="of:=[.D31]-[.F31]*60" office:value-type="float" office:value="5.29411764705881" calcext:value-type="float">
            <text:p>5</text:p>
          </table:table-cell>
          <table:table-cell table:style-name="ce4" office:value-type="string" calcext:value-type="string">
            <text:p>00:03:06.908</text:p>
          </table:table-cell>
          <table:table-cell table:style-name="ce4" office:value-type="string" calcext:value-type="string">
            <text:p>00:00:08.661</text:p>
          </table:table-cell>
          <table:table-cell table:style-name="ce4" office:value-type="string" calcext:value-type="string">
            <text:p>00:02:58.327</text:p>
          </table:table-cell>
          <table:table-cell table:style-name="ce4" office:value-type="string" calcext:value-type="string">
            <text:p>00:00:07.966</text:p>
          </table:table-cell>
          <table:table-cell table:number-columns-repeated="10"/>
        </table:table-row>
        <table:table-row table:style-name="ro1">
          <table:table-cell table:formula="of:=IF([.F31]&gt;[.F30];[.A31]+[.$C$6];[.A31])" office:value-type="float" office:value="9" calcext:value-type="float">
            <text:p>9</text:p>
          </table:table-cell>
          <table:table-cell table:style-name="ce1" table:formula="of:=[.A32]/3.6" office:value-type="float" office:value="2.5" calcext:value-type="float">
            <text:p>2.50</text:p>
          </table:table-cell>
          <table:table-cell table:formula="of:=[.C31]+20" office:value-type="float" office:value="440" calcext:value-type="float">
            <text:p>440</text:p>
          </table:table-cell>
          <table:table-cell table:style-name="ce2" table:formula="of:=[.D31]+(20/[.B32])" office:value-type="float" office:value="193.294117647059" calcext:value-type="float">
            <text:p>193.3</text:p>
          </table:table-cell>
          <table:table-cell table:style-name="ce1" table:formula="of:=[.D32]-[.D31]" office:value-type="float" office:value="8" calcext:value-type="float">
            <text:p>8.00</text:p>
          </table:table-cell>
          <table:table-cell table:formula="of:=FLOOR([.D32]/60)" office:value-type="float" office:value="3" calcext:value-type="float">
            <text:p>3</text:p>
          </table:table-cell>
          <table:table-cell table:formula="of:=[.D32]-[.F32]*60" office:value-type="float" office:value="13.2941176470588" calcext:value-type="float">
            <text:p>13</text:p>
          </table:table-cell>
          <table:table-cell table:style-name="ce4" office:value-type="string" calcext:value-type="string">
            <text:p>00:03:15.402</text:p>
          </table:table-cell>
          <table:table-cell table:style-name="ce4" office:value-type="string" calcext:value-type="string">
            <text:p>00:00:08.494</text:p>
          </table:table-cell>
          <table:table-cell table:style-name="ce4" office:value-type="string" calcext:value-type="string">
            <text:p>00:03:06.420</text:p>
          </table:table-cell>
          <table:table-cell table:style-name="ce4" office:value-type="string" calcext:value-type="string">
            <text:p>00:00:08.093</text:p>
          </table:table-cell>
          <table:table-cell table:number-columns-repeated="10"/>
        </table:table-row>
        <table:table-row table:style-name="ro1">
          <table:table-cell table:formula="of:=IF([.F32]&gt;[.F31];[.A32]+[.$C$6];[.A32])" office:value-type="float" office:value="9" calcext:value-type="float">
            <text:p>9</text:p>
          </table:table-cell>
          <table:table-cell table:style-name="ce1" table:formula="of:=[.A33]/3.6" office:value-type="float" office:value="2.5" calcext:value-type="float">
            <text:p>2.50</text:p>
          </table:table-cell>
          <table:table-cell table:formula="of:=[.C32]+20" office:value-type="float" office:value="460" calcext:value-type="float">
            <text:p>460</text:p>
          </table:table-cell>
          <table:table-cell table:style-name="ce2" table:formula="of:=[.D32]+(20/[.B33])" office:value-type="float" office:value="201.294117647059" calcext:value-type="float">
            <text:p>201.3</text:p>
          </table:table-cell>
          <table:table-cell table:style-name="ce1" table:formula="of:=[.D33]-[.D32]" office:value-type="float" office:value="8" calcext:value-type="float">
            <text:p>8.00</text:p>
          </table:table-cell>
          <table:table-cell table:formula="of:=FLOOR([.D33]/60)" office:value-type="float" office:value="3" calcext:value-type="float">
            <text:p>3</text:p>
          </table:table-cell>
          <table:table-cell table:formula="of:=[.D33]-[.F33]*60" office:value-type="float" office:value="21.2941176470588" calcext:value-type="float">
            <text:p>21</text:p>
          </table:table-cell>
          <table:table-cell table:style-name="ce4" office:value-type="string" calcext:value-type="string">
            <text:p>00:03:23.348</text:p>
          </table:table-cell>
          <table:table-cell table:style-name="ce4" office:value-type="string" calcext:value-type="string">
            <text:p>00:00:07.946</text:p>
          </table:table-cell>
          <table:table-cell table:style-name="ce4" office:value-type="string" calcext:value-type="string">
            <text:p>00:03:13.769</text:p>
          </table:table-cell>
          <table:table-cell table:style-name="ce4" office:value-type="string" calcext:value-type="string">
            <text:p>00:00:07.349</text:p>
          </table:table-cell>
          <table:table-cell table:number-columns-repeated="10"/>
        </table:table-row>
        <table:table-row table:style-name="ro1">
          <table:table-cell table:formula="of:=IF([.F33]&gt;[.F32];[.A33]+[.$C$6];[.A33])" office:value-type="float" office:value="9" calcext:value-type="float">
            <text:p>9</text:p>
          </table:table-cell>
          <table:table-cell table:style-name="ce1" table:formula="of:=[.A34]/3.6" office:value-type="float" office:value="2.5" calcext:value-type="float">
            <text:p>2.50</text:p>
          </table:table-cell>
          <table:table-cell table:formula="of:=[.C33]+20" office:value-type="float" office:value="480" calcext:value-type="float">
            <text:p>480</text:p>
          </table:table-cell>
          <table:table-cell table:style-name="ce2" table:formula="of:=[.D33]+(20/[.B34])" office:value-type="float" office:value="209.294117647059" calcext:value-type="float">
            <text:p>209.3</text:p>
          </table:table-cell>
          <table:table-cell table:style-name="ce1" table:formula="of:=[.D34]-[.D33]" office:value-type="float" office:value="8" calcext:value-type="float">
            <text:p>8.00</text:p>
          </table:table-cell>
          <table:table-cell table:formula="of:=FLOOR([.D34]/60)" office:value-type="float" office:value="3" calcext:value-type="float">
            <text:p>3</text:p>
          </table:table-cell>
          <table:table-cell table:formula="of:=[.D34]-[.F34]*60" office:value-type="float" office:value="29.2941176470588" calcext:value-type="float">
            <text:p>29</text:p>
          </table:table-cell>
          <table:table-cell table:style-name="ce4" office:value-type="string" calcext:value-type="string">
            <text:p>00:03:31.398</text:p>
          </table:table-cell>
          <table:table-cell table:style-name="ce4" office:value-type="string" calcext:value-type="string">
            <text:p>00:00:08.050</text:p>
          </table:table-cell>
          <table:table-cell table:style-name="ce4" office:value-type="string" calcext:value-type="string">
            <text:p>00:03:21.313</text:p>
          </table:table-cell>
          <table:table-cell table:style-name="ce4" office:value-type="string" calcext:value-type="string">
            <text:p>00:00:07.544</text:p>
          </table:table-cell>
          <table:table-cell table:number-columns-repeated="10"/>
        </table:table-row>
        <table:table-row table:style-name="ro1">
          <table:table-cell table:formula="of:=IF([.F34]&gt;[.F33];[.A34]+[.$C$6];[.A34])" office:value-type="float" office:value="9" calcext:value-type="float">
            <text:p>9</text:p>
          </table:table-cell>
          <table:table-cell table:style-name="ce1" table:formula="of:=[.A35]/3.6" office:value-type="float" office:value="2.5" calcext:value-type="float">
            <text:p>2.50</text:p>
          </table:table-cell>
          <table:table-cell table:formula="of:=[.C34]+20" office:value-type="float" office:value="500" calcext:value-type="float">
            <text:p>500</text:p>
          </table:table-cell>
          <table:table-cell table:style-name="ce2" table:formula="of:=[.D34]+(20/[.B35])" office:value-type="float" office:value="217.294117647059" calcext:value-type="float">
            <text:p>217.3</text:p>
          </table:table-cell>
          <table:table-cell table:style-name="ce1" table:formula="of:=[.D35]-[.D34]" office:value-type="float" office:value="8" calcext:value-type="float">
            <text:p>8.00</text:p>
          </table:table-cell>
          <table:table-cell table:formula="of:=FLOOR([.D35]/60)" office:value-type="float" office:value="3" calcext:value-type="float">
            <text:p>3</text:p>
          </table:table-cell>
          <table:table-cell table:formula="of:=[.D35]-[.F35]*60" office:value-type="float" office:value="37.2941176470588" calcext:value-type="float">
            <text:p>37</text:p>
          </table:table-cell>
          <table:table-cell table:style-name="ce4" office:value-type="string" calcext:value-type="string">
            <text:p>00:03:39.390</text:p>
          </table:table-cell>
          <table:table-cell table:style-name="ce4" office:value-type="string" calcext:value-type="string">
            <text:p>00:00:07.992</text:p>
          </table:table-cell>
          <table:table-cell table:style-name="ce4" office:value-type="string" calcext:value-type="string">
            <text:p>00:03:28.739</text:p>
          </table:table-cell>
          <table:table-cell table:style-name="ce4" office:value-type="string" calcext:value-type="string">
            <text:p>00:00:07.426</text:p>
          </table:table-cell>
          <table:table-cell table:number-columns-repeated="10"/>
        </table:table-row>
        <table:table-row table:style-name="ro1">
          <table:table-cell table:formula="of:=IF([.F35]&gt;[.F34];[.A35]+[.$C$6];[.A35])" office:value-type="float" office:value="9" calcext:value-type="float">
            <text:p>9</text:p>
          </table:table-cell>
          <table:table-cell table:style-name="ce1" table:formula="of:=[.A36]/3.6" office:value-type="float" office:value="2.5" calcext:value-type="float">
            <text:p>2.50</text:p>
          </table:table-cell>
          <table:table-cell table:formula="of:=[.C35]+20" office:value-type="float" office:value="520" calcext:value-type="float">
            <text:p>520</text:p>
          </table:table-cell>
          <table:table-cell table:style-name="ce2" table:formula="of:=[.D35]+(20/[.B36])" office:value-type="float" office:value="225.294117647059" calcext:value-type="float">
            <text:p>225.3</text:p>
          </table:table-cell>
          <table:table-cell table:style-name="ce1" table:formula="of:=[.D36]-[.D35]" office:value-type="float" office:value="8" calcext:value-type="float">
            <text:p>8.00</text:p>
          </table:table-cell>
          <table:table-cell table:formula="of:=FLOOR([.D36]/60)" office:value-type="float" office:value="3" calcext:value-type="float">
            <text:p>3</text:p>
          </table:table-cell>
          <table:table-cell table:formula="of:=[.D36]-[.F36]*60" office:value-type="float" office:value="45.2941176470588" calcext:value-type="float">
            <text:p>45</text:p>
          </table:table-cell>
          <table:table-cell table:style-name="ce4" office:value-type="string" calcext:value-type="string">
            <text:p>00:03:47.406</text:p>
          </table:table-cell>
          <table:table-cell table:style-name="ce4" office:value-type="string" calcext:value-type="string">
            <text:p>00:00:08.016</text:p>
          </table:table-cell>
          <table:table-cell table:style-name="ce4" office:value-type="string" calcext:value-type="string">
            <text:p>00:03:36.449</text:p>
          </table:table-cell>
          <table:table-cell table:style-name="ce4" office:value-type="string" calcext:value-type="string">
            <text:p>00:00:07.710</text:p>
          </table:table-cell>
          <table:table-cell table:number-columns-repeated="10"/>
        </table:table-row>
        <table:table-row table:style-name="ro1">
          <table:table-cell table:formula="of:=IF([.F36]&gt;[.F35];[.A36]+[.$C$6];[.A36])" office:value-type="float" office:value="9" calcext:value-type="float">
            <text:p>9</text:p>
          </table:table-cell>
          <table:table-cell table:style-name="ce1" table:formula="of:=[.A37]/3.6" office:value-type="float" office:value="2.5" calcext:value-type="float">
            <text:p>2.50</text:p>
          </table:table-cell>
          <table:table-cell table:formula="of:=[.C36]+20" office:value-type="float" office:value="540" calcext:value-type="float">
            <text:p>540</text:p>
          </table:table-cell>
          <table:table-cell table:style-name="ce2" table:formula="of:=[.D36]+(20/[.B37])" office:value-type="float" office:value="233.294117647059" calcext:value-type="float">
            <text:p>233.3</text:p>
          </table:table-cell>
          <table:table-cell table:style-name="ce1" table:formula="of:=[.D37]-[.D36]" office:value-type="float" office:value="8" calcext:value-type="float">
            <text:p>8.00</text:p>
          </table:table-cell>
          <table:table-cell table:formula="of:=FLOOR([.D37]/60)" office:value-type="float" office:value="3" calcext:value-type="float">
            <text:p>3</text:p>
          </table:table-cell>
          <table:table-cell table:formula="of:=[.D37]-[.F37]*60" office:value-type="float" office:value="53.2941176470588" calcext:value-type="float">
            <text:p>53</text:p>
          </table:table-cell>
          <table:table-cell table:style-name="ce4" office:value-type="string" calcext:value-type="string">
            <text:p>00:03:55.400</text:p>
          </table:table-cell>
          <table:table-cell table:style-name="ce4" office:value-type="string" calcext:value-type="string">
            <text:p>00:00:07.994</text:p>
          </table:table-cell>
          <table:table-cell table:style-name="ce4" office:value-type="string" calcext:value-type="string">
            <text:p>00:03:43.955</text:p>
          </table:table-cell>
          <table:table-cell table:style-name="ce4" office:value-type="string" calcext:value-type="string">
            <text:p>00:00:07.506</text:p>
          </table:table-cell>
          <table:table-cell table:number-columns-repeated="10"/>
        </table:table-row>
        <table:table-row table:style-name="ro1">
          <table:table-cell table:formula="of:=IF([.F37]&gt;[.F36];[.A37]+[.$C$6];[.A37])" office:value-type="float" office:value="9" calcext:value-type="float">
            <text:p>9</text:p>
          </table:table-cell>
          <table:table-cell table:style-name="ce1" table:formula="of:=[.A38]/3.6" office:value-type="float" office:value="2.5" calcext:value-type="float">
            <text:p>2.50</text:p>
          </table:table-cell>
          <table:table-cell table:formula="of:=[.C37]+20" office:value-type="float" office:value="560" calcext:value-type="float">
            <text:p>560</text:p>
          </table:table-cell>
          <table:table-cell table:style-name="ce2" table:formula="of:=[.D37]+(20/[.B38])" office:value-type="float" office:value="241.294117647059" calcext:value-type="float">
            <text:p>241.3</text:p>
          </table:table-cell>
          <table:table-cell table:style-name="ce1" table:formula="of:=[.D38]-[.D37]" office:value-type="float" office:value="8" calcext:value-type="float">
            <text:p>8.00</text:p>
          </table:table-cell>
          <table:table-cell table:formula="of:=FLOOR([.D38]/60)" office:value-type="float" office:value="4" calcext:value-type="float">
            <text:p>4</text:p>
          </table:table-cell>
          <table:table-cell table:formula="of:=[.D38]-[.F38]*60" office:value-type="float" office:value="1.29411764705881" calcext:value-type="float">
            <text:p>1</text:p>
          </table:table-cell>
          <table:table-cell table:style-name="ce4" office:value-type="string" calcext:value-type="string">
            <text:p>00:04:03.369</text:p>
          </table:table-cell>
          <table:table-cell table:style-name="ce4" office:value-type="string" calcext:value-type="string">
            <text:p>00:00:07.969</text:p>
          </table:table-cell>
          <table:table-cell table:style-name="ce4" office:value-type="string" calcext:value-type="string">
            <text:p>00:03:51.550</text:p>
          </table:table-cell>
          <table:table-cell table:style-name="ce4" office:value-type="string" calcext:value-type="string">
            <text:p>00:00:07.595</text:p>
          </table:table-cell>
          <table:table-cell table:number-columns-repeated="10"/>
        </table:table-row>
        <table:table-row table:style-name="ro1">
          <table:table-cell table:formula="of:=IF([.F38]&gt;[.F37];[.A38]+[.$C$6];[.A38])" office:value-type="float" office:value="9.5" calcext:value-type="float">
            <text:p>9.5</text:p>
          </table:table-cell>
          <table:table-cell table:style-name="ce1" table:formula="of:=[.A39]/3.6" office:value-type="float" office:value="2.63888888888889" calcext:value-type="float">
            <text:p>2.64</text:p>
          </table:table-cell>
          <table:table-cell table:formula="of:=[.C38]+20" office:value-type="float" office:value="580" calcext:value-type="float">
            <text:p>580</text:p>
          </table:table-cell>
          <table:table-cell table:style-name="ce2" table:formula="of:=[.D38]+(20/[.B39])" office:value-type="float" office:value="248.87306501548" calcext:value-type="float">
            <text:p>248.9</text:p>
          </table:table-cell>
          <table:table-cell table:style-name="ce1" table:formula="of:=[.D39]-[.D38]" office:value-type="float" office:value="7.57894736842104" calcext:value-type="float">
            <text:p>7.58</text:p>
          </table:table-cell>
          <table:table-cell table:formula="of:=FLOOR([.D39]/60)" office:value-type="float" office:value="4" calcext:value-type="float">
            <text:p>4</text:p>
          </table:table-cell>
          <table:table-cell table:formula="of:=[.D39]-[.F39]*60" office:value-type="float" office:value="8.87306501547985" calcext:value-type="float">
            <text:p>9</text:p>
          </table:table-cell>
          <table:table-cell table:style-name="ce4" office:value-type="string" calcext:value-type="string">
            <text:p>00:04:11.407</text:p>
          </table:table-cell>
          <table:table-cell table:style-name="ce4" office:value-type="string" calcext:value-type="string">
            <text:p>00:00:08.038</text:p>
          </table:table-cell>
          <table:table-cell table:style-name="ce4" office:value-type="string" calcext:value-type="string">
            <text:p>00:03:59.455</text:p>
          </table:table-cell>
          <table:table-cell table:style-name="ce4" office:value-type="string" calcext:value-type="string">
            <text:p>00:00:07.905</text:p>
          </table:table-cell>
          <table:table-cell table:number-columns-repeated="10"/>
        </table:table-row>
        <table:table-row table:style-name="ro1">
          <table:table-cell table:formula="of:=IF([.F39]&gt;[.F38];[.A39]+[.$C$6];[.A39])" office:value-type="float" office:value="9.5" calcext:value-type="float">
            <text:p>9.5</text:p>
          </table:table-cell>
          <table:table-cell table:style-name="ce1" table:formula="of:=[.A40]/3.6" office:value-type="float" office:value="2.63888888888889" calcext:value-type="float">
            <text:p>2.64</text:p>
          </table:table-cell>
          <table:table-cell table:formula="of:=[.C39]+20" office:value-type="float" office:value="600" calcext:value-type="float">
            <text:p>600</text:p>
          </table:table-cell>
          <table:table-cell table:style-name="ce2" table:formula="of:=[.D39]+(20/[.B40])" office:value-type="float" office:value="256.452012383901" calcext:value-type="float">
            <text:p>256.5</text:p>
          </table:table-cell>
          <table:table-cell table:style-name="ce1" table:formula="of:=[.D40]-[.D39]" office:value-type="float" office:value="7.57894736842107" calcext:value-type="float">
            <text:p>7.58</text:p>
          </table:table-cell>
          <table:table-cell table:formula="of:=FLOOR([.D40]/60)" office:value-type="float" office:value="4" calcext:value-type="float">
            <text:p>4</text:p>
          </table:table-cell>
          <table:table-cell table:formula="of:=[.D40]-[.F40]*60" office:value-type="float" office:value="16.4520123839009" calcext:value-type="float">
            <text:p>16</text:p>
          </table:table-cell>
          <table:table-cell table:style-name="ce4" office:value-type="string" calcext:value-type="string">
            <text:p>00:04:19.206</text:p>
          </table:table-cell>
          <table:table-cell table:style-name="ce4" office:value-type="string" calcext:value-type="string">
            <text:p>00:00:07.799</text:p>
          </table:table-cell>
          <table:table-cell table:style-name="ce4" office:value-type="string" calcext:value-type="string">
            <text:p>00:04:06.759</text:p>
          </table:table-cell>
          <table:table-cell table:style-name="ce4" office:value-type="string" calcext:value-type="string">
            <text:p>00:00:07.304</text:p>
          </table:table-cell>
          <table:table-cell table:number-columns-repeated="10"/>
        </table:table-row>
        <table:table-row table:style-name="ro1">
          <table:table-cell table:formula="of:=IF([.F40]&gt;[.F39];[.A40]+[.$C$6];[.A40])" office:value-type="float" office:value="9.5" calcext:value-type="float">
            <text:p>9.5</text:p>
          </table:table-cell>
          <table:table-cell table:style-name="ce1" table:formula="of:=[.A41]/3.6" office:value-type="float" office:value="2.63888888888889" calcext:value-type="float">
            <text:p>2.64</text:p>
          </table:table-cell>
          <table:table-cell table:formula="of:=[.C40]+20" office:value-type="float" office:value="620" calcext:value-type="float">
            <text:p>620</text:p>
          </table:table-cell>
          <table:table-cell table:style-name="ce2" table:formula="of:=[.D40]+(20/[.B41])" office:value-type="float" office:value="264.030959752322" calcext:value-type="float">
            <text:p>264.0</text:p>
          </table:table-cell>
          <table:table-cell table:style-name="ce1" table:formula="of:=[.D41]-[.D40]" office:value-type="float" office:value="7.57894736842104" calcext:value-type="float">
            <text:p>7.58</text:p>
          </table:table-cell>
          <table:table-cell table:formula="of:=FLOOR([.D41]/60)" office:value-type="float" office:value="4" calcext:value-type="float">
            <text:p>4</text:p>
          </table:table-cell>
          <table:table-cell table:formula="of:=[.D41]-[.F41]*60" office:value-type="float" office:value="24.030959752322" calcext:value-type="float">
            <text:p>24</text:p>
          </table:table-cell>
          <table:table-cell table:style-name="ce4" office:value-type="string" calcext:value-type="string">
            <text:p>00:04:26.354</text:p>
          </table:table-cell>
          <table:table-cell table:style-name="ce4" office:value-type="string" calcext:value-type="string">
            <text:p>00:00:07.148</text:p>
          </table:table-cell>
          <table:table-cell table:style-name="ce4" office:value-type="string" calcext:value-type="string">
            <text:p>00:04:13.661</text:p>
          </table:table-cell>
          <table:table-cell table:style-name="ce4" office:value-type="string" calcext:value-type="string">
            <text:p>00:00:06.902</text:p>
          </table:table-cell>
          <table:table-cell table:number-columns-repeated="10"/>
        </table:table-row>
        <table:table-row table:style-name="ro1">
          <table:table-cell table:formula="of:=IF([.F41]&gt;[.F40];[.A41]+[.$C$6];[.A41])" office:value-type="float" office:value="9.5" calcext:value-type="float">
            <text:p>9.5</text:p>
          </table:table-cell>
          <table:table-cell table:style-name="ce1" table:formula="of:=[.A42]/3.6" office:value-type="float" office:value="2.63888888888889" calcext:value-type="float">
            <text:p>2.64</text:p>
          </table:table-cell>
          <table:table-cell table:formula="of:=[.C41]+20" office:value-type="float" office:value="640" calcext:value-type="float">
            <text:p>640</text:p>
          </table:table-cell>
          <table:table-cell table:style-name="ce2" table:formula="of:=[.D41]+(20/[.B42])" office:value-type="float" office:value="271.609907120743" calcext:value-type="float">
            <text:p>271.6</text:p>
          </table:table-cell>
          <table:table-cell table:style-name="ce1" table:formula="of:=[.D42]-[.D41]" office:value-type="float" office:value="7.57894736842104" calcext:value-type="float">
            <text:p>7.58</text:p>
          </table:table-cell>
          <table:table-cell table:formula="of:=FLOOR([.D42]/60)" office:value-type="float" office:value="4" calcext:value-type="float">
            <text:p>4</text:p>
          </table:table-cell>
          <table:table-cell table:formula="of:=[.D42]-[.F42]*60" office:value-type="float" office:value="31.609907120743" calcext:value-type="float">
            <text:p>32</text:p>
          </table:table-cell>
          <table:table-cell table:style-name="ce4" office:value-type="string" calcext:value-type="string">
            <text:p>00:04:33.555</text:p>
          </table:table-cell>
          <table:table-cell table:style-name="ce4" office:value-type="string" calcext:value-type="string">
            <text:p>00:00:07.201</text:p>
          </table:table-cell>
          <table:table-cell table:style-name="ce4" office:value-type="string" calcext:value-type="string">
            <text:p>00:04:20.861</text:p>
          </table:table-cell>
          <table:table-cell table:style-name="ce4" office:value-type="string" calcext:value-type="string">
            <text:p>00:00:07.200</text:p>
          </table:table-cell>
          <table:table-cell table:number-columns-repeated="10"/>
        </table:table-row>
        <table:table-row table:style-name="ro1">
          <table:table-cell table:formula="of:=IF([.F42]&gt;[.F41];[.A42]+[.$C$6];[.A42])" office:value-type="float" office:value="9.5" calcext:value-type="float">
            <text:p>9.5</text:p>
          </table:table-cell>
          <table:table-cell table:style-name="ce1" table:formula="of:=[.A43]/3.6" office:value-type="float" office:value="2.63888888888889" calcext:value-type="float">
            <text:p>2.64</text:p>
          </table:table-cell>
          <table:table-cell table:formula="of:=[.C42]+20" office:value-type="float" office:value="660" calcext:value-type="float">
            <text:p>660</text:p>
          </table:table-cell>
          <table:table-cell table:style-name="ce2" table:formula="of:=[.D42]+(20/[.B43])" office:value-type="float" office:value="279.188854489164" calcext:value-type="float">
            <text:p>279.2</text:p>
          </table:table-cell>
          <table:table-cell table:style-name="ce1" table:formula="of:=[.D43]-[.D42]" office:value-type="float" office:value="7.57894736842104" calcext:value-type="float">
            <text:p>7.58</text:p>
          </table:table-cell>
          <table:table-cell table:formula="of:=FLOOR([.D43]/60)" office:value-type="float" office:value="4" calcext:value-type="float">
            <text:p>4</text:p>
          </table:table-cell>
          <table:table-cell table:formula="of:=[.D43]-[.F43]*60" office:value-type="float" office:value="39.188854489164" calcext:value-type="float">
            <text:p>39</text:p>
          </table:table-cell>
          <table:table-cell table:style-name="ce4" office:value-type="string" calcext:value-type="string">
            <text:p>00:04:40.694</text:p>
          </table:table-cell>
          <table:table-cell table:style-name="ce4" office:value-type="string" calcext:value-type="string">
            <text:p>00:00:07.139</text:p>
          </table:table-cell>
          <table:table-cell table:style-name="ce4" office:value-type="string" calcext:value-type="string">
            <text:p>00:04:28.101</text:p>
          </table:table-cell>
          <table:table-cell table:style-name="ce4" office:value-type="string" calcext:value-type="string">
            <text:p>00:00:07.240</text:p>
          </table:table-cell>
          <table:table-cell table:number-columns-repeated="10"/>
        </table:table-row>
        <table:table-row table:style-name="ro1">
          <table:table-cell table:formula="of:=IF([.F43]&gt;[.F42];[.A43]+[.$C$6];[.A43])" office:value-type="float" office:value="9.5" calcext:value-type="float">
            <text:p>9.5</text:p>
          </table:table-cell>
          <table:table-cell table:style-name="ce1" table:formula="of:=[.A44]/3.6" office:value-type="float" office:value="2.63888888888889" calcext:value-type="float">
            <text:p>2.64</text:p>
          </table:table-cell>
          <table:table-cell table:formula="of:=[.C43]+20" office:value-type="float" office:value="680" calcext:value-type="float">
            <text:p>680</text:p>
          </table:table-cell>
          <table:table-cell table:style-name="ce2" table:formula="of:=[.D43]+(20/[.B44])" office:value-type="float" office:value="286.767801857585" calcext:value-type="float">
            <text:p>286.8</text:p>
          </table:table-cell>
          <table:table-cell table:style-name="ce1" table:formula="of:=[.D44]-[.D43]" office:value-type="float" office:value="7.57894736842104" calcext:value-type="float">
            <text:p>7.58</text:p>
          </table:table-cell>
          <table:table-cell table:formula="of:=FLOOR([.D44]/60)" office:value-type="float" office:value="4" calcext:value-type="float">
            <text:p>4</text:p>
          </table:table-cell>
          <table:table-cell table:formula="of:=[.D44]-[.F44]*60" office:value-type="float" office:value="46.7678018575851" calcext:value-type="float">
            <text:p>47</text:p>
          </table:table-cell>
          <table:table-cell table:style-name="ce4" office:value-type="string" calcext:value-type="string">
            <text:p>00:04:48.119</text:p>
          </table:table-cell>
          <table:table-cell table:style-name="ce4" office:value-type="string" calcext:value-type="string">
            <text:p>00:00:07.425</text:p>
          </table:table-cell>
          <table:table-cell table:style-name="ce4" office:value-type="string" calcext:value-type="string">
            <text:p>00:04:35.156</text:p>
          </table:table-cell>
          <table:table-cell table:style-name="ce4" office:value-type="string" calcext:value-type="string">
            <text:p>00:00:07.055</text:p>
          </table:table-cell>
          <table:table-cell table:number-columns-repeated="10"/>
        </table:table-row>
        <table:table-row table:style-name="ro1">
          <table:table-cell table:formula="of:=IF([.F44]&gt;[.F43];[.A44]+[.$C$6];[.A44])" office:value-type="float" office:value="9.5" calcext:value-type="float">
            <text:p>9.5</text:p>
          </table:table-cell>
          <table:table-cell table:style-name="ce1" table:formula="of:=[.A45]/3.6" office:value-type="float" office:value="2.63888888888889" calcext:value-type="float">
            <text:p>2.64</text:p>
          </table:table-cell>
          <table:table-cell table:formula="of:=[.C44]+20" office:value-type="float" office:value="700" calcext:value-type="float">
            <text:p>700</text:p>
          </table:table-cell>
          <table:table-cell table:style-name="ce2" table:formula="of:=[.D44]+(20/[.B45])" office:value-type="float" office:value="294.346749226006" calcext:value-type="float">
            <text:p>294.3</text:p>
          </table:table-cell>
          <table:table-cell table:style-name="ce1" table:formula="of:=[.D45]-[.D44]" office:value-type="float" office:value="7.57894736842104" calcext:value-type="float">
            <text:p>7.58</text:p>
          </table:table-cell>
          <table:table-cell table:formula="of:=FLOOR([.D45]/60)" office:value-type="float" office:value="4" calcext:value-type="float">
            <text:p>4</text:p>
          </table:table-cell>
          <table:table-cell table:formula="of:=[.D45]-[.F45]*60" office:value-type="float" office:value="54.3467492260061" calcext:value-type="float">
            <text:p>54</text:p>
          </table:table-cell>
          <table:table-cell table:style-name="ce4" office:value-type="string" calcext:value-type="string">
            <text:p>00:04:55.332</text:p>
          </table:table-cell>
          <table:table-cell table:style-name="ce4" office:value-type="string" calcext:value-type="string">
            <text:p>00:00:07.213</text:p>
          </table:table-cell>
          <table:table-cell table:style-name="ce4" office:value-type="string" calcext:value-type="string">
            <text:p>00:04:42.351</text:p>
          </table:table-cell>
          <table:table-cell table:style-name="ce4" office:value-type="string" calcext:value-type="string">
            <text:p>00:00:07.195</text:p>
          </table:table-cell>
          <table:table-cell table:number-columns-repeated="10"/>
        </table:table-row>
        <table:table-row table:style-name="ro1">
          <table:table-cell table:formula="of:=IF([.F45]&gt;[.F44];[.A45]+[.$C$6];[.A45])" office:value-type="float" office:value="9.5" calcext:value-type="float">
            <text:p>9.5</text:p>
          </table:table-cell>
          <table:table-cell table:style-name="ce1" table:formula="of:=[.A46]/3.6" office:value-type="float" office:value="2.63888888888889" calcext:value-type="float">
            <text:p>2.64</text:p>
          </table:table-cell>
          <table:table-cell table:formula="of:=[.C45]+20" office:value-type="float" office:value="720" calcext:value-type="float">
            <text:p>720</text:p>
          </table:table-cell>
          <table:table-cell table:style-name="ce2" table:formula="of:=[.D45]+(20/[.B46])" office:value-type="float" office:value="301.925696594427" calcext:value-type="float">
            <text:p>301.9</text:p>
          </table:table-cell>
          <table:table-cell table:style-name="ce1" table:formula="of:=[.D46]-[.D45]" office:value-type="float" office:value="7.57894736842104" calcext:value-type="float">
            <text:p>7.58</text:p>
          </table:table-cell>
          <table:table-cell table:formula="of:=FLOOR([.D46]/60)" office:value-type="float" office:value="5" calcext:value-type="float">
            <text:p>5</text:p>
          </table:table-cell>
          <table:table-cell table:formula="of:=[.D46]-[.F46]*60" office:value-type="float" office:value="1.92569659442717" calcext:value-type="float">
            <text:p>2</text:p>
          </table:table-cell>
          <table:table-cell table:style-name="ce4" office:value-type="string" calcext:value-type="string">
            <text:p>00:05:02.356</text:p>
          </table:table-cell>
          <table:table-cell table:style-name="ce4" office:value-type="string" calcext:value-type="string">
            <text:p>00:00:07.024</text:p>
          </table:table-cell>
          <table:table-cell table:style-name="ce4" office:value-type="string" calcext:value-type="string">
            <text:p>00:04:49.539</text:p>
          </table:table-cell>
          <table:table-cell table:style-name="ce4" office:value-type="string" calcext:value-type="string">
            <text:p>00:00:07.188</text:p>
          </table:table-cell>
          <table:table-cell table:number-columns-repeated="10"/>
        </table:table-row>
        <table:table-row table:style-name="ro1">
          <table:table-cell table:formula="of:=IF([.F46]&gt;[.F45];[.A46]+[.$C$6];[.A46])" office:value-type="float" office:value="10" calcext:value-type="float">
            <text:p>10</text:p>
          </table:table-cell>
          <table:table-cell table:style-name="ce1" table:formula="of:=[.A47]/3.6" office:value-type="float" office:value="2.77777777777778" calcext:value-type="float">
            <text:p>2.78</text:p>
          </table:table-cell>
          <table:table-cell table:formula="of:=[.C46]+20" office:value-type="float" office:value="740" calcext:value-type="float">
            <text:p>740</text:p>
          </table:table-cell>
          <table:table-cell table:style-name="ce2" table:formula="of:=[.D46]+(20/[.B47])" office:value-type="float" office:value="309.125696594427" calcext:value-type="float">
            <text:p>309.1</text:p>
          </table:table-cell>
          <table:table-cell table:style-name="ce1" table:formula="of:=[.D47]-[.D46]" office:value-type="float" office:value="7.19999999999999" calcext:value-type="float">
            <text:p>7.20</text:p>
          </table:table-cell>
          <table:table-cell table:formula="of:=FLOOR([.D47]/60)" office:value-type="float" office:value="5" calcext:value-type="float">
            <text:p>5</text:p>
          </table:table-cell>
          <table:table-cell table:formula="of:=[.D47]-[.F47]*60" office:value-type="float" office:value="9.12569659442715" calcext:value-type="float">
            <text:p>9</text:p>
          </table:table-cell>
          <table:table-cell table:style-name="ce4" office:value-type="string" calcext:value-type="string">
            <text:p>00:05:09.625</text:p>
          </table:table-cell>
          <table:table-cell table:style-name="ce4" office:value-type="string" calcext:value-type="string">
            <text:p>00:00:07.269</text:p>
          </table:table-cell>
          <table:table-cell table:style-name="ce4" office:value-type="string" calcext:value-type="string">
            <text:p>00:04:56.879</text:p>
          </table:table-cell>
          <table:table-cell table:style-name="ce4" office:value-type="string" calcext:value-type="string">
            <text:p>00:00:07.340</text:p>
          </table:table-cell>
          <table:table-cell table:number-columns-repeated="10"/>
        </table:table-row>
        <table:table-row table:style-name="ro1">
          <table:table-cell table:formula="of:=IF([.F47]&gt;[.F46];[.A47]+[.$C$6];[.A47])" office:value-type="float" office:value="10" calcext:value-type="float">
            <text:p>10</text:p>
          </table:table-cell>
          <table:table-cell table:style-name="ce1" table:formula="of:=[.A48]/3.6" office:value-type="float" office:value="2.77777777777778" calcext:value-type="float">
            <text:p>2.78</text:p>
          </table:table-cell>
          <table:table-cell table:formula="of:=[.C47]+20" office:value-type="float" office:value="760" calcext:value-type="float">
            <text:p>760</text:p>
          </table:table-cell>
          <table:table-cell table:style-name="ce2" table:formula="of:=[.D47]+(20/[.B48])" office:value-type="float" office:value="316.325696594427" calcext:value-type="float">
            <text:p>316.3</text:p>
          </table:table-cell>
          <table:table-cell table:style-name="ce1" table:formula="of:=[.D48]-[.D47]" office:value-type="float" office:value="7.19999999999999" calcext:value-type="float">
            <text:p>7.20</text:p>
          </table:table-cell>
          <table:table-cell table:formula="of:=FLOOR([.D48]/60)" office:value-type="float" office:value="5" calcext:value-type="float">
            <text:p>5</text:p>
          </table:table-cell>
          <table:table-cell table:formula="of:=[.D48]-[.F48]*60" office:value-type="float" office:value="16.3256965944271" calcext:value-type="float">
            <text:p>16</text:p>
          </table:table-cell>
          <table:table-cell table:style-name="ce4" office:value-type="string" calcext:value-type="string">
            <text:p>00:05:16.834</text:p>
          </table:table-cell>
          <table:table-cell table:style-name="ce4" office:value-type="string" calcext:value-type="string">
            <text:p>00:00:07.209</text:p>
          </table:table-cell>
          <table:table-cell table:style-name="ce4" office:value-type="string" calcext:value-type="string">
            <text:p>00:05:04.086</text:p>
          </table:table-cell>
          <table:table-cell table:style-name="ce4" office:value-type="string" calcext:value-type="string">
            <text:p>00:00:07.207</text:p>
          </table:table-cell>
          <table:table-cell table:number-columns-repeated="10"/>
        </table:table-row>
        <table:table-row table:style-name="ro1">
          <table:table-cell table:formula="of:=IF([.F48]&gt;[.F47];[.A48]+[.$C$6];[.A48])" office:value-type="float" office:value="10" calcext:value-type="float">
            <text:p>10</text:p>
          </table:table-cell>
          <table:table-cell table:style-name="ce1" table:formula="of:=[.A49]/3.6" office:value-type="float" office:value="2.77777777777778" calcext:value-type="float">
            <text:p>2.78</text:p>
          </table:table-cell>
          <table:table-cell table:formula="of:=[.C48]+20" office:value-type="float" office:value="780" calcext:value-type="float">
            <text:p>780</text:p>
          </table:table-cell>
          <table:table-cell table:style-name="ce2" table:formula="of:=[.D48]+(20/[.B49])" office:value-type="float" office:value="323.525696594427" calcext:value-type="float">
            <text:p>323.5</text:p>
          </table:table-cell>
          <table:table-cell table:style-name="ce1" table:formula="of:=[.D49]-[.D48]" office:value-type="float" office:value="7.19999999999999" calcext:value-type="float">
            <text:p>7.20</text:p>
          </table:table-cell>
          <table:table-cell table:formula="of:=FLOOR([.D49]/60)" office:value-type="float" office:value="5" calcext:value-type="float">
            <text:p>5</text:p>
          </table:table-cell>
          <table:table-cell table:formula="of:=[.D49]-[.F49]*60" office:value-type="float" office:value="23.5256965944271" calcext:value-type="float">
            <text:p>24</text:p>
          </table:table-cell>
          <table:table-cell table:style-name="ce4" office:value-type="string" calcext:value-type="string">
            <text:p>00:05:24.088</text:p>
          </table:table-cell>
          <table:table-cell table:style-name="ce4" office:value-type="string" calcext:value-type="string">
            <text:p>00:00:07.254</text:p>
          </table:table-cell>
          <table:table-cell table:style-name="ce4" office:value-type="string" calcext:value-type="string">
            <text:p>00:05:10.744</text:p>
          </table:table-cell>
          <table:table-cell table:style-name="ce4" office:value-type="string" calcext:value-type="string">
            <text:p>00:00:06.658</text:p>
          </table:table-cell>
          <table:table-cell table:number-columns-repeated="10"/>
        </table:table-row>
        <table:table-row table:style-name="ro1">
          <table:table-cell table:formula="of:=IF([.F49]&gt;[.F48];[.A49]+[.$C$6];[.A49])" office:value-type="float" office:value="10" calcext:value-type="float">
            <text:p>10</text:p>
          </table:table-cell>
          <table:table-cell table:style-name="ce1" table:formula="of:=[.A50]/3.6" office:value-type="float" office:value="2.77777777777778" calcext:value-type="float">
            <text:p>2.78</text:p>
          </table:table-cell>
          <table:table-cell table:formula="of:=[.C49]+20" office:value-type="float" office:value="800" calcext:value-type="float">
            <text:p>800</text:p>
          </table:table-cell>
          <table:table-cell table:style-name="ce2" table:formula="of:=[.D49]+(20/[.B50])" office:value-type="float" office:value="330.725696594427" calcext:value-type="float">
            <text:p>330.7</text:p>
          </table:table-cell>
          <table:table-cell table:style-name="ce1" table:formula="of:=[.D50]-[.D49]" office:value-type="float" office:value="7.19999999999999" calcext:value-type="float">
            <text:p>7.20</text:p>
          </table:table-cell>
          <table:table-cell table:formula="of:=FLOOR([.D50]/60)" office:value-type="float" office:value="5" calcext:value-type="float">
            <text:p>5</text:p>
          </table:table-cell>
          <table:table-cell table:formula="of:=[.D50]-[.F50]*60" office:value-type="float" office:value="30.7256965944271" calcext:value-type="float">
            <text:p>31</text:p>
          </table:table-cell>
          <table:table-cell table:style-name="ce4" office:value-type="string" calcext:value-type="string">
            <text:p>00:05:31.263</text:p>
          </table:table-cell>
          <table:table-cell table:style-name="ce4" office:value-type="string" calcext:value-type="string">
            <text:p>00:00:07.175</text:p>
          </table:table-cell>
          <table:table-cell table:number-columns-repeated="12"/>
        </table:table-row>
        <table:table-row table:style-name="ro1">
          <table:table-cell table:formula="of:=IF([.F50]&gt;[.F49];[.A50]+[.$C$6];[.A50])" office:value-type="float" office:value="10" calcext:value-type="float">
            <text:p>10</text:p>
          </table:table-cell>
          <table:table-cell table:style-name="ce1" table:formula="of:=[.A51]/3.6" office:value-type="float" office:value="2.77777777777778" calcext:value-type="float">
            <text:p>2.78</text:p>
          </table:table-cell>
          <table:table-cell table:formula="of:=[.C50]+20" office:value-type="float" office:value="820" calcext:value-type="float">
            <text:p>820</text:p>
          </table:table-cell>
          <table:table-cell table:style-name="ce2" table:formula="of:=[.D50]+(20/[.B51])" office:value-type="float" office:value="337.925696594427" calcext:value-type="float">
            <text:p>337.9</text:p>
          </table:table-cell>
          <table:table-cell table:style-name="ce1" table:formula="of:=[.D51]-[.D50]" office:value-type="float" office:value="7.19999999999999" calcext:value-type="float">
            <text:p>7.20</text:p>
          </table:table-cell>
          <table:table-cell table:formula="of:=FLOOR([.D51]/60)" office:value-type="float" office:value="5" calcext:value-type="float">
            <text:p>5</text:p>
          </table:table-cell>
          <table:table-cell table:formula="of:=[.D51]-[.F51]*60" office:value-type="float" office:value="37.9256965944271" calcext:value-type="float">
            <text:p>38</text:p>
          </table:table-cell>
          <table:table-cell table:style-name="ce4" office:value-type="string" calcext:value-type="string">
            <text:p>00:05:38.410</text:p>
          </table:table-cell>
          <table:table-cell table:style-name="ce4" office:value-type="string" calcext:value-type="string">
            <text:p>00:00:07.147</text:p>
          </table:table-cell>
          <table:table-cell table:style-name="ce4" office:value-type="string" calcext:value-type="string">
            <text:p>00:05:24.700</text:p>
          </table:table-cell>
          <table:table-cell table:style-name="ce4" office:value-type="string" calcext:value-type="string">
            <text:p>00:00:13.956</text:p>
          </table:table-cell>
          <table:table-cell table:number-columns-repeated="10"/>
        </table:table-row>
        <table:table-row table:style-name="ro1">
          <table:table-cell table:formula="of:=IF([.F51]&gt;[.F50];[.A51]+[.$C$6];[.A51])" office:value-type="float" office:value="10" calcext:value-type="float">
            <text:p>10</text:p>
          </table:table-cell>
          <table:table-cell table:style-name="ce1" table:formula="of:=[.A52]/3.6" office:value-type="float" office:value="2.77777777777778" calcext:value-type="float">
            <text:p>2.78</text:p>
          </table:table-cell>
          <table:table-cell table:formula="of:=[.C51]+20" office:value-type="float" office:value="840" calcext:value-type="float">
            <text:p>840</text:p>
          </table:table-cell>
          <table:table-cell table:style-name="ce2" table:formula="of:=[.D51]+(20/[.B52])" office:value-type="float" office:value="345.125696594427" calcext:value-type="float">
            <text:p>345.1</text:p>
          </table:table-cell>
          <table:table-cell table:style-name="ce1" table:formula="of:=[.D52]-[.D51]" office:value-type="float" office:value="7.19999999999999" calcext:value-type="float">
            <text:p>7.20</text:p>
          </table:table-cell>
          <table:table-cell table:formula="of:=FLOOR([.D52]/60)" office:value-type="float" office:value="5" calcext:value-type="float">
            <text:p>5</text:p>
          </table:table-cell>
          <table:table-cell table:formula="of:=[.D52]-[.F52]*60" office:value-type="float" office:value="45.1256965944271" calcext:value-type="float">
            <text:p>45</text:p>
          </table:table-cell>
          <table:table-cell table:style-name="ce4" office:value-type="string" calcext:value-type="string">
            <text:p>00:05:45.678</text:p>
          </table:table-cell>
          <table:table-cell table:style-name="ce4" office:value-type="string" calcext:value-type="string">
            <text:p>00:00:07.268</text:p>
          </table:table-cell>
          <table:table-cell table:style-name="ce4" office:value-type="string" calcext:value-type="string">
            <text:p>00:05:31.230</text:p>
          </table:table-cell>
          <table:table-cell table:style-name="ce4" office:value-type="string" calcext:value-type="string">
            <text:p>00:00:06.530</text:p>
          </table:table-cell>
          <table:table-cell table:number-columns-repeated="10"/>
        </table:table-row>
        <table:table-row table:style-name="ro1">
          <table:table-cell table:formula="of:=IF([.F52]&gt;[.F51];[.A52]+[.$C$6];[.A52])" office:value-type="float" office:value="10" calcext:value-type="float">
            <text:p>10</text:p>
          </table:table-cell>
          <table:table-cell table:style-name="ce1" table:formula="of:=[.A53]/3.6" office:value-type="float" office:value="2.77777777777778" calcext:value-type="float">
            <text:p>2.78</text:p>
          </table:table-cell>
          <table:table-cell table:formula="of:=[.C52]+20" office:value-type="float" office:value="860" calcext:value-type="float">
            <text:p>860</text:p>
          </table:table-cell>
          <table:table-cell table:style-name="ce2" table:formula="of:=[.D52]+(20/[.B53])" office:value-type="float" office:value="352.325696594427" calcext:value-type="float">
            <text:p>352.3</text:p>
          </table:table-cell>
          <table:table-cell table:style-name="ce1" table:formula="of:=[.D53]-[.D52]" office:value-type="float" office:value="7.19999999999999" calcext:value-type="float">
            <text:p>7.20</text:p>
          </table:table-cell>
          <table:table-cell table:formula="of:=FLOOR([.D53]/60)" office:value-type="float" office:value="5" calcext:value-type="float">
            <text:p>5</text:p>
          </table:table-cell>
          <table:table-cell table:formula="of:=[.D53]-[.F53]*60" office:value-type="float" office:value="52.3256965944271" calcext:value-type="float">
            <text:p>52</text:p>
          </table:table-cell>
          <table:table-cell table:style-name="ce4" office:value-type="string" calcext:value-type="string">
            <text:p>00:05:52.958</text:p>
          </table:table-cell>
          <table:table-cell table:style-name="ce4" office:value-type="string" calcext:value-type="string">
            <text:p>00:00:07.280</text:p>
          </table:table-cell>
          <table:table-cell table:style-name="ce4" office:value-type="string" calcext:value-type="string">
            <text:p>00:05:38.195</text:p>
          </table:table-cell>
          <table:table-cell table:style-name="ce4" office:value-type="string" calcext:value-type="string">
            <text:p>00:00:06.965</text:p>
          </table:table-cell>
          <table:table-cell table:number-columns-repeated="10"/>
        </table:table-row>
        <table:table-row table:style-name="ro1">
          <table:table-cell table:formula="of:=IF([.F53]&gt;[.F52];[.A53]+[.$C$6];[.A53])" office:value-type="float" office:value="10" calcext:value-type="float">
            <text:p>10</text:p>
          </table:table-cell>
          <table:table-cell table:style-name="ce1" table:formula="of:=[.A54]/3.6" office:value-type="float" office:value="2.77777777777778" calcext:value-type="float">
            <text:p>2.78</text:p>
          </table:table-cell>
          <table:table-cell table:formula="of:=[.C53]+20" office:value-type="float" office:value="880" calcext:value-type="float">
            <text:p>880</text:p>
          </table:table-cell>
          <table:table-cell table:style-name="ce2" table:formula="of:=[.D53]+(20/[.B54])" office:value-type="float" office:value="359.525696594427" calcext:value-type="float">
            <text:p>359.5</text:p>
          </table:table-cell>
          <table:table-cell table:style-name="ce1" table:formula="of:=[.D54]-[.D53]" office:value-type="float" office:value="7.19999999999999" calcext:value-type="float">
            <text:p>7.20</text:p>
          </table:table-cell>
          <table:table-cell table:formula="of:=FLOOR([.D54]/60)" office:value-type="float" office:value="5" calcext:value-type="float">
            <text:p>5</text:p>
          </table:table-cell>
          <table:table-cell table:formula="of:=[.D54]-[.F54]*60" office:value-type="float" office:value="59.5256965944271" calcext:value-type="float">
            <text:p>60</text:p>
          </table:table-cell>
          <table:table-cell table:style-name="ce4" office:value-type="string" calcext:value-type="string">
            <text:p>00:06:00.230</text:p>
          </table:table-cell>
          <table:table-cell table:style-name="ce4" office:value-type="string" calcext:value-type="string">
            <text:p>00:00:07.272</text:p>
          </table:table-cell>
          <table:table-cell table:style-name="ce4" office:value-type="string" calcext:value-type="string">
            <text:p>00:05:44.973</text:p>
          </table:table-cell>
          <table:table-cell table:style-name="ce4" office:value-type="string" calcext:value-type="string">
            <text:p>00:00:06.778</text:p>
          </table:table-cell>
          <table:table-cell table:number-columns-repeated="10"/>
        </table:table-row>
        <table:table-row table:style-name="ro1">
          <table:table-cell table:formula="of:=IF([.F54]&gt;[.F53];[.A54]+[.$C$6];[.A54])" office:value-type="float" office:value="10" calcext:value-type="float">
            <text:p>10</text:p>
          </table:table-cell>
          <table:table-cell table:style-name="ce1" table:formula="of:=[.A55]/3.6" office:value-type="float" office:value="2.77777777777778" calcext:value-type="float">
            <text:p>2.78</text:p>
          </table:table-cell>
          <table:table-cell table:formula="of:=[.C54]+20" office:value-type="float" office:value="900" calcext:value-type="float">
            <text:p>900</text:p>
          </table:table-cell>
          <table:table-cell table:style-name="ce2" table:formula="of:=[.D54]+(20/[.B55])" office:value-type="float" office:value="366.725696594427" calcext:value-type="float">
            <text:p>366.7</text:p>
          </table:table-cell>
          <table:table-cell table:style-name="ce1" table:formula="of:=[.D55]-[.D54]" office:value-type="float" office:value="7.19999999999999" calcext:value-type="float">
            <text:p>7.20</text:p>
          </table:table-cell>
          <table:table-cell table:formula="of:=FLOOR([.D55]/60)" office:value-type="float" office:value="6" calcext:value-type="float">
            <text:p>6</text:p>
          </table:table-cell>
          <table:table-cell table:formula="of:=[.D55]-[.F55]*60" office:value-type="float" office:value="6.72569659442706" calcext:value-type="float">
            <text:p>7</text:p>
          </table:table-cell>
          <table:table-cell table:style-name="ce4" office:value-type="string" calcext:value-type="string">
            <text:p>00:06:07.305</text:p>
          </table:table-cell>
          <table:table-cell table:style-name="ce4" office:value-type="string" calcext:value-type="string">
            <text:p>00:00:07.075</text:p>
          </table:table-cell>
          <table:table-cell table:style-name="ce4" office:value-type="string" calcext:value-type="string">
            <text:p>00:05:51.810</text:p>
          </table:table-cell>
          <table:table-cell table:style-name="ce4" office:value-type="string" calcext:value-type="string">
            <text:p>00:00:06.837</text:p>
          </table:table-cell>
          <table:table-cell table:number-columns-repeated="10"/>
        </table:table-row>
        <table:table-row table:style-name="ro1">
          <table:table-cell table:formula="of:=IF([.F55]&gt;[.F54];[.A55]+[.$C$6];[.A55])" office:value-type="float" office:value="10.5" calcext:value-type="float">
            <text:p>10.5</text:p>
          </table:table-cell>
          <table:table-cell table:style-name="ce1" table:formula="of:=[.A56]/3.6" office:value-type="float" office:value="2.91666666666667" calcext:value-type="float">
            <text:p>2.92</text:p>
          </table:table-cell>
          <table:table-cell table:formula="of:=[.C55]+20" office:value-type="float" office:value="920" calcext:value-type="float">
            <text:p>920</text:p>
          </table:table-cell>
          <table:table-cell table:style-name="ce2" table:formula="of:=[.D55]+(20/[.B56])" office:value-type="float" office:value="373.58283945157" calcext:value-type="float">
            <text:p>373.6</text:p>
          </table:table-cell>
          <table:table-cell table:style-name="ce1" table:formula="of:=[.D56]-[.D55]" office:value-type="float" office:value="6.85714285714283" calcext:value-type="float">
            <text:p>6.86</text:p>
          </table:table-cell>
          <table:table-cell table:formula="of:=FLOOR([.D56]/60)" office:value-type="float" office:value="6" calcext:value-type="float">
            <text:p>6</text:p>
          </table:table-cell>
          <table:table-cell table:formula="of:=[.D56]-[.F56]*60" office:value-type="float" office:value="13.5828394515699" calcext:value-type="float">
            <text:p>14</text:p>
          </table:table-cell>
          <table:table-cell table:style-name="ce4" office:value-type="string" calcext:value-type="string">
            <text:p>00:06:14.501</text:p>
          </table:table-cell>
          <table:table-cell table:style-name="ce4" office:value-type="string" calcext:value-type="string">
            <text:p>00:00:07.196</text:p>
          </table:table-cell>
          <table:table-cell table:style-name="ce4" office:value-type="string" calcext:value-type="string">
            <text:p>00:05:58.897</text:p>
          </table:table-cell>
          <table:table-cell table:style-name="ce4" office:value-type="string" calcext:value-type="string">
            <text:p>00:00:07.087</text:p>
          </table:table-cell>
          <table:table-cell table:number-columns-repeated="10"/>
        </table:table-row>
        <table:table-row table:style-name="ro1">
          <table:table-cell table:formula="of:=IF([.F56]&gt;[.F55];[.A56]+[.$C$6];[.A56])" office:value-type="float" office:value="10.5" calcext:value-type="float">
            <text:p>10.5</text:p>
          </table:table-cell>
          <table:table-cell table:style-name="ce1" table:formula="of:=[.A57]/3.6" office:value-type="float" office:value="2.91666666666667" calcext:value-type="float">
            <text:p>2.92</text:p>
          </table:table-cell>
          <table:table-cell table:formula="of:=[.C56]+20" office:value-type="float" office:value="940" calcext:value-type="float">
            <text:p>940</text:p>
          </table:table-cell>
          <table:table-cell table:style-name="ce2" table:formula="of:=[.D56]+(20/[.B57])" office:value-type="float" office:value="380.439982308713" calcext:value-type="float">
            <text:p>380.4</text:p>
          </table:table-cell>
          <table:table-cell table:style-name="ce1" table:formula="of:=[.D57]-[.D56]" office:value-type="float" office:value="6.85714285714283" calcext:value-type="float">
            <text:p>6.86</text:p>
          </table:table-cell>
          <table:table-cell table:formula="of:=FLOOR([.D57]/60)" office:value-type="float" office:value="6" calcext:value-type="float">
            <text:p>6</text:p>
          </table:table-cell>
          <table:table-cell table:formula="of:=[.D57]-[.F57]*60" office:value-type="float" office:value="20.4399823087127" calcext:value-type="float">
            <text:p>20</text:p>
          </table:table-cell>
          <table:table-cell table:style-name="ce4" office:value-type="string" calcext:value-type="string">
            <text:p>00:06:21.685</text:p>
          </table:table-cell>
          <table:table-cell table:style-name="ce4" office:value-type="string" calcext:value-type="string">
            <text:p>00:00:07.184</text:p>
          </table:table-cell>
          <table:table-cell table:style-name="ce4" office:value-type="string" calcext:value-type="string">
            <text:p>00:06:05.260</text:p>
          </table:table-cell>
          <table:table-cell table:style-name="ce4" office:value-type="string" calcext:value-type="string">
            <text:p>00:00:06.363</text:p>
          </table:table-cell>
          <table:table-cell table:number-columns-repeated="10"/>
        </table:table-row>
        <table:table-row table:style-name="ro1">
          <table:table-cell table:formula="of:=IF([.F57]&gt;[.F56];[.A57]+[.$C$6];[.A57])" office:value-type="float" office:value="10.5" calcext:value-type="float">
            <text:p>10.5</text:p>
          </table:table-cell>
          <table:table-cell table:style-name="ce1" table:formula="of:=[.A58]/3.6" office:value-type="float" office:value="2.91666666666667" calcext:value-type="float">
            <text:p>2.92</text:p>
          </table:table-cell>
          <table:table-cell table:formula="of:=[.C57]+20" office:value-type="float" office:value="960" calcext:value-type="float">
            <text:p>960</text:p>
          </table:table-cell>
          <table:table-cell table:style-name="ce2" table:formula="of:=[.D57]+(20/[.B58])" office:value-type="float" office:value="387.297125165856" calcext:value-type="float">
            <text:p>387.3</text:p>
          </table:table-cell>
          <table:table-cell table:style-name="ce1" table:formula="of:=[.D58]-[.D57]" office:value-type="float" office:value="6.85714285714283" calcext:value-type="float">
            <text:p>6.86</text:p>
          </table:table-cell>
          <table:table-cell table:formula="of:=FLOOR([.D58]/60)" office:value-type="float" office:value="6" calcext:value-type="float">
            <text:p>6</text:p>
          </table:table-cell>
          <table:table-cell table:formula="of:=[.D58]-[.F58]*60" office:value-type="float" office:value="27.2971251658556" calcext:value-type="float">
            <text:p>27</text:p>
          </table:table-cell>
          <table:table-cell table:style-name="ce4" office:value-type="string" calcext:value-type="string">
            <text:p>00:06:28.572</text:p>
          </table:table-cell>
          <table:table-cell table:style-name="ce4" office:value-type="string" calcext:value-type="string">
            <text:p>00:00:06.887</text:p>
          </table:table-cell>
          <table:table-cell table:style-name="ce4" office:value-type="string" calcext:value-type="string">
            <text:p>00:06:11.986</text:p>
          </table:table-cell>
          <table:table-cell table:style-name="ce4" office:value-type="string" calcext:value-type="string">
            <text:p>00:00:06.726</text:p>
          </table:table-cell>
          <table:table-cell table:number-columns-repeated="10"/>
        </table:table-row>
        <table:table-row table:style-name="ro1">
          <table:table-cell table:formula="of:=IF([.F58]&gt;[.F57];[.A58]+[.$C$6];[.A58])" office:value-type="float" office:value="10.5" calcext:value-type="float">
            <text:p>10.5</text:p>
          </table:table-cell>
          <table:table-cell table:style-name="ce1" table:formula="of:=[.A59]/3.6" office:value-type="float" office:value="2.91666666666667" calcext:value-type="float">
            <text:p>2.92</text:p>
          </table:table-cell>
          <table:table-cell table:formula="of:=[.C58]+20" office:value-type="float" office:value="980" calcext:value-type="float">
            <text:p>980</text:p>
          </table:table-cell>
          <table:table-cell table:style-name="ce2" table:formula="of:=[.D58]+(20/[.B59])" office:value-type="float" office:value="394.154268022998" calcext:value-type="float">
            <text:p>394.2</text:p>
          </table:table-cell>
          <table:table-cell table:style-name="ce1" table:formula="of:=[.D59]-[.D58]" office:value-type="float" office:value="6.85714285714283" calcext:value-type="float">
            <text:p>6.86</text:p>
          </table:table-cell>
          <table:table-cell table:formula="of:=FLOOR([.D59]/60)" office:value-type="float" office:value="6" calcext:value-type="float">
            <text:p>6</text:p>
          </table:table-cell>
          <table:table-cell table:formula="of:=[.D59]-[.F59]*60" office:value-type="float" office:value="34.1542680229984" calcext:value-type="float">
            <text:p>34</text:p>
          </table:table-cell>
          <table:table-cell table:style-name="ce4" office:value-type="string" calcext:value-type="string">
            <text:p>00:06:35.501</text:p>
          </table:table-cell>
          <table:table-cell table:style-name="ce4" office:value-type="string" calcext:value-type="string">
            <text:p>00:00:06.929</text:p>
          </table:table-cell>
          <table:table-cell table:style-name="ce4" office:value-type="string" calcext:value-type="string">
            <text:p>00:06:18.342</text:p>
          </table:table-cell>
          <table:table-cell table:style-name="ce4" office:value-type="string" calcext:value-type="string">
            <text:p>00:00:06.356</text:p>
          </table:table-cell>
          <table:table-cell table:number-columns-repeated="10"/>
        </table:table-row>
        <table:table-row table:style-name="ro1">
          <table:table-cell table:formula="of:=IF([.F59]&gt;[.F58];[.A59]+[.$C$6];[.A59])" office:value-type="float" office:value="10.5" calcext:value-type="float">
            <text:p>10.5</text:p>
          </table:table-cell>
          <table:table-cell table:style-name="ce1" table:formula="of:=[.A60]/3.6" office:value-type="float" office:value="2.91666666666667" calcext:value-type="float">
            <text:p>2.92</text:p>
          </table:table-cell>
          <table:table-cell table:formula="of:=[.C59]+20" office:value-type="float" office:value="1000" calcext:value-type="float">
            <text:p>1000</text:p>
          </table:table-cell>
          <table:table-cell table:style-name="ce2" table:formula="of:=[.D59]+(20/[.B60])" office:value-type="float" office:value="401.011410880141" calcext:value-type="float">
            <text:p>401.0</text:p>
          </table:table-cell>
          <table:table-cell table:style-name="ce1" table:formula="of:=[.D60]-[.D59]" office:value-type="float" office:value="6.85714285714283" calcext:value-type="float">
            <text:p>6.86</text:p>
          </table:table-cell>
          <table:table-cell table:formula="of:=FLOOR([.D60]/60)" office:value-type="float" office:value="6" calcext:value-type="float">
            <text:p>6</text:p>
          </table:table-cell>
          <table:table-cell table:formula="of:=[.D60]-[.F60]*60" office:value-type="float" office:value="41.0114108801412" calcext:value-type="float">
            <text:p>41</text:p>
          </table:table-cell>
          <table:table-cell table:style-name="ce4" office:value-type="string" calcext:value-type="string">
            <text:p>00:06:42.449</text:p>
          </table:table-cell>
          <table:table-cell table:style-name="ce4" office:value-type="string" calcext:value-type="string">
            <text:p>00:00:06.948</text:p>
          </table:table-cell>
          <table:table-cell table:style-name="ce4" office:value-type="string" calcext:value-type="string">
            <text:p>00:06:24.872</text:p>
          </table:table-cell>
          <table:table-cell table:style-name="ce4" office:value-type="string" calcext:value-type="string">
            <text:p>00:00:06.530</text:p>
          </table:table-cell>
          <table:table-cell table:number-columns-repeated="10"/>
        </table:table-row>
        <table:table-row table:style-name="ro1">
          <table:table-cell table:formula="of:=IF([.F60]&gt;[.F59];[.A60]+[.$C$6];[.A60])" office:value-type="float" office:value="10.5" calcext:value-type="float">
            <text:p>10.5</text:p>
          </table:table-cell>
          <table:table-cell table:style-name="ce1" table:formula="of:=[.A61]/3.6" office:value-type="float" office:value="2.91666666666667" calcext:value-type="float">
            <text:p>2.92</text:p>
          </table:table-cell>
          <table:table-cell table:formula="of:=[.C60]+20" office:value-type="float" office:value="1020" calcext:value-type="float">
            <text:p>1020</text:p>
          </table:table-cell>
          <table:table-cell table:style-name="ce2" table:formula="of:=[.D60]+(20/[.B61])" office:value-type="float" office:value="407.868553737284" calcext:value-type="float">
            <text:p>407.9</text:p>
          </table:table-cell>
          <table:table-cell table:style-name="ce1" table:formula="of:=[.D61]-[.D60]" office:value-type="float" office:value="6.85714285714283" calcext:value-type="float">
            <text:p>6.86</text:p>
          </table:table-cell>
          <table:table-cell table:formula="of:=FLOOR([.D61]/60)" office:value-type="float" office:value="6" calcext:value-type="float">
            <text:p>6</text:p>
          </table:table-cell>
          <table:table-cell table:formula="of:=[.D61]-[.F61]*60" office:value-type="float" office:value="47.8685537372841" calcext:value-type="float">
            <text:p>48</text:p>
          </table:table-cell>
          <table:table-cell table:style-name="ce4" office:value-type="string" calcext:value-type="string">
            <text:p>00:06:49.365</text:p>
          </table:table-cell>
          <table:table-cell table:style-name="ce4" office:value-type="string" calcext:value-type="string">
            <text:p>00:00:06.916</text:p>
          </table:table-cell>
          <table:table-cell table:style-name="ce4" office:value-type="string" calcext:value-type="string">
            <text:p>00:06:31.149</text:p>
          </table:table-cell>
          <table:table-cell table:style-name="ce4" office:value-type="string" calcext:value-type="string">
            <text:p>00:00:06.277</text:p>
          </table:table-cell>
          <table:table-cell table:number-columns-repeated="10"/>
        </table:table-row>
        <table:table-row table:style-name="ro1">
          <table:table-cell table:formula="of:=IF([.F61]&gt;[.F60];[.A61]+[.$C$6];[.A61])" office:value-type="float" office:value="10.5" calcext:value-type="float">
            <text:p>10.5</text:p>
          </table:table-cell>
          <table:table-cell table:style-name="ce1" table:formula="of:=[.A62]/3.6" office:value-type="float" office:value="2.91666666666667" calcext:value-type="float">
            <text:p>2.92</text:p>
          </table:table-cell>
          <table:table-cell table:formula="of:=[.C61]+20" office:value-type="float" office:value="1040" calcext:value-type="float">
            <text:p>1040</text:p>
          </table:table-cell>
          <table:table-cell table:style-name="ce2" table:formula="of:=[.D61]+(20/[.B62])" office:value-type="float" office:value="414.725696594427" calcext:value-type="float">
            <text:p>414.7</text:p>
          </table:table-cell>
          <table:table-cell table:style-name="ce1" table:formula="of:=[.D62]-[.D61]" office:value-type="float" office:value="6.85714285714283" calcext:value-type="float">
            <text:p>6.86</text:p>
          </table:table-cell>
          <table:table-cell table:formula="of:=FLOOR([.D62]/60)" office:value-type="float" office:value="6" calcext:value-type="float">
            <text:p>6</text:p>
          </table:table-cell>
          <table:table-cell table:formula="of:=[.D62]-[.F62]*60" office:value-type="float" office:value="54.7256965944269" calcext:value-type="float">
            <text:p>55</text:p>
          </table:table-cell>
          <table:table-cell table:style-name="ce4" office:value-type="string" calcext:value-type="string">
            <text:p>00:06:56.203</text:p>
          </table:table-cell>
          <table:table-cell table:style-name="ce4" office:value-type="string" calcext:value-type="string">
            <text:p>00:00:06.838</text:p>
          </table:table-cell>
          <table:table-cell table:style-name="ce4" office:value-type="string" calcext:value-type="string">
            <text:p>00:06:37.983</text:p>
          </table:table-cell>
          <table:table-cell table:style-name="ce4" office:value-type="string" calcext:value-type="string">
            <text:p>00:00:06.834</text:p>
          </table:table-cell>
          <table:table-cell table:number-columns-repeated="10"/>
        </table:table-row>
        <table:table-row table:style-name="ro1">
          <table:table-cell table:formula="of:=IF([.F62]&gt;[.F61];[.A62]+[.$C$6];[.A62])" office:value-type="float" office:value="10.5" calcext:value-type="float">
            <text:p>10.5</text:p>
          </table:table-cell>
          <table:table-cell table:style-name="ce1" table:formula="of:=[.A63]/3.6" office:value-type="float" office:value="2.91666666666667" calcext:value-type="float">
            <text:p>2.92</text:p>
          </table:table-cell>
          <table:table-cell table:formula="of:=[.C62]+20" office:value-type="float" office:value="1060" calcext:value-type="float">
            <text:p>1060</text:p>
          </table:table-cell>
          <table:table-cell table:style-name="ce2" table:formula="of:=[.D62]+(20/[.B63])" office:value-type="float" office:value="421.58283945157" calcext:value-type="float">
            <text:p>421.6</text:p>
          </table:table-cell>
          <table:table-cell table:style-name="ce1" table:formula="of:=[.D63]-[.D62]" office:value-type="float" office:value="6.85714285714283" calcext:value-type="float">
            <text:p>6.86</text:p>
          </table:table-cell>
          <table:table-cell table:formula="of:=FLOOR([.D63]/60)" office:value-type="float" office:value="7" calcext:value-type="float">
            <text:p>7</text:p>
          </table:table-cell>
          <table:table-cell table:formula="of:=[.D63]-[.F63]*60" office:value-type="float" office:value="1.58283945156973" calcext:value-type="float">
            <text:p>2</text:p>
          </table:table-cell>
          <table:table-cell table:style-name="ce4" office:value-type="string" calcext:value-type="string">
            <text:p>00:07:03.154</text:p>
          </table:table-cell>
          <table:table-cell table:style-name="ce4" office:value-type="string" calcext:value-type="string">
            <text:p>00:00:06.951</text:p>
          </table:table-cell>
          <table:table-cell table:style-name="ce4" office:value-type="string" calcext:value-type="string">
            <text:p>00:06:44.724</text:p>
          </table:table-cell>
          <table:table-cell table:style-name="ce4" office:value-type="string" calcext:value-type="string">
            <text:p>00:00:06.741</text:p>
          </table:table-cell>
          <table:table-cell table:number-columns-repeated="10"/>
        </table:table-row>
        <table:table-row table:style-name="ro1">
          <table:table-cell table:formula="of:=IF([.F63]&gt;[.F62];[.A63]+[.$C$6];[.A63])" office:value-type="float" office:value="11" calcext:value-type="float">
            <text:p>11</text:p>
          </table:table-cell>
          <table:table-cell table:style-name="ce1" table:formula="of:=[.A64]/3.6" office:value-type="float" office:value="3.05555555555556" calcext:value-type="float">
            <text:p>3.06</text:p>
          </table:table-cell>
          <table:table-cell table:formula="of:=[.C63]+20" office:value-type="float" office:value="1080" calcext:value-type="float">
            <text:p>1080</text:p>
          </table:table-cell>
          <table:table-cell table:style-name="ce2" table:formula="of:=[.D63]+(20/[.B64])" office:value-type="float" office:value="428.128293997024" calcext:value-type="float">
            <text:p>428.1</text:p>
          </table:table-cell>
          <table:table-cell table:style-name="ce1" table:formula="of:=[.D64]-[.D63]" office:value-type="float" office:value="6.54545454545456" calcext:value-type="float">
            <text:p>6.55</text:p>
          </table:table-cell>
          <table:table-cell table:formula="of:=FLOOR([.D64]/60)" office:value-type="float" office:value="7" calcext:value-type="float">
            <text:p>7</text:p>
          </table:table-cell>
          <table:table-cell table:formula="of:=[.D64]-[.F64]*60" office:value-type="float" office:value="8.12829399702429" calcext:value-type="float">
            <text:p>8</text:p>
          </table:table-cell>
          <table:table-cell table:style-name="ce4" office:value-type="string" calcext:value-type="string">
            <text:p>00:07:10.118</text:p>
          </table:table-cell>
          <table:table-cell table:style-name="ce4" office:value-type="string" calcext:value-type="string">
            <text:p>00:00:06.964</text:p>
          </table:table-cell>
          <table:table-cell table:style-name="ce4" office:value-type="string" calcext:value-type="string">
            <text:p>00:06:51.061</text:p>
          </table:table-cell>
          <table:table-cell table:style-name="ce4" office:value-type="string" calcext:value-type="string">
            <text:p>00:00:06.337</text:p>
          </table:table-cell>
          <table:table-cell table:number-columns-repeated="10"/>
        </table:table-row>
        <table:table-row table:style-name="ro1">
          <table:table-cell table:formula="of:=IF([.F64]&gt;[.F63];[.A64]+[.$C$6];[.A64])" office:value-type="float" office:value="11" calcext:value-type="float">
            <text:p>11</text:p>
          </table:table-cell>
          <table:table-cell table:style-name="ce1" table:formula="of:=[.A65]/3.6" office:value-type="float" office:value="3.05555555555556" calcext:value-type="float">
            <text:p>3.06</text:p>
          </table:table-cell>
          <table:table-cell table:formula="of:=[.C64]+20" office:value-type="float" office:value="1100" calcext:value-type="float">
            <text:p>1100</text:p>
          </table:table-cell>
          <table:table-cell table:style-name="ce2" table:formula="of:=[.D64]+(20/[.B65])" office:value-type="float" office:value="434.673748542479" calcext:value-type="float">
            <text:p>434.7</text:p>
          </table:table-cell>
          <table:table-cell table:style-name="ce1" table:formula="of:=[.D65]-[.D64]" office:value-type="float" office:value="6.54545454545456" calcext:value-type="float">
            <text:p>6.55</text:p>
          </table:table-cell>
          <table:table-cell table:formula="of:=FLOOR([.D65]/60)" office:value-type="float" office:value="7" calcext:value-type="float">
            <text:p>7</text:p>
          </table:table-cell>
          <table:table-cell table:formula="of:=[.D65]-[.F65]*60" office:value-type="float" office:value="14.6737485424788" calcext:value-type="float">
            <text:p>15</text:p>
          </table:table-cell>
          <table:table-cell table:style-name="ce4" office:value-type="string" calcext:value-type="string">
            <text:p>00:07:17.111</text:p>
          </table:table-cell>
          <table:table-cell table:style-name="ce4" office:value-type="string" calcext:value-type="string">
            <text:p>00:00:06.993</text:p>
          </table:table-cell>
          <table:table-cell table:style-name="ce4" office:value-type="string" calcext:value-type="string">
            <text:p>00:06:57.786</text:p>
          </table:table-cell>
          <table:table-cell table:style-name="ce4" office:value-type="string" calcext:value-type="string">
            <text:p>00:00:06.725</text:p>
          </table:table-cell>
          <table:table-cell table:number-columns-repeated="10"/>
        </table:table-row>
        <table:table-row table:style-name="ro1">
          <table:table-cell table:formula="of:=IF([.F65]&gt;[.F64];[.A65]+[.$C$6];[.A65])" office:value-type="float" office:value="11" calcext:value-type="float">
            <text:p>11</text:p>
          </table:table-cell>
          <table:table-cell table:style-name="ce1" table:formula="of:=[.A66]/3.6" office:value-type="float" office:value="3.05555555555556" calcext:value-type="float">
            <text:p>3.06</text:p>
          </table:table-cell>
          <table:table-cell table:formula="of:=[.C65]+20" office:value-type="float" office:value="1120" calcext:value-type="float">
            <text:p>1120</text:p>
          </table:table-cell>
          <table:table-cell table:style-name="ce2" table:formula="of:=[.D65]+(20/[.B66])" office:value-type="float" office:value="441.219203087933" calcext:value-type="float">
            <text:p>441.2</text:p>
          </table:table-cell>
          <table:table-cell table:style-name="ce1" table:formula="of:=[.D66]-[.D65]" office:value-type="float" office:value="6.54545454545456" calcext:value-type="float">
            <text:p>6.55</text:p>
          </table:table-cell>
          <table:table-cell table:formula="of:=FLOOR([.D66]/60)" office:value-type="float" office:value="7" calcext:value-type="float">
            <text:p>7</text:p>
          </table:table-cell>
          <table:table-cell table:formula="of:=[.D66]-[.F66]*60" office:value-type="float" office:value="21.2192030879334" calcext:value-type="float">
            <text:p>21</text:p>
          </table:table-cell>
          <table:table-cell table:number-columns-repeated="2"/>
          <table:table-cell table:style-name="ce4" office:value-type="string" calcext:value-type="string">
            <text:p>00:07:04.039</text:p>
          </table:table-cell>
          <table:table-cell table:style-name="ce4" office:value-type="string" calcext:value-type="string">
            <text:p>00:00:06.253</text:p>
          </table:table-cell>
          <table:table-cell table:number-columns-repeated="10"/>
        </table:table-row>
        <table:table-row table:style-name="ro1">
          <table:table-cell table:formula="of:=IF([.F66]&gt;[.F65];[.A66]+[.$C$6];[.A66])" office:value-type="float" office:value="11" calcext:value-type="float">
            <text:p>11</text:p>
          </table:table-cell>
          <table:table-cell table:style-name="ce1" table:formula="of:=[.A67]/3.6" office:value-type="float" office:value="3.05555555555556" calcext:value-type="float">
            <text:p>3.06</text:p>
          </table:table-cell>
          <table:table-cell table:formula="of:=[.C66]+20" office:value-type="float" office:value="1140" calcext:value-type="float">
            <text:p>1140</text:p>
          </table:table-cell>
          <table:table-cell table:style-name="ce2" table:formula="of:=[.D66]+(20/[.B67])" office:value-type="float" office:value="447.764657633388" calcext:value-type="float">
            <text:p>447.8</text:p>
          </table:table-cell>
          <table:table-cell table:style-name="ce1" table:formula="of:=[.D67]-[.D66]" office:value-type="float" office:value="6.54545454545456" calcext:value-type="float">
            <text:p>6.55</text:p>
          </table:table-cell>
          <table:table-cell table:formula="of:=FLOOR([.D67]/60)" office:value-type="float" office:value="7" calcext:value-type="float">
            <text:p>7</text:p>
          </table:table-cell>
          <table:table-cell table:formula="of:=[.D67]-[.F67]*60" office:value-type="float" office:value="27.76465763338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IF([.F67]&gt;[.F66];[.A67]+[.$C$6];[.A67])" office:value-type="float" office:value="11" calcext:value-type="float">
            <text:p>11</text:p>
          </table:table-cell>
          <table:table-cell table:style-name="ce1" table:formula="of:=[.A68]/3.6" office:value-type="float" office:value="3.05555555555556" calcext:value-type="float">
            <text:p>3.06</text:p>
          </table:table-cell>
          <table:table-cell table:formula="of:=[.C67]+20" office:value-type="float" office:value="1160" calcext:value-type="float">
            <text:p>1160</text:p>
          </table:table-cell>
          <table:table-cell table:style-name="ce2" table:formula="of:=[.D67]+(20/[.B68])" office:value-type="float" office:value="454.310112178843" calcext:value-type="float">
            <text:p>454.3</text:p>
          </table:table-cell>
          <table:table-cell table:style-name="ce1" table:formula="of:=[.D68]-[.D67]" office:value-type="float" office:value="6.54545454545456" calcext:value-type="float">
            <text:p>6.55</text:p>
          </table:table-cell>
          <table:table-cell table:formula="of:=FLOOR([.D68]/60)" office:value-type="float" office:value="7" calcext:value-type="float">
            <text:p>7</text:p>
          </table:table-cell>
          <table:table-cell table:formula="of:=[.D68]-[.F68]*60" office:value-type="float" office:value="34.3101121788425" calcext:value-type="float">
            <text:p>34</text:p>
          </table:table-cell>
          <table:table-cell table:number-columns-repeated="14"/>
        </table:table-row>
        <table:table-row table:style-name="ro1">
          <table:table-cell table:formula="of:=IF([.F68]&gt;[.F67];[.A68]+[.$C$6];[.A68])" office:value-type="float" office:value="11" calcext:value-type="float">
            <text:p>11</text:p>
          </table:table-cell>
          <table:table-cell table:style-name="ce1" table:formula="of:=[.A69]/3.6" office:value-type="float" office:value="3.05555555555556" calcext:value-type="float">
            <text:p>3.06</text:p>
          </table:table-cell>
          <table:table-cell table:formula="of:=[.C68]+20" office:value-type="float" office:value="1180" calcext:value-type="float">
            <text:p>1180</text:p>
          </table:table-cell>
          <table:table-cell table:style-name="ce2" table:formula="of:=[.D68]+(20/[.B69])" office:value-type="float" office:value="460.855566724297" calcext:value-type="float">
            <text:p>460.9</text:p>
          </table:table-cell>
          <table:table-cell table:style-name="ce1" table:formula="of:=[.D69]-[.D68]" office:value-type="float" office:value="6.54545454545456" calcext:value-type="float">
            <text:p>6.55</text:p>
          </table:table-cell>
          <table:table-cell table:formula="of:=FLOOR([.D69]/60)" office:value-type="float" office:value="7" calcext:value-type="float">
            <text:p>7</text:p>
          </table:table-cell>
          <table:table-cell table:formula="of:=[.D69]-[.F69]*60" office:value-type="float" office:value="40.8555667242971" calcext:value-type="float">
            <text:p>41</text:p>
          </table:table-cell>
          <table:table-cell table:number-columns-repeated="14"/>
        </table:table-row>
        <table:table-row table:style-name="ro1">
          <table:table-cell table:formula="of:=IF([.F69]&gt;[.F68];[.A69]+[.$C$6];[.A69])" office:value-type="float" office:value="11" calcext:value-type="float">
            <text:p>11</text:p>
          </table:table-cell>
          <table:table-cell table:style-name="ce1" table:formula="of:=[.A70]/3.6" office:value-type="float" office:value="3.05555555555556" calcext:value-type="float">
            <text:p>3.06</text:p>
          </table:table-cell>
          <table:table-cell table:formula="of:=[.C69]+20" office:value-type="float" office:value="1200" calcext:value-type="float">
            <text:p>1200</text:p>
          </table:table-cell>
          <table:table-cell table:style-name="ce2" table:formula="of:=[.D69]+(20/[.B70])" office:value-type="float" office:value="467.401021269752" calcext:value-type="float">
            <text:p>467.4</text:p>
          </table:table-cell>
          <table:table-cell table:style-name="ce1" table:formula="of:=[.D70]-[.D69]" office:value-type="float" office:value="6.54545454545456" calcext:value-type="float">
            <text:p>6.55</text:p>
          </table:table-cell>
          <table:table-cell table:formula="of:=FLOOR([.D70]/60)" office:value-type="float" office:value="7" calcext:value-type="float">
            <text:p>7</text:p>
          </table:table-cell>
          <table:table-cell table:formula="of:=[.D70]-[.F70]*60" office:value-type="float" office:value="47.4010212697517" calcext:value-type="float">
            <text:p>47</text:p>
          </table:table-cell>
          <table:table-cell table:number-columns-repeated="14"/>
        </table:table-row>
        <table:table-row table:style-name="ro1">
          <table:table-cell table:formula="of:=IF([.F70]&gt;[.F69];[.A70]+[.$C$6];[.A70])" office:value-type="float" office:value="11" calcext:value-type="float">
            <text:p>11</text:p>
          </table:table-cell>
          <table:table-cell table:style-name="ce1" table:formula="of:=[.A71]/3.6" office:value-type="float" office:value="3.05555555555556" calcext:value-type="float">
            <text:p>3.06</text:p>
          </table:table-cell>
          <table:table-cell table:formula="of:=[.C70]+20" office:value-type="float" office:value="1220" calcext:value-type="float">
            <text:p>1220</text:p>
          </table:table-cell>
          <table:table-cell table:style-name="ce2" table:formula="of:=[.D70]+(20/[.B71])" office:value-type="float" office:value="473.946475815206" calcext:value-type="float">
            <text:p>473.9</text:p>
          </table:table-cell>
          <table:table-cell table:style-name="ce1" table:formula="of:=[.D71]-[.D70]" office:value-type="float" office:value="6.54545454545456" calcext:value-type="float">
            <text:p>6.55</text:p>
          </table:table-cell>
          <table:table-cell table:formula="of:=FLOOR([.D71]/60)" office:value-type="float" office:value="7" calcext:value-type="float">
            <text:p>7</text:p>
          </table:table-cell>
          <table:table-cell table:formula="of:=[.D71]-[.F71]*60" office:value-type="float" office:value="53.9464758152062" calcext:value-type="float">
            <text:p>54</text:p>
          </table:table-cell>
          <table:table-cell table:number-columns-repeated="14"/>
        </table:table-row>
        <table:table-row table:style-name="ro1">
          <table:table-cell table:formula="of:=IF([.F71]&gt;[.F70];[.A71]+[.$C$6];[.A71])" office:value-type="float" office:value="11" calcext:value-type="float">
            <text:p>11</text:p>
          </table:table-cell>
          <table:table-cell table:style-name="ce1" table:formula="of:=[.A72]/3.6" office:value-type="float" office:value="3.05555555555556" calcext:value-type="float">
            <text:p>3.06</text:p>
          </table:table-cell>
          <table:table-cell table:formula="of:=[.C71]+20" office:value-type="float" office:value="1240" calcext:value-type="float">
            <text:p>1240</text:p>
          </table:table-cell>
          <table:table-cell table:style-name="ce2" table:formula="of:=[.D71]+(20/[.B72])" office:value-type="float" office:value="480.491930360661" calcext:value-type="float">
            <text:p>480.5</text:p>
          </table:table-cell>
          <table:table-cell table:style-name="ce1" table:formula="of:=[.D72]-[.D71]" office:value-type="float" office:value="6.54545454545456" calcext:value-type="float">
            <text:p>6.55</text:p>
          </table:table-cell>
          <table:table-cell table:formula="of:=FLOOR([.D72]/60)" office:value-type="float" office:value="8" calcext:value-type="float">
            <text:p>8</text:p>
          </table:table-cell>
          <table:table-cell table:formula="of:=[.D72]-[.F72]*60" office:value-type="float" office:value="0.491930360660774" calcext:value-type="float">
            <text:p>0</text:p>
          </table:table-cell>
          <table:table-cell table:number-columns-repeated="14"/>
        </table:table-row>
        <table:table-row table:style-name="ro1">
          <table:table-cell table:formula="of:=IF([.F72]&gt;[.F71];[.A72]+[.$C$6];[.A72])" office:value-type="float" office:value="11.5" calcext:value-type="float">
            <text:p>11.5</text:p>
          </table:table-cell>
          <table:table-cell table:style-name="ce1" table:formula="of:=[.A73]/3.6" office:value-type="float" office:value="3.19444444444444" calcext:value-type="float">
            <text:p>3.19</text:p>
          </table:table-cell>
          <table:table-cell table:formula="of:=[.C72]+20" office:value-type="float" office:value="1260" calcext:value-type="float">
            <text:p>1260</text:p>
          </table:table-cell>
          <table:table-cell table:style-name="ce2" table:formula="of:=[.D72]+(20/[.B73])" office:value-type="float" office:value="486.752799925878" calcext:value-type="float">
            <text:p>486.8</text:p>
          </table:table-cell>
          <table:table-cell table:style-name="ce1" table:formula="of:=[.D73]-[.D72]" office:value-type="float" office:value="6.26086956521738" calcext:value-type="float">
            <text:p>6.26</text:p>
          </table:table-cell>
          <table:table-cell table:formula="of:=FLOOR([.D73]/60)" office:value-type="float" office:value="8" calcext:value-type="float">
            <text:p>8</text:p>
          </table:table-cell>
          <table:table-cell table:formula="of:=[.D73]-[.F73]*60" office:value-type="float" office:value="6.75279992587815" calcext:value-type="float">
            <text:p>7</text:p>
          </table:table-cell>
          <table:table-cell table:number-columns-repeated="14"/>
        </table:table-row>
        <table:table-row table:style-name="ro1">
          <table:table-cell table:formula="of:=IF([.F73]&gt;[.F72];[.A73]+[.$C$6];[.A73])" office:value-type="float" office:value="11.5" calcext:value-type="float">
            <text:p>11.5</text:p>
          </table:table-cell>
          <table:table-cell table:style-name="ce1" table:formula="of:=[.A74]/3.6" office:value-type="float" office:value="3.19444444444444" calcext:value-type="float">
            <text:p>3.19</text:p>
          </table:table-cell>
          <table:table-cell table:formula="of:=[.C73]+20" office:value-type="float" office:value="1280" calcext:value-type="float">
            <text:p>1280</text:p>
          </table:table-cell>
          <table:table-cell table:style-name="ce2" table:formula="of:=[.D73]+(20/[.B74])" office:value-type="float" office:value="493.013669491096" calcext:value-type="float">
            <text:p>493.0</text:p>
          </table:table-cell>
          <table:table-cell table:style-name="ce1" table:formula="of:=[.D74]-[.D73]" office:value-type="float" office:value="6.26086956521738" calcext:value-type="float">
            <text:p>6.26</text:p>
          </table:table-cell>
          <table:table-cell table:formula="of:=FLOOR([.D74]/60)" office:value-type="float" office:value="8" calcext:value-type="float">
            <text:p>8</text:p>
          </table:table-cell>
          <table:table-cell table:formula="of:=[.D74]-[.F74]*60" office:value-type="float" office:value="13.0136694910955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IF([.F74]&gt;[.F73];[.A74]+[.$C$6];[.A74])" office:value-type="float" office:value="11.5" calcext:value-type="float">
            <text:p>11.5</text:p>
          </table:table-cell>
          <table:table-cell table:style-name="ce1" table:formula="of:=[.A75]/3.6" office:value-type="float" office:value="3.19444444444444" calcext:value-type="float">
            <text:p>3.19</text:p>
          </table:table-cell>
          <table:table-cell table:formula="of:=[.C74]+20" office:value-type="float" office:value="1300" calcext:value-type="float">
            <text:p>1300</text:p>
          </table:table-cell>
          <table:table-cell table:style-name="ce2" table:formula="of:=[.D74]+(20/[.B75])" office:value-type="float" office:value="499.274539056313" calcext:value-type="float">
            <text:p>499.3</text:p>
          </table:table-cell>
          <table:table-cell table:style-name="ce1" table:formula="of:=[.D75]-[.D74]" office:value-type="float" office:value="6.26086956521738" calcext:value-type="float">
            <text:p>6.26</text:p>
          </table:table-cell>
          <table:table-cell table:formula="of:=FLOOR([.D75]/60)" office:value-type="float" office:value="8" calcext:value-type="float">
            <text:p>8</text:p>
          </table:table-cell>
          <table:table-cell table:formula="of:=[.D75]-[.F75]*60" office:value-type="float" office:value="19.2745390563129" calcext:value-type="float">
            <text:p>19</text:p>
          </table:table-cell>
          <table:table-cell table:number-columns-repeated="14"/>
        </table:table-row>
        <table:table-row table:style-name="ro1">
          <table:table-cell table:formula="of:=IF([.F75]&gt;[.F74];[.A75]+[.$C$6];[.A75])" office:value-type="float" office:value="11.5" calcext:value-type="float">
            <text:p>11.5</text:p>
          </table:table-cell>
          <table:table-cell table:style-name="ce1" table:formula="of:=[.A76]/3.6" office:value-type="float" office:value="3.19444444444444" calcext:value-type="float">
            <text:p>3.19</text:p>
          </table:table-cell>
          <table:table-cell table:formula="of:=[.C75]+20" office:value-type="float" office:value="1320" calcext:value-type="float">
            <text:p>1320</text:p>
          </table:table-cell>
          <table:table-cell table:style-name="ce2" table:formula="of:=[.D75]+(20/[.B76])" office:value-type="float" office:value="505.53540862153" calcext:value-type="float">
            <text:p>505.5</text:p>
          </table:table-cell>
          <table:table-cell table:style-name="ce1" table:formula="of:=[.D76]-[.D75]" office:value-type="float" office:value="6.26086956521738" calcext:value-type="float">
            <text:p>6.26</text:p>
          </table:table-cell>
          <table:table-cell table:formula="of:=FLOOR([.D76]/60)" office:value-type="float" office:value="8" calcext:value-type="float">
            <text:p>8</text:p>
          </table:table-cell>
          <table:table-cell table:formula="of:=[.D76]-[.F76]*60" office:value-type="float" office:value="25.5354086215303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IF([.F76]&gt;[.F75];[.A76]+[.$C$6];[.A76])" office:value-type="float" office:value="11.5" calcext:value-type="float">
            <text:p>11.5</text:p>
          </table:table-cell>
          <table:table-cell table:style-name="ce1" table:formula="of:=[.A77]/3.6" office:value-type="float" office:value="3.19444444444444" calcext:value-type="float">
            <text:p>3.19</text:p>
          </table:table-cell>
          <table:table-cell table:formula="of:=[.C76]+20" office:value-type="float" office:value="1340" calcext:value-type="float">
            <text:p>1340</text:p>
          </table:table-cell>
          <table:table-cell table:style-name="ce2" table:formula="of:=[.D76]+(20/[.B77])" office:value-type="float" office:value="511.796278186748" calcext:value-type="float">
            <text:p>511.8</text:p>
          </table:table-cell>
          <table:table-cell table:style-name="ce1" table:formula="of:=[.D77]-[.D76]" office:value-type="float" office:value="6.26086956521738" calcext:value-type="float">
            <text:p>6.26</text:p>
          </table:table-cell>
          <table:table-cell table:formula="of:=FLOOR([.D77]/60)" office:value-type="float" office:value="8" calcext:value-type="float">
            <text:p>8</text:p>
          </table:table-cell>
          <table:table-cell table:formula="of:=[.D77]-[.F77]*60" office:value-type="float" office:value="31.7962781867477" calcext:value-type="float">
            <text:p>32</text:p>
          </table:table-cell>
          <table:table-cell table:number-columns-repeated="14"/>
        </table:table-row>
        <table:table-row table:style-name="ro1">
          <table:table-cell table:formula="of:=IF([.F77]&gt;[.F76];[.A77]+[.$C$6];[.A77])" office:value-type="float" office:value="11.5" calcext:value-type="float">
            <text:p>11.5</text:p>
          </table:table-cell>
          <table:table-cell table:style-name="ce1" table:formula="of:=[.A78]/3.6" office:value-type="float" office:value="3.19444444444444" calcext:value-type="float">
            <text:p>3.19</text:p>
          </table:table-cell>
          <table:table-cell table:formula="of:=[.C77]+20" office:value-type="float" office:value="1360" calcext:value-type="float">
            <text:p>1360</text:p>
          </table:table-cell>
          <table:table-cell table:style-name="ce2" table:formula="of:=[.D77]+(20/[.B78])" office:value-type="float" office:value="518.057147751965" calcext:value-type="float">
            <text:p>518.1</text:p>
          </table:table-cell>
          <table:table-cell table:style-name="ce1" table:formula="of:=[.D78]-[.D77]" office:value-type="float" office:value="6.26086956521743" calcext:value-type="float">
            <text:p>6.26</text:p>
          </table:table-cell>
          <table:table-cell table:formula="of:=FLOOR([.D78]/60)" office:value-type="float" office:value="8" calcext:value-type="float">
            <text:p>8</text:p>
          </table:table-cell>
          <table:table-cell table:formula="of:=[.D78]-[.F78]*60" office:value-type="float" office:value="38.0571477519651" calcext:value-type="float">
            <text:p>38</text:p>
          </table:table-cell>
          <table:table-cell table:number-columns-repeated="14"/>
        </table:table-row>
        <table:table-row table:style-name="ro1">
          <table:table-cell table:formula="of:=IF([.F78]&gt;[.F77];[.A78]+[.$C$6];[.A78])" office:value-type="float" office:value="11.5" calcext:value-type="float">
            <text:p>11.5</text:p>
          </table:table-cell>
          <table:table-cell table:style-name="ce1" table:formula="of:=[.A79]/3.6" office:value-type="float" office:value="3.19444444444444" calcext:value-type="float">
            <text:p>3.19</text:p>
          </table:table-cell>
          <table:table-cell table:formula="of:=[.C78]+20" office:value-type="float" office:value="1380" calcext:value-type="float">
            <text:p>1380</text:p>
          </table:table-cell>
          <table:table-cell table:style-name="ce2" table:formula="of:=[.D78]+(20/[.B79])" office:value-type="float" office:value="524.318017317183" calcext:value-type="float">
            <text:p>524.3</text:p>
          </table:table-cell>
          <table:table-cell table:style-name="ce1" table:formula="of:=[.D79]-[.D78]" office:value-type="float" office:value="6.26086956521738" calcext:value-type="float">
            <text:p>6.26</text:p>
          </table:table-cell>
          <table:table-cell table:formula="of:=FLOOR([.D79]/60)" office:value-type="float" office:value="8" calcext:value-type="float">
            <text:p>8</text:p>
          </table:table-cell>
          <table:table-cell table:formula="of:=[.D79]-[.F79]*60" office:value-type="float" office:value="44.3180173171825" calcext:value-type="float">
            <text:p>44</text:p>
          </table:table-cell>
          <table:table-cell table:number-columns-repeated="14"/>
        </table:table-row>
        <table:table-row table:style-name="ro1">
          <table:table-cell table:formula="of:=IF([.F79]&gt;[.F78];[.A79]+[.$C$6];[.A79])" office:value-type="float" office:value="11.5" calcext:value-type="float">
            <text:p>11.5</text:p>
          </table:table-cell>
          <table:table-cell table:style-name="ce1" table:formula="of:=[.A80]/3.6" office:value-type="float" office:value="3.19444444444444" calcext:value-type="float">
            <text:p>3.19</text:p>
          </table:table-cell>
          <table:table-cell table:formula="of:=[.C79]+20" office:value-type="float" office:value="1400" calcext:value-type="float">
            <text:p>1400</text:p>
          </table:table-cell>
          <table:table-cell table:style-name="ce2" table:formula="of:=[.D79]+(20/[.B80])" office:value-type="float" office:value="530.5788868824" calcext:value-type="float">
            <text:p>530.6</text:p>
          </table:table-cell>
          <table:table-cell table:style-name="ce1" table:formula="of:=[.D80]-[.D79]" office:value-type="float" office:value="6.26086956521738" calcext:value-type="float">
            <text:p>6.26</text:p>
          </table:table-cell>
          <table:table-cell table:formula="of:=FLOOR([.D80]/60)" office:value-type="float" office:value="8" calcext:value-type="float">
            <text:p>8</text:p>
          </table:table-cell>
          <table:table-cell table:formula="of:=[.D80]-[.F80]*60" office:value-type="float" office:value="50.5788868823998" calcext:value-type="float">
            <text:p>51</text:p>
          </table:table-cell>
          <table:table-cell table:number-columns-repeated="14"/>
        </table:table-row>
        <table:table-row table:style-name="ro1">
          <table:table-cell table:formula="of:=IF([.F80]&gt;[.F79];[.A80]+[.$C$6];[.A80])" office:value-type="float" office:value="11.5" calcext:value-type="float">
            <text:p>11.5</text:p>
          </table:table-cell>
          <table:table-cell table:style-name="ce1" table:formula="of:=[.A81]/3.6" office:value-type="float" office:value="3.19444444444444" calcext:value-type="float">
            <text:p>3.19</text:p>
          </table:table-cell>
          <table:table-cell table:formula="of:=[.C80]+20" office:value-type="float" office:value="1420" calcext:value-type="float">
            <text:p>1420</text:p>
          </table:table-cell>
          <table:table-cell table:style-name="ce2" table:formula="of:=[.D80]+(20/[.B81])" office:value-type="float" office:value="536.839756447617" calcext:value-type="float">
            <text:p>536.8</text:p>
          </table:table-cell>
          <table:table-cell table:style-name="ce1" table:formula="of:=[.D81]-[.D80]" office:value-type="float" office:value="6.26086956521738" calcext:value-type="float">
            <text:p>6.26</text:p>
          </table:table-cell>
          <table:table-cell table:formula="of:=FLOOR([.D81]/60)" office:value-type="float" office:value="8" calcext:value-type="float">
            <text:p>8</text:p>
          </table:table-cell>
          <table:table-cell table:formula="of:=[.D81]-[.F81]*60" office:value-type="float" office:value="56.8397564476172" calcext:value-type="float">
            <text:p>57</text:p>
          </table:table-cell>
          <table:table-cell table:number-columns-repeated="14"/>
        </table:table-row>
        <table:table-row table:style-name="ro1">
          <table:table-cell table:formula="of:=IF([.F81]&gt;[.F80];[.A81]+[.$C$6];[.A81])" office:value-type="float" office:value="11.5" calcext:value-type="float">
            <text:p>11.5</text:p>
          </table:table-cell>
          <table:table-cell table:style-name="ce1" table:formula="of:=[.A82]/3.6" office:value-type="float" office:value="3.19444444444444" calcext:value-type="float">
            <text:p>3.19</text:p>
          </table:table-cell>
          <table:table-cell table:formula="of:=[.C81]+20" office:value-type="float" office:value="1440" calcext:value-type="float">
            <text:p>1440</text:p>
          </table:table-cell>
          <table:table-cell table:style-name="ce2" table:formula="of:=[.D81]+(20/[.B82])" office:value-type="float" office:value="543.100626012835" calcext:value-type="float">
            <text:p>543.1</text:p>
          </table:table-cell>
          <table:table-cell table:style-name="ce1" table:formula="of:=[.D82]-[.D81]" office:value-type="float" office:value="6.26086956521738" calcext:value-type="float">
            <text:p>6.26</text:p>
          </table:table-cell>
          <table:table-cell table:formula="of:=FLOOR([.D82]/60)" office:value-type="float" office:value="9" calcext:value-type="float">
            <text:p>9</text:p>
          </table:table-cell>
          <table:table-cell table:formula="of:=[.D82]-[.F82]*60" office:value-type="float" office:value="3.1006260128346" calcext:value-type="float">
            <text:p>3</text:p>
          </table:table-cell>
          <table:table-cell table:number-columns-repeated="14"/>
        </table:table-row>
        <table:table-row table:style-name="ro1">
          <table:table-cell table:formula="of:=IF([.F82]&gt;[.F81];[.A82]+[.$C$6];[.A82])" office:value-type="float" office:value="12" calcext:value-type="float">
            <text:p>12</text:p>
          </table:table-cell>
          <table:table-cell table:style-name="ce1" table:formula="of:=[.A83]/3.6" office:value-type="float" office:value="3.33333333333333" calcext:value-type="float">
            <text:p>3.33</text:p>
          </table:table-cell>
          <table:table-cell table:formula="of:=[.C82]+20" office:value-type="float" office:value="1460" calcext:value-type="float">
            <text:p>1460</text:p>
          </table:table-cell>
          <table:table-cell table:style-name="ce2" table:formula="of:=[.D82]+(20/[.B83])" office:value-type="float" office:value="549.100626012835" calcext:value-type="float">
            <text:p>549.1</text:p>
          </table:table-cell>
          <table:table-cell table:style-name="ce1" table:formula="of:=[.D83]-[.D82]" office:value-type="float" office:value="6" calcext:value-type="float">
            <text:p>6.00</text:p>
          </table:table-cell>
          <table:table-cell table:formula="of:=FLOOR([.D83]/60)" office:value-type="float" office:value="9" calcext:value-type="float">
            <text:p>9</text:p>
          </table:table-cell>
          <table:table-cell table:formula="of:=[.D83]-[.F83]*60" office:value-type="float" office:value="9.1006260128346" calcext:value-type="float">
            <text:p>9</text:p>
          </table:table-cell>
          <table:table-cell table:number-columns-repeated="14"/>
        </table:table-row>
        <table:table-row table:style-name="ro1">
          <table:table-cell table:formula="of:=IF([.F83]&gt;[.F82];[.A83]+[.$C$6];[.A83])" office:value-type="float" office:value="12" calcext:value-type="float">
            <text:p>12</text:p>
          </table:table-cell>
          <table:table-cell table:style-name="ce1" table:formula="of:=[.A84]/3.6" office:value-type="float" office:value="3.33333333333333" calcext:value-type="float">
            <text:p>3.33</text:p>
          </table:table-cell>
          <table:table-cell table:formula="of:=[.C83]+20" office:value-type="float" office:value="1480" calcext:value-type="float">
            <text:p>1480</text:p>
          </table:table-cell>
          <table:table-cell table:style-name="ce2" table:formula="of:=[.D83]+(20/[.B84])" office:value-type="float" office:value="555.100626012835" calcext:value-type="float">
            <text:p>555.1</text:p>
          </table:table-cell>
          <table:table-cell table:style-name="ce1" table:formula="of:=[.D84]-[.D83]" office:value-type="float" office:value="6" calcext:value-type="float">
            <text:p>6.00</text:p>
          </table:table-cell>
          <table:table-cell table:formula="of:=FLOOR([.D84]/60)" office:value-type="float" office:value="9" calcext:value-type="float">
            <text:p>9</text:p>
          </table:table-cell>
          <table:table-cell table:formula="of:=[.D84]-[.F84]*60" office:value-type="float" office:value="15.1006260128346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IF([.F84]&gt;[.F83];[.A84]+[.$C$6];[.A84])" office:value-type="float" office:value="12" calcext:value-type="float">
            <text:p>12</text:p>
          </table:table-cell>
          <table:table-cell table:style-name="ce1" table:formula="of:=[.A85]/3.6" office:value-type="float" office:value="3.33333333333333" calcext:value-type="float">
            <text:p>3.33</text:p>
          </table:table-cell>
          <table:table-cell table:formula="of:=[.C84]+20" office:value-type="float" office:value="1500" calcext:value-type="float">
            <text:p>1500</text:p>
          </table:table-cell>
          <table:table-cell table:style-name="ce2" table:formula="of:=[.D84]+(20/[.B85])" office:value-type="float" office:value="561.100626012835" calcext:value-type="float">
            <text:p>561.1</text:p>
          </table:table-cell>
          <table:table-cell table:style-name="ce1" table:formula="of:=[.D85]-[.D84]" office:value-type="float" office:value="6" calcext:value-type="float">
            <text:p>6.00</text:p>
          </table:table-cell>
          <table:table-cell table:formula="of:=FLOOR([.D85]/60)" office:value-type="float" office:value="9" calcext:value-type="float">
            <text:p>9</text:p>
          </table:table-cell>
          <table:table-cell table:formula="of:=[.D85]-[.F85]*60" office:value-type="float" office:value="21.1006260128346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IF([.F85]&gt;[.F84];[.A85]+[.$C$6];[.A85])" office:value-type="float" office:value="12" calcext:value-type="float">
            <text:p>12</text:p>
          </table:table-cell>
          <table:table-cell table:style-name="ce1" table:formula="of:=[.A86]/3.6" office:value-type="float" office:value="3.33333333333333" calcext:value-type="float">
            <text:p>3.33</text:p>
          </table:table-cell>
          <table:table-cell table:formula="of:=[.C85]+20" office:value-type="float" office:value="1520" calcext:value-type="float">
            <text:p>1520</text:p>
          </table:table-cell>
          <table:table-cell table:style-name="ce2" table:formula="of:=[.D85]+(20/[.B86])" office:value-type="float" office:value="567.100626012835" calcext:value-type="float">
            <text:p>567.1</text:p>
          </table:table-cell>
          <table:table-cell table:style-name="ce1" table:formula="of:=[.D86]-[.D85]" office:value-type="float" office:value="6" calcext:value-type="float">
            <text:p>6.00</text:p>
          </table:table-cell>
          <table:table-cell table:formula="of:=FLOOR([.D86]/60)" office:value-type="float" office:value="9" calcext:value-type="float">
            <text:p>9</text:p>
          </table:table-cell>
          <table:table-cell table:formula="of:=[.D86]-[.F86]*60" office:value-type="float" office:value="27.1006260128346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IF([.F86]&gt;[.F85];[.A86]+[.$C$6];[.A86])" office:value-type="float" office:value="12" calcext:value-type="float">
            <text:p>12</text:p>
          </table:table-cell>
          <table:table-cell table:style-name="ce1" table:formula="of:=[.A87]/3.6" office:value-type="float" office:value="3.33333333333333" calcext:value-type="float">
            <text:p>3.33</text:p>
          </table:table-cell>
          <table:table-cell table:formula="of:=[.C86]+20" office:value-type="float" office:value="1540" calcext:value-type="float">
            <text:p>1540</text:p>
          </table:table-cell>
          <table:table-cell table:style-name="ce2" table:formula="of:=[.D86]+(20/[.B87])" office:value-type="float" office:value="573.100626012835" calcext:value-type="float">
            <text:p>573.1</text:p>
          </table:table-cell>
          <table:table-cell table:style-name="ce1" table:formula="of:=[.D87]-[.D86]" office:value-type="float" office:value="6" calcext:value-type="float">
            <text:p>6.00</text:p>
          </table:table-cell>
          <table:table-cell table:formula="of:=FLOOR([.D87]/60)" office:value-type="float" office:value="9" calcext:value-type="float">
            <text:p>9</text:p>
          </table:table-cell>
          <table:table-cell table:formula="of:=[.D87]-[.F87]*60" office:value-type="float" office:value="33.1006260128346" calcext:value-type="float">
            <text:p>33</text:p>
          </table:table-cell>
          <table:table-cell table:number-columns-repeated="14"/>
        </table:table-row>
        <table:table-row table:style-name="ro1">
          <table:table-cell table:formula="of:=IF([.F87]&gt;[.F86];[.A87]+[.$C$6];[.A87])" office:value-type="float" office:value="12" calcext:value-type="float">
            <text:p>12</text:p>
          </table:table-cell>
          <table:table-cell table:style-name="ce1" table:formula="of:=[.A88]/3.6" office:value-type="float" office:value="3.33333333333333" calcext:value-type="float">
            <text:p>3.33</text:p>
          </table:table-cell>
          <table:table-cell table:formula="of:=[.C87]+20" office:value-type="float" office:value="1560" calcext:value-type="float">
            <text:p>1560</text:p>
          </table:table-cell>
          <table:table-cell table:style-name="ce2" table:formula="of:=[.D87]+(20/[.B88])" office:value-type="float" office:value="579.100626012835" calcext:value-type="float">
            <text:p>579.1</text:p>
          </table:table-cell>
          <table:table-cell table:style-name="ce1" table:formula="of:=[.D88]-[.D87]" office:value-type="float" office:value="6" calcext:value-type="float">
            <text:p>6.00</text:p>
          </table:table-cell>
          <table:table-cell table:formula="of:=FLOOR([.D88]/60)" office:value-type="float" office:value="9" calcext:value-type="float">
            <text:p>9</text:p>
          </table:table-cell>
          <table:table-cell table:formula="of:=[.D88]-[.F88]*60" office:value-type="float" office:value="39.1006260128346" calcext:value-type="float">
            <text:p>39</text:p>
          </table:table-cell>
          <table:table-cell table:number-columns-repeated="14"/>
        </table:table-row>
        <table:table-row table:style-name="ro1">
          <table:table-cell table:formula="of:=IF([.F88]&gt;[.F87];[.A88]+[.$C$6];[.A88])" office:value-type="float" office:value="12" calcext:value-type="float">
            <text:p>12</text:p>
          </table:table-cell>
          <table:table-cell table:style-name="ce1" table:formula="of:=[.A89]/3.6" office:value-type="float" office:value="3.33333333333333" calcext:value-type="float">
            <text:p>3.33</text:p>
          </table:table-cell>
          <table:table-cell table:formula="of:=[.C88]+20" office:value-type="float" office:value="1580" calcext:value-type="float">
            <text:p>1580</text:p>
          </table:table-cell>
          <table:table-cell table:style-name="ce2" table:formula="of:=[.D88]+(20/[.B89])" office:value-type="float" office:value="585.100626012835" calcext:value-type="float">
            <text:p>585.1</text:p>
          </table:table-cell>
          <table:table-cell table:style-name="ce1" table:formula="of:=[.D89]-[.D88]" office:value-type="float" office:value="6" calcext:value-type="float">
            <text:p>6.00</text:p>
          </table:table-cell>
          <table:table-cell table:formula="of:=FLOOR([.D89]/60)" office:value-type="float" office:value="9" calcext:value-type="float">
            <text:p>9</text:p>
          </table:table-cell>
          <table:table-cell table:formula="of:=[.D89]-[.F89]*60" office:value-type="float" office:value="45.1006260128346" calcext:value-type="float">
            <text:p>45</text:p>
          </table:table-cell>
          <table:table-cell table:number-columns-repeated="14"/>
        </table:table-row>
        <table:table-row table:style-name="ro1">
          <table:table-cell table:formula="of:=IF([.F89]&gt;[.F88];[.A89]+[.$C$6];[.A89])" office:value-type="float" office:value="12" calcext:value-type="float">
            <text:p>12</text:p>
          </table:table-cell>
          <table:table-cell table:style-name="ce1" table:formula="of:=[.A90]/3.6" office:value-type="float" office:value="3.33333333333333" calcext:value-type="float">
            <text:p>3.33</text:p>
          </table:table-cell>
          <table:table-cell table:formula="of:=[.C89]+20" office:value-type="float" office:value="1600" calcext:value-type="float">
            <text:p>1600</text:p>
          </table:table-cell>
          <table:table-cell table:style-name="ce2" table:formula="of:=[.D89]+(20/[.B90])" office:value-type="float" office:value="591.100626012835" calcext:value-type="float">
            <text:p>591.1</text:p>
          </table:table-cell>
          <table:table-cell table:style-name="ce1" table:formula="of:=[.D90]-[.D89]" office:value-type="float" office:value="6" calcext:value-type="float">
            <text:p>6.00</text:p>
          </table:table-cell>
          <table:table-cell table:formula="of:=FLOOR([.D90]/60)" office:value-type="float" office:value="9" calcext:value-type="float">
            <text:p>9</text:p>
          </table:table-cell>
          <table:table-cell table:formula="of:=[.D90]-[.F90]*60" office:value-type="float" office:value="51.1006260128346" calcext:value-type="float">
            <text:p>51</text:p>
          </table:table-cell>
          <table:table-cell table:number-columns-repeated="14"/>
        </table:table-row>
        <table:table-row table:style-name="ro1">
          <table:table-cell table:formula="of:=IF([.F90]&gt;[.F89];[.A90]+[.$C$6];[.A90])" office:value-type="float" office:value="12" calcext:value-type="float">
            <text:p>12</text:p>
          </table:table-cell>
          <table:table-cell table:style-name="ce1" table:formula="of:=[.A91]/3.6" office:value-type="float" office:value="3.33333333333333" calcext:value-type="float">
            <text:p>3.33</text:p>
          </table:table-cell>
          <table:table-cell table:formula="of:=[.C90]+20" office:value-type="float" office:value="1620" calcext:value-type="float">
            <text:p>1620</text:p>
          </table:table-cell>
          <table:table-cell table:style-name="ce2" table:formula="of:=[.D90]+(20/[.B91])" office:value-type="float" office:value="597.100626012835" calcext:value-type="float">
            <text:p>597.1</text:p>
          </table:table-cell>
          <table:table-cell table:style-name="ce1" table:formula="of:=[.D91]-[.D90]" office:value-type="float" office:value="6" calcext:value-type="float">
            <text:p>6.00</text:p>
          </table:table-cell>
          <table:table-cell table:formula="of:=FLOOR([.D91]/60)" office:value-type="float" office:value="9" calcext:value-type="float">
            <text:p>9</text:p>
          </table:table-cell>
          <table:table-cell table:formula="of:=[.D91]-[.F91]*60" office:value-type="float" office:value="57.1006260128346" calcext:value-type="float">
            <text:p>57</text:p>
          </table:table-cell>
          <table:table-cell table:number-columns-repeated="14"/>
        </table:table-row>
        <table:table-row table:style-name="ro1">
          <table:table-cell table:formula="of:=IF([.F91]&gt;[.F90];[.A91]+[.$C$6];[.A91])" office:value-type="float" office:value="12" calcext:value-type="float">
            <text:p>12</text:p>
          </table:table-cell>
          <table:table-cell table:style-name="ce1" table:formula="of:=[.A92]/3.6" office:value-type="float" office:value="3.33333333333333" calcext:value-type="float">
            <text:p>3.33</text:p>
          </table:table-cell>
          <table:table-cell table:formula="of:=[.C91]+20" office:value-type="float" office:value="1640" calcext:value-type="float">
            <text:p>1640</text:p>
          </table:table-cell>
          <table:table-cell table:style-name="ce2" table:formula="of:=[.D91]+(20/[.B92])" office:value-type="float" office:value="603.100626012835" calcext:value-type="float">
            <text:p>603.1</text:p>
          </table:table-cell>
          <table:table-cell table:style-name="ce1" table:formula="of:=[.D92]-[.D91]" office:value-type="float" office:value="6" calcext:value-type="float">
            <text:p>6.00</text:p>
          </table:table-cell>
          <table:table-cell table:formula="of:=FLOOR([.D92]/60)" office:value-type="float" office:value="10" calcext:value-type="float">
            <text:p>10</text:p>
          </table:table-cell>
          <table:table-cell table:formula="of:=[.D92]-[.F92]*60" office:value-type="float" office:value="3.1006260128346" calcext:value-type="float">
            <text:p>3</text:p>
          </table:table-cell>
          <table:table-cell table:number-columns-repeated="14"/>
        </table:table-row>
        <table:table-row table:style-name="ro1">
          <table:table-cell table:formula="of:=IF([.F92]&gt;[.F91];[.A92]+[.$C$6];[.A92])" office:value-type="float" office:value="12.5" calcext:value-type="float">
            <text:p>12.5</text:p>
          </table:table-cell>
          <table:table-cell table:style-name="ce1" table:formula="of:=[.A93]/3.6" office:value-type="float" office:value="3.47222222222222" calcext:value-type="float">
            <text:p>3.47</text:p>
          </table:table-cell>
          <table:table-cell table:formula="of:=[.C92]+20" office:value-type="float" office:value="1660" calcext:value-type="float">
            <text:p>1660</text:p>
          </table:table-cell>
          <table:table-cell table:style-name="ce2" table:formula="of:=[.D92]+(20/[.B93])" office:value-type="float" office:value="608.860626012835" calcext:value-type="float">
            <text:p>608.9</text:p>
          </table:table-cell>
          <table:table-cell table:style-name="ce1" table:formula="of:=[.D93]-[.D92]" office:value-type="float" office:value="5.75999999999999" calcext:value-type="float">
            <text:p>5.76</text:p>
          </table:table-cell>
          <table:table-cell table:formula="of:=FLOOR([.D93]/60)" office:value-type="float" office:value="10" calcext:value-type="float">
            <text:p>10</text:p>
          </table:table-cell>
          <table:table-cell table:formula="of:=[.D93]-[.F93]*60" office:value-type="float" office:value="8.86062601283459" calcext:value-type="float">
            <text:p>9</text:p>
          </table:table-cell>
          <table:table-cell table:number-columns-repeated="14"/>
        </table:table-row>
        <table:table-row table:style-name="ro1">
          <table:table-cell table:formula="of:=IF([.F93]&gt;[.F92];[.A93]+[.$C$6];[.A93])" office:value-type="float" office:value="12.5" calcext:value-type="float">
            <text:p>12.5</text:p>
          </table:table-cell>
          <table:table-cell table:style-name="ce1" table:formula="of:=[.A94]/3.6" office:value-type="float" office:value="3.47222222222222" calcext:value-type="float">
            <text:p>3.47</text:p>
          </table:table-cell>
          <table:table-cell table:formula="of:=[.C93]+20" office:value-type="float" office:value="1680" calcext:value-type="float">
            <text:p>1680</text:p>
          </table:table-cell>
          <table:table-cell table:style-name="ce2" table:formula="of:=[.D93]+(20/[.B94])" office:value-type="float" office:value="614.620626012835" calcext:value-type="float">
            <text:p>614.6</text:p>
          </table:table-cell>
          <table:table-cell table:style-name="ce1" table:formula="of:=[.D94]-[.D93]" office:value-type="float" office:value="5.75999999999999" calcext:value-type="float">
            <text:p>5.76</text:p>
          </table:table-cell>
          <table:table-cell table:formula="of:=FLOOR([.D94]/60)" office:value-type="float" office:value="10" calcext:value-type="float">
            <text:p>10</text:p>
          </table:table-cell>
          <table:table-cell table:formula="of:=[.D94]-[.F94]*60" office:value-type="float" office:value="14.6206260128346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IF([.F94]&gt;[.F93];[.A94]+[.$C$6];[.A94])" office:value-type="float" office:value="12.5" calcext:value-type="float">
            <text:p>12.5</text:p>
          </table:table-cell>
          <table:table-cell table:style-name="ce1" table:formula="of:=[.A95]/3.6" office:value-type="float" office:value="3.47222222222222" calcext:value-type="float">
            <text:p>3.47</text:p>
          </table:table-cell>
          <table:table-cell table:formula="of:=[.C94]+20" office:value-type="float" office:value="1700" calcext:value-type="float">
            <text:p>1700</text:p>
          </table:table-cell>
          <table:table-cell table:style-name="ce2" table:formula="of:=[.D94]+(20/[.B95])" office:value-type="float" office:value="620.380626012835" calcext:value-type="float">
            <text:p>620.4</text:p>
          </table:table-cell>
          <table:table-cell table:style-name="ce1" table:formula="of:=[.D95]-[.D94]" office:value-type="float" office:value="5.75999999999999" calcext:value-type="float">
            <text:p>5.76</text:p>
          </table:table-cell>
          <table:table-cell table:formula="of:=FLOOR([.D95]/60)" office:value-type="float" office:value="10" calcext:value-type="float">
            <text:p>10</text:p>
          </table:table-cell>
          <table:table-cell table:formula="of:=[.D95]-[.F95]*60" office:value-type="float" office:value="20.3806260128346" calcext:value-type="float">
            <text:p>20</text:p>
          </table:table-cell>
          <table:table-cell table:number-columns-repeated="14"/>
        </table:table-row>
        <table:table-row table:style-name="ro1">
          <table:table-cell table:formula="of:=IF([.F95]&gt;[.F94];[.A95]+[.$C$6];[.A95])" office:value-type="float" office:value="12.5" calcext:value-type="float">
            <text:p>12.5</text:p>
          </table:table-cell>
          <table:table-cell table:style-name="ce1" table:formula="of:=[.A96]/3.6" office:value-type="float" office:value="3.47222222222222" calcext:value-type="float">
            <text:p>3.47</text:p>
          </table:table-cell>
          <table:table-cell table:formula="of:=[.C95]+20" office:value-type="float" office:value="1720" calcext:value-type="float">
            <text:p>1720</text:p>
          </table:table-cell>
          <table:table-cell table:style-name="ce2" table:formula="of:=[.D95]+(20/[.B96])" office:value-type="float" office:value="626.140626012835" calcext:value-type="float">
            <text:p>626.1</text:p>
          </table:table-cell>
          <table:table-cell table:style-name="ce1" table:formula="of:=[.D96]-[.D95]" office:value-type="float" office:value="5.75999999999999" calcext:value-type="float">
            <text:p>5.76</text:p>
          </table:table-cell>
          <table:table-cell table:formula="of:=FLOOR([.D96]/60)" office:value-type="float" office:value="10" calcext:value-type="float">
            <text:p>10</text:p>
          </table:table-cell>
          <table:table-cell table:formula="of:=[.D96]-[.F96]*60" office:value-type="float" office:value="26.1406260128346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IF([.F96]&gt;[.F95];[.A96]+[.$C$6];[.A96])" office:value-type="float" office:value="12.5" calcext:value-type="float">
            <text:p>12.5</text:p>
          </table:table-cell>
          <table:table-cell table:style-name="ce1" table:formula="of:=[.A97]/3.6" office:value-type="float" office:value="3.47222222222222" calcext:value-type="float">
            <text:p>3.47</text:p>
          </table:table-cell>
          <table:table-cell table:formula="of:=[.C96]+20" office:value-type="float" office:value="1740" calcext:value-type="float">
            <text:p>1740</text:p>
          </table:table-cell>
          <table:table-cell table:style-name="ce2" table:formula="of:=[.D96]+(20/[.B97])" office:value-type="float" office:value="631.900626012835" calcext:value-type="float">
            <text:p>631.9</text:p>
          </table:table-cell>
          <table:table-cell table:style-name="ce1" table:formula="of:=[.D97]-[.D96]" office:value-type="float" office:value="5.75999999999999" calcext:value-type="float">
            <text:p>5.76</text:p>
          </table:table-cell>
          <table:table-cell table:formula="of:=FLOOR([.D97]/60)" office:value-type="float" office:value="10" calcext:value-type="float">
            <text:p>10</text:p>
          </table:table-cell>
          <table:table-cell table:formula="of:=[.D97]-[.F97]*60" office:value-type="float" office:value="31.9006260128346" calcext:value-type="float">
            <text:p>32</text:p>
          </table:table-cell>
          <table:table-cell table:number-columns-repeated="14"/>
        </table:table-row>
        <table:table-row table:style-name="ro1">
          <table:table-cell table:formula="of:=IF([.F97]&gt;[.F96];[.A97]+[.$C$6];[.A97])" office:value-type="float" office:value="12.5" calcext:value-type="float">
            <text:p>12.5</text:p>
          </table:table-cell>
          <table:table-cell table:style-name="ce1" table:formula="of:=[.A98]/3.6" office:value-type="float" office:value="3.47222222222222" calcext:value-type="float">
            <text:p>3.47</text:p>
          </table:table-cell>
          <table:table-cell table:formula="of:=[.C97]+20" office:value-type="float" office:value="1760" calcext:value-type="float">
            <text:p>1760</text:p>
          </table:table-cell>
          <table:table-cell table:style-name="ce2" table:formula="of:=[.D97]+(20/[.B98])" office:value-type="float" office:value="637.660626012835" calcext:value-type="float">
            <text:p>637.7</text:p>
          </table:table-cell>
          <table:table-cell table:style-name="ce1" table:formula="of:=[.D98]-[.D97]" office:value-type="float" office:value="5.75999999999999" calcext:value-type="float">
            <text:p>5.76</text:p>
          </table:table-cell>
          <table:table-cell table:formula="of:=FLOOR([.D98]/60)" office:value-type="float" office:value="10" calcext:value-type="float">
            <text:p>10</text:p>
          </table:table-cell>
          <table:table-cell table:formula="of:=[.D98]-[.F98]*60" office:value-type="float" office:value="37.6606260128345" calcext:value-type="float">
            <text:p>38</text:p>
          </table:table-cell>
          <table:table-cell table:number-columns-repeated="14"/>
        </table:table-row>
        <table:table-row table:style-name="ro1">
          <table:table-cell table:formula="of:=IF([.F98]&gt;[.F97];[.A98]+[.$C$6];[.A98])" office:value-type="float" office:value="12.5" calcext:value-type="float">
            <text:p>12.5</text:p>
          </table:table-cell>
          <table:table-cell table:style-name="ce1" table:formula="of:=[.A99]/3.6" office:value-type="float" office:value="3.47222222222222" calcext:value-type="float">
            <text:p>3.47</text:p>
          </table:table-cell>
          <table:table-cell table:formula="of:=[.C98]+20" office:value-type="float" office:value="1780" calcext:value-type="float">
            <text:p>1780</text:p>
          </table:table-cell>
          <table:table-cell table:style-name="ce2" table:formula="of:=[.D98]+(20/[.B99])" office:value-type="float" office:value="643.420626012835" calcext:value-type="float">
            <text:p>643.4</text:p>
          </table:table-cell>
          <table:table-cell table:style-name="ce1" table:formula="of:=[.D99]-[.D98]" office:value-type="float" office:value="5.75999999999999" calcext:value-type="float">
            <text:p>5.76</text:p>
          </table:table-cell>
          <table:table-cell table:formula="of:=FLOOR([.D99]/60)" office:value-type="float" office:value="10" calcext:value-type="float">
            <text:p>10</text:p>
          </table:table-cell>
          <table:table-cell table:formula="of:=[.D99]-[.F99]*60" office:value-type="float" office:value="43.4206260128345" calcext:value-type="float">
            <text:p>43</text:p>
          </table:table-cell>
          <table:table-cell table:number-columns-repeated="14"/>
        </table:table-row>
        <table:table-row table:style-name="ro1">
          <table:table-cell table:formula="of:=IF([.F99]&gt;[.F98];[.A99]+[.$C$6];[.A99])" office:value-type="float" office:value="12.5" calcext:value-type="float">
            <text:p>12.5</text:p>
          </table:table-cell>
          <table:table-cell table:style-name="ce1" table:formula="of:=[.A100]/3.6" office:value-type="float" office:value="3.47222222222222" calcext:value-type="float">
            <text:p>3.47</text:p>
          </table:table-cell>
          <table:table-cell table:formula="of:=[.C99]+20" office:value-type="float" office:value="1800" calcext:value-type="float">
            <text:p>1800</text:p>
          </table:table-cell>
          <table:table-cell table:style-name="ce2" table:formula="of:=[.D99]+(20/[.B100])" office:value-type="float" office:value="649.180626012835" calcext:value-type="float">
            <text:p>649.2</text:p>
          </table:table-cell>
          <table:table-cell table:style-name="ce1" table:formula="of:=[.D100]-[.D99]" office:value-type="float" office:value="5.75999999999999" calcext:value-type="float">
            <text:p>5.76</text:p>
          </table:table-cell>
          <table:table-cell table:formula="of:=FLOOR([.D100]/60)" office:value-type="float" office:value="10" calcext:value-type="float">
            <text:p>10</text:p>
          </table:table-cell>
          <table:table-cell table:formula="of:=[.D100]-[.F100]*60" office:value-type="float" office:value="49.1806260128345" calcext:value-type="float">
            <text:p>49</text:p>
          </table:table-cell>
          <table:table-cell table:number-columns-repeated="14"/>
        </table:table-row>
        <table:table-row table:style-name="ro1">
          <table:table-cell table:formula="of:=IF([.F100]&gt;[.F99];[.A100]+[.$C$6];[.A100])" office:value-type="float" office:value="12.5" calcext:value-type="float">
            <text:p>12.5</text:p>
          </table:table-cell>
          <table:table-cell table:style-name="ce1" table:formula="of:=[.A101]/3.6" office:value-type="float" office:value="3.47222222222222" calcext:value-type="float">
            <text:p>3.47</text:p>
          </table:table-cell>
          <table:table-cell table:formula="of:=[.C100]+20" office:value-type="float" office:value="1820" calcext:value-type="float">
            <text:p>1820</text:p>
          </table:table-cell>
          <table:table-cell table:style-name="ce2" table:formula="of:=[.D100]+(20/[.B101])" office:value-type="float" office:value="654.940626012835" calcext:value-type="float">
            <text:p>654.9</text:p>
          </table:table-cell>
          <table:table-cell table:style-name="ce1" table:formula="of:=[.D101]-[.D100]" office:value-type="float" office:value="5.75999999999999" calcext:value-type="float">
            <text:p>5.76</text:p>
          </table:table-cell>
          <table:table-cell table:formula="of:=FLOOR([.D101]/60)" office:value-type="float" office:value="10" calcext:value-type="float">
            <text:p>10</text:p>
          </table:table-cell>
          <table:table-cell table:formula="of:=[.D101]-[.F101]*60" office:value-type="float" office:value="54.9406260128345" calcext:value-type="float">
            <text:p>55</text:p>
          </table:table-cell>
          <table:table-cell table:number-columns-repeated="14"/>
        </table:table-row>
        <table:table-row table:style-name="ro1">
          <table:table-cell table:formula="of:=IF([.F101]&gt;[.F100];[.A101]+[.$C$6];[.A101])" office:value-type="float" office:value="12.5" calcext:value-type="float">
            <text:p>12.5</text:p>
          </table:table-cell>
          <table:table-cell table:style-name="ce1" table:formula="of:=[.A102]/3.6" office:value-type="float" office:value="3.47222222222222" calcext:value-type="float">
            <text:p>3.47</text:p>
          </table:table-cell>
          <table:table-cell table:formula="of:=[.C101]+20" office:value-type="float" office:value="1840" calcext:value-type="float">
            <text:p>1840</text:p>
          </table:table-cell>
          <table:table-cell table:style-name="ce2" table:formula="of:=[.D101]+(20/[.B102])" office:value-type="float" office:value="660.700626012835" calcext:value-type="float">
            <text:p>660.7</text:p>
          </table:table-cell>
          <table:table-cell table:style-name="ce1" table:formula="of:=[.D102]-[.D101]" office:value-type="float" office:value="5.75999999999999" calcext:value-type="float">
            <text:p>5.76</text:p>
          </table:table-cell>
          <table:table-cell table:formula="of:=FLOOR([.D102]/60)" office:value-type="float" office:value="11" calcext:value-type="float">
            <text:p>11</text:p>
          </table:table-cell>
          <table:table-cell table:formula="of:=[.D102]-[.F102]*60" office:value-type="float" office:value="0.700626012834505" calcext:value-type="float">
            <text:p>1</text:p>
          </table:table-cell>
          <table:table-cell table:number-columns-repeated="14"/>
        </table:table-row>
        <table:table-row table:style-name="ro1">
          <table:table-cell table:formula="of:=IF([.F102]&gt;[.F101];[.A102]+[.$C$6];[.A102])" office:value-type="float" office:value="13" calcext:value-type="float">
            <text:p>13</text:p>
          </table:table-cell>
          <table:table-cell table:style-name="ce1" table:formula="of:=[.A103]/3.6" office:value-type="float" office:value="3.61111111111111" calcext:value-type="float">
            <text:p>3.61</text:p>
          </table:table-cell>
          <table:table-cell table:formula="of:=[.C102]+20" office:value-type="float" office:value="1860" calcext:value-type="float">
            <text:p>1860</text:p>
          </table:table-cell>
          <table:table-cell table:style-name="ce2" table:formula="of:=[.D102]+(20/[.B103])" office:value-type="float" office:value="666.239087551296" calcext:value-type="float">
            <text:p>666.2</text:p>
          </table:table-cell>
          <table:table-cell table:style-name="ce1" table:formula="of:=[.D103]-[.D102]" office:value-type="float" office:value="5.53846153846155" calcext:value-type="float">
            <text:p>5.54</text:p>
          </table:table-cell>
          <table:table-cell table:formula="of:=FLOOR([.D103]/60)" office:value-type="float" office:value="11" calcext:value-type="float">
            <text:p>11</text:p>
          </table:table-cell>
          <table:table-cell table:formula="of:=[.D103]-[.F103]*60" office:value-type="float" office:value="6.23908755129605" calcext:value-type="float">
            <text:p>6</text:p>
          </table:table-cell>
          <table:table-cell table:number-columns-repeated="14"/>
        </table:table-row>
        <table:table-row table:style-name="ro1">
          <table:table-cell table:formula="of:=IF([.F103]&gt;[.F102];[.A103]+[.$C$6];[.A103])" office:value-type="float" office:value="13" calcext:value-type="float">
            <text:p>13</text:p>
          </table:table-cell>
          <table:table-cell table:style-name="ce1" table:formula="of:=[.A104]/3.6" office:value-type="float" office:value="3.61111111111111" calcext:value-type="float">
            <text:p>3.61</text:p>
          </table:table-cell>
          <table:table-cell table:formula="of:=[.C103]+20" office:value-type="float" office:value="1880" calcext:value-type="float">
            <text:p>1880</text:p>
          </table:table-cell>
          <table:table-cell table:style-name="ce2" table:formula="of:=[.D103]+(20/[.B104])" office:value-type="float" office:value="671.777549089758" calcext:value-type="float">
            <text:p>671.8</text:p>
          </table:table-cell>
          <table:table-cell table:style-name="ce1" table:formula="of:=[.D104]-[.D103]" office:value-type="float" office:value="5.53846153846155" calcext:value-type="float">
            <text:p>5.54</text:p>
          </table:table-cell>
          <table:table-cell table:formula="of:=FLOOR([.D104]/60)" office:value-type="float" office:value="11" calcext:value-type="float">
            <text:p>11</text:p>
          </table:table-cell>
          <table:table-cell table:formula="of:=[.D104]-[.F104]*60" office:value-type="float" office:value="11.7775490897576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IF([.F104]&gt;[.F103];[.A104]+[.$C$6];[.A104])" office:value-type="float" office:value="13" calcext:value-type="float">
            <text:p>13</text:p>
          </table:table-cell>
          <table:table-cell table:style-name="ce1" table:formula="of:=[.A105]/3.6" office:value-type="float" office:value="3.61111111111111" calcext:value-type="float">
            <text:p>3.61</text:p>
          </table:table-cell>
          <table:table-cell table:formula="of:=[.C104]+20" office:value-type="float" office:value="1900" calcext:value-type="float">
            <text:p>1900</text:p>
          </table:table-cell>
          <table:table-cell table:style-name="ce2" table:formula="of:=[.D104]+(20/[.B105])" office:value-type="float" office:value="677.316010628219" calcext:value-type="float">
            <text:p>677.3</text:p>
          </table:table-cell>
          <table:table-cell table:style-name="ce1" table:formula="of:=[.D105]-[.D104]" office:value-type="float" office:value="5.53846153846155" calcext:value-type="float">
            <text:p>5.54</text:p>
          </table:table-cell>
          <table:table-cell table:formula="of:=FLOOR([.D105]/60)" office:value-type="float" office:value="11" calcext:value-type="float">
            <text:p>11</text:p>
          </table:table-cell>
          <table:table-cell table:formula="of:=[.D105]-[.F105]*60" office:value-type="float" office:value="17.3160106282191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IF([.F105]&gt;[.F104];[.A105]+[.$C$6];[.A105])" office:value-type="float" office:value="13" calcext:value-type="float">
            <text:p>13</text:p>
          </table:table-cell>
          <table:table-cell table:style-name="ce1" table:formula="of:=[.A106]/3.6" office:value-type="float" office:value="3.61111111111111" calcext:value-type="float">
            <text:p>3.61</text:p>
          </table:table-cell>
          <table:table-cell table:formula="of:=[.C105]+20" office:value-type="float" office:value="1920" calcext:value-type="float">
            <text:p>1920</text:p>
          </table:table-cell>
          <table:table-cell table:style-name="ce2" table:formula="of:=[.D105]+(20/[.B106])" office:value-type="float" office:value="682.854472166681" calcext:value-type="float">
            <text:p>682.9</text:p>
          </table:table-cell>
          <table:table-cell table:style-name="ce1" table:formula="of:=[.D106]-[.D105]" office:value-type="float" office:value="5.53846153846155" calcext:value-type="float">
            <text:p>5.54</text:p>
          </table:table-cell>
          <table:table-cell table:formula="of:=FLOOR([.D106]/60)" office:value-type="float" office:value="11" calcext:value-type="float">
            <text:p>11</text:p>
          </table:table-cell>
          <table:table-cell table:formula="of:=[.D106]-[.F106]*60" office:value-type="float" office:value="22.8544721666807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IF([.F106]&gt;[.F105];[.A106]+[.$C$6];[.A106])" office:value-type="float" office:value="13" calcext:value-type="float">
            <text:p>13</text:p>
          </table:table-cell>
          <table:table-cell table:style-name="ce1" table:formula="of:=[.A107]/3.6" office:value-type="float" office:value="3.61111111111111" calcext:value-type="float">
            <text:p>3.61</text:p>
          </table:table-cell>
          <table:table-cell table:formula="of:=[.C106]+20" office:value-type="float" office:value="1940" calcext:value-type="float">
            <text:p>1940</text:p>
          </table:table-cell>
          <table:table-cell table:style-name="ce2" table:formula="of:=[.D106]+(20/[.B107])" office:value-type="float" office:value="688.392933705142" calcext:value-type="float">
            <text:p>688.4</text:p>
          </table:table-cell>
          <table:table-cell table:style-name="ce1" table:formula="of:=[.D107]-[.D106]" office:value-type="float" office:value="5.53846153846155" calcext:value-type="float">
            <text:p>5.54</text:p>
          </table:table-cell>
          <table:table-cell table:formula="of:=FLOOR([.D107]/60)" office:value-type="float" office:value="11" calcext:value-type="float">
            <text:p>11</text:p>
          </table:table-cell>
          <table:table-cell table:formula="of:=[.D107]-[.F107]*60" office:value-type="float" office:value="28.3929337051422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IF([.F107]&gt;[.F106];[.A107]+[.$C$6];[.A107])" office:value-type="float" office:value="13" calcext:value-type="float">
            <text:p>13</text:p>
          </table:table-cell>
          <table:table-cell table:style-name="ce1" table:formula="of:=[.A108]/3.6" office:value-type="float" office:value="3.61111111111111" calcext:value-type="float">
            <text:p>3.61</text:p>
          </table:table-cell>
          <table:table-cell table:formula="of:=[.C107]+20" office:value-type="float" office:value="1960" calcext:value-type="float">
            <text:p>1960</text:p>
          </table:table-cell>
          <table:table-cell table:style-name="ce2" table:formula="of:=[.D107]+(20/[.B108])" office:value-type="float" office:value="693.931395243604" calcext:value-type="float">
            <text:p>693.9</text:p>
          </table:table-cell>
          <table:table-cell table:style-name="ce1" table:formula="of:=[.D108]-[.D107]" office:value-type="float" office:value="5.53846153846155" calcext:value-type="float">
            <text:p>5.54</text:p>
          </table:table-cell>
          <table:table-cell table:formula="of:=FLOOR([.D108]/60)" office:value-type="float" office:value="11" calcext:value-type="float">
            <text:p>11</text:p>
          </table:table-cell>
          <table:table-cell table:formula="of:=[.D108]-[.F108]*60" office:value-type="float" office:value="33.9313952436038" calcext:value-type="float">
            <text:p>34</text:p>
          </table:table-cell>
          <table:table-cell table:number-columns-repeated="14"/>
        </table:table-row>
        <table:table-row table:style-name="ro1">
          <table:table-cell table:formula="of:=IF([.F108]&gt;[.F107];[.A108]+[.$C$6];[.A108])" office:value-type="float" office:value="13" calcext:value-type="float">
            <text:p>13</text:p>
          </table:table-cell>
          <table:table-cell table:style-name="ce1" table:formula="of:=[.A109]/3.6" office:value-type="float" office:value="3.61111111111111" calcext:value-type="float">
            <text:p>3.61</text:p>
          </table:table-cell>
          <table:table-cell table:formula="of:=[.C108]+20" office:value-type="float" office:value="1980" calcext:value-type="float">
            <text:p>1980</text:p>
          </table:table-cell>
          <table:table-cell table:style-name="ce2" table:formula="of:=[.D108]+(20/[.B109])" office:value-type="float" office:value="699.469856782065" calcext:value-type="float">
            <text:p>699.5</text:p>
          </table:table-cell>
          <table:table-cell table:style-name="ce1" table:formula="of:=[.D109]-[.D108]" office:value-type="float" office:value="5.53846153846155" calcext:value-type="float">
            <text:p>5.54</text:p>
          </table:table-cell>
          <table:table-cell table:formula="of:=FLOOR([.D109]/60)" office:value-type="float" office:value="11" calcext:value-type="float">
            <text:p>11</text:p>
          </table:table-cell>
          <table:table-cell table:formula="of:=[.D109]-[.F109]*60" office:value-type="float" office:value="39.4698567820653" calcext:value-type="float">
            <text:p>39</text:p>
          </table:table-cell>
          <table:table-cell table:number-columns-repeated="14"/>
        </table:table-row>
        <table:table-row table:style-name="ro1">
          <table:table-cell table:formula="of:=IF([.F109]&gt;[.F108];[.A109]+[.$C$6];[.A109])" office:value-type="float" office:value="13" calcext:value-type="float">
            <text:p>13</text:p>
          </table:table-cell>
          <table:table-cell table:style-name="ce1" table:formula="of:=[.A110]/3.6" office:value-type="float" office:value="3.61111111111111" calcext:value-type="float">
            <text:p>3.61</text:p>
          </table:table-cell>
          <table:table-cell table:formula="of:=[.C109]+20" office:value-type="float" office:value="2000" calcext:value-type="float">
            <text:p>2000</text:p>
          </table:table-cell>
          <table:table-cell table:style-name="ce2" table:formula="of:=[.D109]+(20/[.B110])" office:value-type="float" office:value="705.008318320527" calcext:value-type="float">
            <text:p>705.0</text:p>
          </table:table-cell>
          <table:table-cell table:style-name="ce1" table:formula="of:=[.D110]-[.D109]" office:value-type="float" office:value="5.53846153846155" calcext:value-type="float">
            <text:p>5.54</text:p>
          </table:table-cell>
          <table:table-cell table:formula="of:=FLOOR([.D110]/60)" office:value-type="float" office:value="11" calcext:value-type="float">
            <text:p>11</text:p>
          </table:table-cell>
          <table:table-cell table:formula="of:=[.D110]-[.F110]*60" office:value-type="float" office:value="45.0083183205269" calcext:value-type="float">
            <text:p>45</text:p>
          </table:table-cell>
          <table:table-cell table:number-columns-repeated="14"/>
        </table:table-row>
        <table:table-row table:style-name="ro1">
          <table:table-cell table:formula="of:=IF([.F110]&gt;[.F109];[.A110]+[.$C$6];[.A110])" office:value-type="float" office:value="13" calcext:value-type="float">
            <text:p>13</text:p>
          </table:table-cell>
          <table:table-cell table:style-name="ce1" table:formula="of:=[.A111]/3.6" office:value-type="float" office:value="3.61111111111111" calcext:value-type="float">
            <text:p>3.61</text:p>
          </table:table-cell>
          <table:table-cell table:formula="of:=[.C110]+20" office:value-type="float" office:value="2020" calcext:value-type="float">
            <text:p>2020</text:p>
          </table:table-cell>
          <table:table-cell table:style-name="ce2" table:formula="of:=[.D110]+(20/[.B111])" office:value-type="float" office:value="710.546779858988" calcext:value-type="float">
            <text:p>710.5</text:p>
          </table:table-cell>
          <table:table-cell table:style-name="ce1" table:formula="of:=[.D111]-[.D110]" office:value-type="float" office:value="5.53846153846155" calcext:value-type="float">
            <text:p>5.54</text:p>
          </table:table-cell>
          <table:table-cell table:formula="of:=FLOOR([.D111]/60)" office:value-type="float" office:value="11" calcext:value-type="float">
            <text:p>11</text:p>
          </table:table-cell>
          <table:table-cell table:formula="of:=[.D111]-[.F111]*60" office:value-type="float" office:value="50.5467798589884" calcext:value-type="float">
            <text:p>51</text:p>
          </table:table-cell>
          <table:table-cell table:number-columns-repeated="14"/>
        </table:table-row>
        <table:table-row table:style-name="ro1">
          <table:table-cell table:formula="of:=IF([.F111]&gt;[.F110];[.A111]+[.$C$6];[.A111])" office:value-type="float" office:value="13" calcext:value-type="float">
            <text:p>13</text:p>
          </table:table-cell>
          <table:table-cell table:style-name="ce1" table:formula="of:=[.A112]/3.6" office:value-type="float" office:value="3.61111111111111" calcext:value-type="float">
            <text:p>3.61</text:p>
          </table:table-cell>
          <table:table-cell table:formula="of:=[.C111]+20" office:value-type="float" office:value="2040" calcext:value-type="float">
            <text:p>2040</text:p>
          </table:table-cell>
          <table:table-cell table:style-name="ce2" table:formula="of:=[.D111]+(20/[.B112])" office:value-type="float" office:value="716.08524139745" calcext:value-type="float">
            <text:p>716.1</text:p>
          </table:table-cell>
          <table:table-cell table:style-name="ce1" table:formula="of:=[.D112]-[.D111]" office:value-type="float" office:value="5.53846153846155" calcext:value-type="float">
            <text:p>5.54</text:p>
          </table:table-cell>
          <table:table-cell table:formula="of:=FLOOR([.D112]/60)" office:value-type="float" office:value="11" calcext:value-type="float">
            <text:p>11</text:p>
          </table:table-cell>
          <table:table-cell table:formula="of:=[.D112]-[.F112]*60" office:value-type="float" office:value="56.08524139745" calcext:value-type="float">
            <text:p>56</text:p>
          </table:table-cell>
          <table:table-cell table:number-columns-repeated="14"/>
        </table:table-row>
        <table:table-row table:style-name="ro1">
          <table:table-cell table:formula="of:=IF([.F112]&gt;[.F111];[.A112]+[.$C$6];[.A112])" office:value-type="float" office:value="13" calcext:value-type="float">
            <text:p>13</text:p>
          </table:table-cell>
          <table:table-cell table:style-name="ce1" table:formula="of:=[.A113]/3.6" office:value-type="float" office:value="3.61111111111111" calcext:value-type="float">
            <text:p>3.61</text:p>
          </table:table-cell>
          <table:table-cell table:formula="of:=[.C112]+20" office:value-type="float" office:value="2060" calcext:value-type="float">
            <text:p>2060</text:p>
          </table:table-cell>
          <table:table-cell table:style-name="ce2" table:formula="of:=[.D112]+(20/[.B113])" office:value-type="float" office:value="721.623702935912" calcext:value-type="float">
            <text:p>721.6</text:p>
          </table:table-cell>
          <table:table-cell table:style-name="ce1" table:formula="of:=[.D113]-[.D112]" office:value-type="float" office:value="5.53846153846155" calcext:value-type="float">
            <text:p>5.54</text:p>
          </table:table-cell>
          <table:table-cell table:formula="of:=FLOOR([.D113]/60)" office:value-type="float" office:value="12" calcext:value-type="float">
            <text:p>12</text:p>
          </table:table-cell>
          <table:table-cell table:formula="of:=[.D113]-[.F113]*60" office:value-type="float" office:value="1.62370293591152" calcext:value-type="float">
            <text:p>2</text:p>
          </table:table-cell>
          <table:table-cell table:number-columns-repeated="14"/>
        </table:table-row>
        <table:table-row table:style-name="ro1">
          <table:table-cell table:formula="of:=IF([.F113]&gt;[.F112];[.A113]+[.$C$6];[.A113])" office:value-type="float" office:value="13.5" calcext:value-type="float">
            <text:p>13.5</text:p>
          </table:table-cell>
          <table:table-cell table:style-name="ce1" table:formula="of:=[.A114]/3.6" office:value-type="float" office:value="3.75" calcext:value-type="float">
            <text:p>3.75</text:p>
          </table:table-cell>
          <table:table-cell table:formula="of:=[.C113]+20" office:value-type="float" office:value="2080" calcext:value-type="float">
            <text:p>2080</text:p>
          </table:table-cell>
          <table:table-cell table:style-name="ce2" table:formula="of:=[.D113]+(20/[.B114])" office:value-type="float" office:value="726.957036269245" calcext:value-type="float">
            <text:p>727.0</text:p>
          </table:table-cell>
          <table:table-cell table:style-name="ce1" table:formula="of:=[.D114]-[.D113]" office:value-type="float" office:value="5.33333333333337" calcext:value-type="float">
            <text:p>5.33</text:p>
          </table:table-cell>
          <table:table-cell table:formula="of:=FLOOR([.D114]/60)" office:value-type="float" office:value="12" calcext:value-type="float">
            <text:p>12</text:p>
          </table:table-cell>
          <table:table-cell table:formula="of:=[.D114]-[.F114]*60" office:value-type="float" office:value="6.9570362692449" calcext:value-type="float">
            <text:p>7</text:p>
          </table:table-cell>
          <table:table-cell table:number-columns-repeated="14"/>
        </table:table-row>
        <table:table-row table:style-name="ro1">
          <table:table-cell table:formula="of:=IF([.F114]&gt;[.F113];[.A114]+[.$C$6];[.A114])" office:value-type="float" office:value="13.5" calcext:value-type="float">
            <text:p>13.5</text:p>
          </table:table-cell>
          <table:table-cell table:style-name="ce1" table:formula="of:=[.A115]/3.6" office:value-type="float" office:value="3.75" calcext:value-type="float">
            <text:p>3.75</text:p>
          </table:table-cell>
          <table:table-cell table:formula="of:=[.C114]+20" office:value-type="float" office:value="2100" calcext:value-type="float">
            <text:p>2100</text:p>
          </table:table-cell>
          <table:table-cell table:style-name="ce2" table:formula="of:=[.D114]+(20/[.B115])" office:value-type="float" office:value="732.290369602578" calcext:value-type="float">
            <text:p>732.3</text:p>
          </table:table-cell>
          <table:table-cell table:style-name="ce1" table:formula="of:=[.D115]-[.D114]" office:value-type="float" office:value="5.33333333333337" calcext:value-type="float">
            <text:p>5.33</text:p>
          </table:table-cell>
          <table:table-cell table:formula="of:=FLOOR([.D115]/60)" office:value-type="float" office:value="12" calcext:value-type="float">
            <text:p>12</text:p>
          </table:table-cell>
          <table:table-cell table:formula="of:=[.D115]-[.F115]*60" office:value-type="float" office:value="12.2903696025783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IF([.F115]&gt;[.F114];[.A115]+[.$C$6];[.A115])" office:value-type="float" office:value="13.5" calcext:value-type="float">
            <text:p>13.5</text:p>
          </table:table-cell>
          <table:table-cell table:style-name="ce1" table:formula="of:=[.A116]/3.6" office:value-type="float" office:value="3.75" calcext:value-type="float">
            <text:p>3.75</text:p>
          </table:table-cell>
          <table:table-cell table:formula="of:=[.C115]+20" office:value-type="float" office:value="2120" calcext:value-type="float">
            <text:p>2120</text:p>
          </table:table-cell>
          <table:table-cell table:style-name="ce2" table:formula="of:=[.D115]+(20/[.B116])" office:value-type="float" office:value="737.623702935912" calcext:value-type="float">
            <text:p>737.6</text:p>
          </table:table-cell>
          <table:table-cell table:style-name="ce1" table:formula="of:=[.D116]-[.D115]" office:value-type="float" office:value="5.33333333333337" calcext:value-type="float">
            <text:p>5.33</text:p>
          </table:table-cell>
          <table:table-cell table:formula="of:=FLOOR([.D116]/60)" office:value-type="float" office:value="12" calcext:value-type="float">
            <text:p>12</text:p>
          </table:table-cell>
          <table:table-cell table:formula="of:=[.D116]-[.F116]*60" office:value-type="float" office:value="17.6237029359116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IF([.F116]&gt;[.F115];[.A116]+[.$C$6];[.A116])" office:value-type="float" office:value="13.5" calcext:value-type="float">
            <text:p>13.5</text:p>
          </table:table-cell>
          <table:table-cell table:style-name="ce1" table:formula="of:=[.A117]/3.6" office:value-type="float" office:value="3.75" calcext:value-type="float">
            <text:p>3.75</text:p>
          </table:table-cell>
          <table:table-cell table:formula="of:=[.C116]+20" office:value-type="float" office:value="2140" calcext:value-type="float">
            <text:p>2140</text:p>
          </table:table-cell>
          <table:table-cell table:style-name="ce2" table:formula="of:=[.D116]+(20/[.B117])" office:value-type="float" office:value="742.957036269245" calcext:value-type="float">
            <text:p>743.0</text:p>
          </table:table-cell>
          <table:table-cell table:style-name="ce1" table:formula="of:=[.D117]-[.D116]" office:value-type="float" office:value="5.33333333333337" calcext:value-type="float">
            <text:p>5.33</text:p>
          </table:table-cell>
          <table:table-cell table:formula="of:=FLOOR([.D117]/60)" office:value-type="float" office:value="12" calcext:value-type="float">
            <text:p>12</text:p>
          </table:table-cell>
          <table:table-cell table:formula="of:=[.D117]-[.F117]*60" office:value-type="float" office:value="22.957036269245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IF([.F117]&gt;[.F116];[.A117]+[.$C$6];[.A117])" office:value-type="float" office:value="13.5" calcext:value-type="float">
            <text:p>13.5</text:p>
          </table:table-cell>
          <table:table-cell table:style-name="ce1" table:formula="of:=[.A118]/3.6" office:value-type="float" office:value="3.75" calcext:value-type="float">
            <text:p>3.75</text:p>
          </table:table-cell>
          <table:table-cell table:formula="of:=[.C117]+20" office:value-type="float" office:value="2160" calcext:value-type="float">
            <text:p>2160</text:p>
          </table:table-cell>
          <table:table-cell table:style-name="ce2" table:formula="of:=[.D117]+(20/[.B118])" office:value-type="float" office:value="748.290369602578" calcext:value-type="float">
            <text:p>748.3</text:p>
          </table:table-cell>
          <table:table-cell table:style-name="ce1" table:formula="of:=[.D118]-[.D117]" office:value-type="float" office:value="5.33333333333337" calcext:value-type="float">
            <text:p>5.33</text:p>
          </table:table-cell>
          <table:table-cell table:formula="of:=FLOOR([.D118]/60)" office:value-type="float" office:value="12" calcext:value-type="float">
            <text:p>12</text:p>
          </table:table-cell>
          <table:table-cell table:formula="of:=[.D118]-[.F118]*60" office:value-type="float" office:value="28.2903696025784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IF([.F118]&gt;[.F117];[.A118]+[.$C$6];[.A118])" office:value-type="float" office:value="13.5" calcext:value-type="float">
            <text:p>13.5</text:p>
          </table:table-cell>
          <table:table-cell table:style-name="ce1" table:formula="of:=[.A119]/3.6" office:value-type="float" office:value="3.75" calcext:value-type="float">
            <text:p>3.75</text:p>
          </table:table-cell>
          <table:table-cell table:formula="of:=[.C118]+20" office:value-type="float" office:value="2180" calcext:value-type="float">
            <text:p>2180</text:p>
          </table:table-cell>
          <table:table-cell table:style-name="ce2" table:formula="of:=[.D118]+(20/[.B119])" office:value-type="float" office:value="753.623702935912" calcext:value-type="float">
            <text:p>753.6</text:p>
          </table:table-cell>
          <table:table-cell table:style-name="ce1" table:formula="of:=[.D119]-[.D118]" office:value-type="float" office:value="5.33333333333337" calcext:value-type="float">
            <text:p>5.33</text:p>
          </table:table-cell>
          <table:table-cell table:formula="of:=FLOOR([.D119]/60)" office:value-type="float" office:value="12" calcext:value-type="float">
            <text:p>12</text:p>
          </table:table-cell>
          <table:table-cell table:formula="of:=[.D119]-[.F119]*60" office:value-type="float" office:value="33.6237029359118" calcext:value-type="float">
            <text:p>34</text:p>
          </table:table-cell>
          <table:table-cell table:number-columns-repeated="14"/>
        </table:table-row>
        <table:table-row table:style-name="ro1">
          <table:table-cell table:formula="of:=IF([.F119]&gt;[.F118];[.A119]+[.$C$6];[.A119])" office:value-type="float" office:value="13.5" calcext:value-type="float">
            <text:p>13.5</text:p>
          </table:table-cell>
          <table:table-cell table:style-name="ce1" table:formula="of:=[.A120]/3.6" office:value-type="float" office:value="3.75" calcext:value-type="float">
            <text:p>3.75</text:p>
          </table:table-cell>
          <table:table-cell table:formula="of:=[.C119]+20" office:value-type="float" office:value="2200" calcext:value-type="float">
            <text:p>2200</text:p>
          </table:table-cell>
          <table:table-cell table:style-name="ce2" table:formula="of:=[.D119]+(20/[.B120])" office:value-type="float" office:value="758.957036269245" calcext:value-type="float">
            <text:p>759.0</text:p>
          </table:table-cell>
          <table:table-cell table:style-name="ce1" table:formula="of:=[.D120]-[.D119]" office:value-type="float" office:value="5.33333333333337" calcext:value-type="float">
            <text:p>5.33</text:p>
          </table:table-cell>
          <table:table-cell table:formula="of:=FLOOR([.D120]/60)" office:value-type="float" office:value="12" calcext:value-type="float">
            <text:p>12</text:p>
          </table:table-cell>
          <table:table-cell table:formula="of:=[.D120]-[.F120]*60" office:value-type="float" office:value="38.9570362692451" calcext:value-type="float">
            <text:p>39</text:p>
          </table:table-cell>
          <table:table-cell table:number-columns-repeated="14"/>
        </table:table-row>
        <table:table-row table:style-name="ro1">
          <table:table-cell table:formula="of:=IF([.F120]&gt;[.F119];[.A120]+[.$C$6];[.A120])" office:value-type="float" office:value="13.5" calcext:value-type="float">
            <text:p>13.5</text:p>
          </table:table-cell>
          <table:table-cell table:style-name="ce1" table:formula="of:=[.A121]/3.6" office:value-type="float" office:value="3.75" calcext:value-type="float">
            <text:p>3.75</text:p>
          </table:table-cell>
          <table:table-cell table:formula="of:=[.C120]+20" office:value-type="float" office:value="2220" calcext:value-type="float">
            <text:p>2220</text:p>
          </table:table-cell>
          <table:table-cell table:style-name="ce2" table:formula="of:=[.D120]+(20/[.B121])" office:value-type="float" office:value="764.290369602579" calcext:value-type="float">
            <text:p>764.3</text:p>
          </table:table-cell>
          <table:table-cell table:style-name="ce1" table:formula="of:=[.D121]-[.D120]" office:value-type="float" office:value="5.33333333333337" calcext:value-type="float">
            <text:p>5.33</text:p>
          </table:table-cell>
          <table:table-cell table:formula="of:=FLOOR([.D121]/60)" office:value-type="float" office:value="12" calcext:value-type="float">
            <text:p>12</text:p>
          </table:table-cell>
          <table:table-cell table:formula="of:=[.D121]-[.F121]*60" office:value-type="float" office:value="44.2903696025785" calcext:value-type="float">
            <text:p>44</text:p>
          </table:table-cell>
          <table:table-cell table:number-columns-repeated="14"/>
        </table:table-row>
        <table:table-row table:style-name="ro1">
          <table:table-cell table:formula="of:=IF([.F121]&gt;[.F120];[.A121]+[.$C$6];[.A121])" office:value-type="float" office:value="13.5" calcext:value-type="float">
            <text:p>13.5</text:p>
          </table:table-cell>
          <table:table-cell table:style-name="ce1" table:formula="of:=[.A122]/3.6" office:value-type="float" office:value="3.75" calcext:value-type="float">
            <text:p>3.75</text:p>
          </table:table-cell>
          <table:table-cell table:formula="of:=[.C121]+20" office:value-type="float" office:value="2240" calcext:value-type="float">
            <text:p>2240</text:p>
          </table:table-cell>
          <table:table-cell table:style-name="ce2" table:formula="of:=[.D121]+(20/[.B122])" office:value-type="float" office:value="769.623702935912" calcext:value-type="float">
            <text:p>769.6</text:p>
          </table:table-cell>
          <table:table-cell table:style-name="ce1" table:formula="of:=[.D122]-[.D121]" office:value-type="float" office:value="5.33333333333337" calcext:value-type="float">
            <text:p>5.33</text:p>
          </table:table-cell>
          <table:table-cell table:formula="of:=FLOOR([.D122]/60)" office:value-type="float" office:value="12" calcext:value-type="float">
            <text:p>12</text:p>
          </table:table-cell>
          <table:table-cell table:formula="of:=[.D122]-[.F122]*60" office:value-type="float" office:value="49.6237029359119" calcext:value-type="float">
            <text:p>50</text:p>
          </table:table-cell>
          <table:table-cell table:number-columns-repeated="14"/>
        </table:table-row>
        <table:table-row table:style-name="ro1">
          <table:table-cell table:formula="of:=IF([.F122]&gt;[.F121];[.A122]+[.$C$6];[.A122])" office:value-type="float" office:value="13.5" calcext:value-type="float">
            <text:p>13.5</text:p>
          </table:table-cell>
          <table:table-cell table:style-name="ce1" table:formula="of:=[.A123]/3.6" office:value-type="float" office:value="3.75" calcext:value-type="float">
            <text:p>3.75</text:p>
          </table:table-cell>
          <table:table-cell table:formula="of:=[.C122]+20" office:value-type="float" office:value="2260" calcext:value-type="float">
            <text:p>2260</text:p>
          </table:table-cell>
          <table:table-cell table:style-name="ce2" table:formula="of:=[.D122]+(20/[.B123])" office:value-type="float" office:value="774.957036269245" calcext:value-type="float">
            <text:p>775.0</text:p>
          </table:table-cell>
          <table:table-cell table:style-name="ce1" table:formula="of:=[.D123]-[.D122]" office:value-type="float" office:value="5.33333333333337" calcext:value-type="float">
            <text:p>5.33</text:p>
          </table:table-cell>
          <table:table-cell table:formula="of:=FLOOR([.D123]/60)" office:value-type="float" office:value="12" calcext:value-type="float">
            <text:p>12</text:p>
          </table:table-cell>
          <table:table-cell table:formula="of:=[.D123]-[.F123]*60" office:value-type="float" office:value="54.9570362692452" calcext:value-type="float">
            <text:p>55</text:p>
          </table:table-cell>
          <table:table-cell table:number-columns-repeated="14"/>
        </table:table-row>
        <table:table-row table:style-name="ro1">
          <table:table-cell table:formula="of:=IF([.F123]&gt;[.F122];[.A123]+[.$C$6];[.A123])" office:value-type="float" office:value="13.5" calcext:value-type="float">
            <text:p>13.5</text:p>
          </table:table-cell>
          <table:table-cell table:style-name="ce1" table:formula="of:=[.A124]/3.6" office:value-type="float" office:value="3.75" calcext:value-type="float">
            <text:p>3.75</text:p>
          </table:table-cell>
          <table:table-cell table:formula="of:=[.C123]+20" office:value-type="float" office:value="2280" calcext:value-type="float">
            <text:p>2280</text:p>
          </table:table-cell>
          <table:table-cell table:style-name="ce2" table:formula="of:=[.D123]+(20/[.B124])" office:value-type="float" office:value="780.290369602579" calcext:value-type="float">
            <text:p>780.3</text:p>
          </table:table-cell>
          <table:table-cell table:style-name="ce1" table:formula="of:=[.D124]-[.D123]" office:value-type="float" office:value="5.33333333333337" calcext:value-type="float">
            <text:p>5.33</text:p>
          </table:table-cell>
          <table:table-cell table:formula="of:=FLOOR([.D124]/60)" office:value-type="float" office:value="13" calcext:value-type="float">
            <text:p>13</text:p>
          </table:table-cell>
          <table:table-cell table:formula="of:=[.D124]-[.F124]*60" office:value-type="float" office:value="0.290369602578608" calcext:value-type="float">
            <text:p>0</text:p>
          </table:table-cell>
          <table:table-cell table:number-columns-repeated="14"/>
        </table:table-row>
        <table:table-row table:style-name="ro1">
          <table:table-cell table:formula="of:=IF([.F124]&gt;[.F123];[.A124]+[.$C$6];[.A124])" office:value-type="float" office:value="14" calcext:value-type="float">
            <text:p>14</text:p>
          </table:table-cell>
          <table:table-cell table:style-name="ce1" table:formula="of:=[.A125]/3.6" office:value-type="float" office:value="3.88888888888889" calcext:value-type="float">
            <text:p>3.89</text:p>
          </table:table-cell>
          <table:table-cell table:formula="of:=[.C124]+20" office:value-type="float" office:value="2300" calcext:value-type="float">
            <text:p>2300</text:p>
          </table:table-cell>
          <table:table-cell table:style-name="ce2" table:formula="of:=[.D124]+(20/[.B125])" office:value-type="float" office:value="785.433226745436" calcext:value-type="float">
            <text:p>785.4</text:p>
          </table:table-cell>
          <table:table-cell table:style-name="ce1" table:formula="of:=[.D125]-[.D124]" office:value-type="float" office:value="5.14285714285711" calcext:value-type="float">
            <text:p>5.14</text:p>
          </table:table-cell>
          <table:table-cell table:formula="of:=FLOOR([.D125]/60)" office:value-type="float" office:value="13" calcext:value-type="float">
            <text:p>13</text:p>
          </table:table-cell>
          <table:table-cell table:formula="of:=[.D125]-[.F125]*60" office:value-type="float" office:value="5.43322674543572" calcext:value-type="float">
            <text:p>5</text:p>
          </table:table-cell>
          <table:table-cell table:number-columns-repeated="14"/>
        </table:table-row>
        <table:table-row table:style-name="ro1">
          <table:table-cell table:formula="of:=IF([.F125]&gt;[.F124];[.A125]+[.$C$6];[.A125])" office:value-type="float" office:value="14" calcext:value-type="float">
            <text:p>14</text:p>
          </table:table-cell>
          <table:table-cell table:style-name="ce1" table:formula="of:=[.A126]/3.6" office:value-type="float" office:value="3.88888888888889" calcext:value-type="float">
            <text:p>3.89</text:p>
          </table:table-cell>
          <table:table-cell table:formula="of:=[.C125]+20" office:value-type="float" office:value="2320" calcext:value-type="float">
            <text:p>2320</text:p>
          </table:table-cell>
          <table:table-cell table:style-name="ce2" table:formula="of:=[.D125]+(20/[.B126])" office:value-type="float" office:value="790.576083888293" calcext:value-type="float">
            <text:p>790.6</text:p>
          </table:table-cell>
          <table:table-cell table:style-name="ce1" table:formula="of:=[.D126]-[.D125]" office:value-type="float" office:value="5.14285714285711" calcext:value-type="float">
            <text:p>5.14</text:p>
          </table:table-cell>
          <table:table-cell table:formula="of:=FLOOR([.D126]/60)" office:value-type="float" office:value="13" calcext:value-type="float">
            <text:p>13</text:p>
          </table:table-cell>
          <table:table-cell table:formula="of:=[.D126]-[.F126]*60" office:value-type="float" office:value="10.5760838882928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IF([.F126]&gt;[.F125];[.A126]+[.$C$6];[.A126])" office:value-type="float" office:value="14" calcext:value-type="float">
            <text:p>14</text:p>
          </table:table-cell>
          <table:table-cell table:style-name="ce1" table:formula="of:=[.A127]/3.6" office:value-type="float" office:value="3.88888888888889" calcext:value-type="float">
            <text:p>3.89</text:p>
          </table:table-cell>
          <table:table-cell table:formula="of:=[.C126]+20" office:value-type="float" office:value="2340" calcext:value-type="float">
            <text:p>2340</text:p>
          </table:table-cell>
          <table:table-cell table:style-name="ce2" table:formula="of:=[.D126]+(20/[.B127])" office:value-type="float" office:value="795.71894103115" calcext:value-type="float">
            <text:p>795.7</text:p>
          </table:table-cell>
          <table:table-cell table:style-name="ce1" table:formula="of:=[.D127]-[.D126]" office:value-type="float" office:value="5.14285714285711" calcext:value-type="float">
            <text:p>5.14</text:p>
          </table:table-cell>
          <table:table-cell table:formula="of:=FLOOR([.D127]/60)" office:value-type="float" office:value="13" calcext:value-type="float">
            <text:p>13</text:p>
          </table:table-cell>
          <table:table-cell table:formula="of:=[.D127]-[.F127]*60" office:value-type="float" office:value="15.7189410311499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IF([.F127]&gt;[.F126];[.A127]+[.$C$6];[.A127])" office:value-type="float" office:value="14" calcext:value-type="float">
            <text:p>14</text:p>
          </table:table-cell>
          <table:table-cell table:style-name="ce1" table:formula="of:=[.A128]/3.6" office:value-type="float" office:value="3.88888888888889" calcext:value-type="float">
            <text:p>3.89</text:p>
          </table:table-cell>
          <table:table-cell table:formula="of:=[.C127]+20" office:value-type="float" office:value="2360" calcext:value-type="float">
            <text:p>2360</text:p>
          </table:table-cell>
          <table:table-cell table:style-name="ce2" table:formula="of:=[.D127]+(20/[.B128])" office:value-type="float" office:value="800.861798174007" calcext:value-type="float">
            <text:p>800.9</text:p>
          </table:table-cell>
          <table:table-cell table:style-name="ce1" table:formula="of:=[.D128]-[.D127]" office:value-type="float" office:value="5.14285714285711" calcext:value-type="float">
            <text:p>5.14</text:p>
          </table:table-cell>
          <table:table-cell table:formula="of:=FLOOR([.D128]/60)" office:value-type="float" office:value="13" calcext:value-type="float">
            <text:p>13</text:p>
          </table:table-cell>
          <table:table-cell table:formula="of:=[.D128]-[.F128]*60" office:value-type="float" office:value="20.8617981740071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IF([.F128]&gt;[.F127];[.A128]+[.$C$6];[.A128])" office:value-type="float" office:value="14" calcext:value-type="float">
            <text:p>14</text:p>
          </table:table-cell>
          <table:table-cell table:style-name="ce1" table:formula="of:=[.A129]/3.6" office:value-type="float" office:value="3.88888888888889" calcext:value-type="float">
            <text:p>3.89</text:p>
          </table:table-cell>
          <table:table-cell table:formula="of:=[.C128]+20" office:value-type="float" office:value="2380" calcext:value-type="float">
            <text:p>2380</text:p>
          </table:table-cell>
          <table:table-cell table:style-name="ce2" table:formula="of:=[.D128]+(20/[.B129])" office:value-type="float" office:value="806.004655316864" calcext:value-type="float">
            <text:p>806.0</text:p>
          </table:table-cell>
          <table:table-cell table:style-name="ce1" table:formula="of:=[.D129]-[.D128]" office:value-type="float" office:value="5.14285714285711" calcext:value-type="float">
            <text:p>5.14</text:p>
          </table:table-cell>
          <table:table-cell table:formula="of:=FLOOR([.D129]/60)" office:value-type="float" office:value="13" calcext:value-type="float">
            <text:p>13</text:p>
          </table:table-cell>
          <table:table-cell table:formula="of:=[.D129]-[.F129]*60" office:value-type="float" office:value="26.0046553168642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IF([.F129]&gt;[.F128];[.A129]+[.$C$6];[.A129])" office:value-type="float" office:value="14" calcext:value-type="float">
            <text:p>14</text:p>
          </table:table-cell>
          <table:table-cell table:style-name="ce1" table:formula="of:=[.A130]/3.6" office:value-type="float" office:value="3.88888888888889" calcext:value-type="float">
            <text:p>3.89</text:p>
          </table:table-cell>
          <table:table-cell table:formula="of:=[.C129]+20" office:value-type="float" office:value="2400" calcext:value-type="float">
            <text:p>2400</text:p>
          </table:table-cell>
          <table:table-cell table:style-name="ce2" table:formula="of:=[.D129]+(20/[.B130])" office:value-type="float" office:value="811.147512459721" calcext:value-type="float">
            <text:p>811.1</text:p>
          </table:table-cell>
          <table:table-cell table:style-name="ce1" table:formula="of:=[.D130]-[.D129]" office:value-type="float" office:value="5.14285714285711" calcext:value-type="float">
            <text:p>5.14</text:p>
          </table:table-cell>
          <table:table-cell table:formula="of:=FLOOR([.D130]/60)" office:value-type="float" office:value="13" calcext:value-type="float">
            <text:p>13</text:p>
          </table:table-cell>
          <table:table-cell table:formula="of:=[.D130]-[.F130]*60" office:value-type="float" office:value="31.1475124597213" calcext:value-type="float">
            <text:p>31</text:p>
          </table:table-cell>
          <table:table-cell table:number-columns-repeated="14"/>
        </table:table-row>
        <table:table-row table:style-name="ro1">
          <table:table-cell table:formula="of:=IF([.F130]&gt;[.F129];[.A130]+[.$C$6];[.A130])" office:value-type="float" office:value="14" calcext:value-type="float">
            <text:p>14</text:p>
          </table:table-cell>
          <table:table-cell table:style-name="ce1" table:formula="of:=[.A131]/3.6" office:value-type="float" office:value="3.88888888888889" calcext:value-type="float">
            <text:p>3.89</text:p>
          </table:table-cell>
          <table:table-cell table:formula="of:=[.C130]+20" office:value-type="float" office:value="2420" calcext:value-type="float">
            <text:p>2420</text:p>
          </table:table-cell>
          <table:table-cell table:style-name="ce2" table:formula="of:=[.D130]+(20/[.B131])" office:value-type="float" office:value="816.290369602578" calcext:value-type="float">
            <text:p>816.3</text:p>
          </table:table-cell>
          <table:table-cell table:style-name="ce1" table:formula="of:=[.D131]-[.D130]" office:value-type="float" office:value="5.14285714285711" calcext:value-type="float">
            <text:p>5.14</text:p>
          </table:table-cell>
          <table:table-cell table:formula="of:=FLOOR([.D131]/60)" office:value-type="float" office:value="13" calcext:value-type="float">
            <text:p>13</text:p>
          </table:table-cell>
          <table:table-cell table:formula="of:=[.D131]-[.F131]*60" office:value-type="float" office:value="36.2903696025784" calcext:value-type="float">
            <text:p>36</text:p>
          </table:table-cell>
          <table:table-cell table:number-columns-repeated="14"/>
        </table:table-row>
        <table:table-row table:style-name="ro1">
          <table:table-cell table:formula="of:=IF([.F131]&gt;[.F130];[.A131]+[.$C$6];[.A131])" office:value-type="float" office:value="14" calcext:value-type="float">
            <text:p>14</text:p>
          </table:table-cell>
          <table:table-cell table:style-name="ce1" table:formula="of:=[.A132]/3.6" office:value-type="float" office:value="3.88888888888889" calcext:value-type="float">
            <text:p>3.89</text:p>
          </table:table-cell>
          <table:table-cell table:formula="of:=[.C131]+20" office:value-type="float" office:value="2440" calcext:value-type="float">
            <text:p>2440</text:p>
          </table:table-cell>
          <table:table-cell table:style-name="ce2" table:formula="of:=[.D131]+(20/[.B132])" office:value-type="float" office:value="821.433226745436" calcext:value-type="float">
            <text:p>821.4</text:p>
          </table:table-cell>
          <table:table-cell table:style-name="ce1" table:formula="of:=[.D132]-[.D131]" office:value-type="float" office:value="5.14285714285711" calcext:value-type="float">
            <text:p>5.14</text:p>
          </table:table-cell>
          <table:table-cell table:formula="of:=FLOOR([.D132]/60)" office:value-type="float" office:value="13" calcext:value-type="float">
            <text:p>13</text:p>
          </table:table-cell>
          <table:table-cell table:formula="of:=[.D132]-[.F132]*60" office:value-type="float" office:value="41.4332267454355" calcext:value-type="float">
            <text:p>41</text:p>
          </table:table-cell>
          <table:table-cell table:number-columns-repeated="14"/>
        </table:table-row>
        <table:table-row table:style-name="ro1">
          <table:table-cell table:formula="of:=IF([.F132]&gt;[.F131];[.A132]+[.$C$6];[.A132])" office:value-type="float" office:value="14" calcext:value-type="float">
            <text:p>14</text:p>
          </table:table-cell>
          <table:table-cell table:style-name="ce1" table:formula="of:=[.A133]/3.6" office:value-type="float" office:value="3.88888888888889" calcext:value-type="float">
            <text:p>3.89</text:p>
          </table:table-cell>
          <table:table-cell table:formula="of:=[.C132]+20" office:value-type="float" office:value="2460" calcext:value-type="float">
            <text:p>2460</text:p>
          </table:table-cell>
          <table:table-cell table:style-name="ce2" table:formula="of:=[.D132]+(20/[.B133])" office:value-type="float" office:value="826.576083888293" calcext:value-type="float">
            <text:p>826.6</text:p>
          </table:table-cell>
          <table:table-cell table:style-name="ce1" table:formula="of:=[.D133]-[.D132]" office:value-type="float" office:value="5.14285714285711" calcext:value-type="float">
            <text:p>5.14</text:p>
          </table:table-cell>
          <table:table-cell table:formula="of:=FLOOR([.D133]/60)" office:value-type="float" office:value="13" calcext:value-type="float">
            <text:p>13</text:p>
          </table:table-cell>
          <table:table-cell table:formula="of:=[.D133]-[.F133]*60" office:value-type="float" office:value="46.5760838882926" calcext:value-type="float">
            <text:p>47</text:p>
          </table:table-cell>
          <table:table-cell table:number-columns-repeated="14"/>
        </table:table-row>
        <table:table-row table:style-name="ro1">
          <table:table-cell table:formula="of:=IF([.F133]&gt;[.F132];[.A133]+[.$C$6];[.A133])" office:value-type="float" office:value="14" calcext:value-type="float">
            <text:p>14</text:p>
          </table:table-cell>
          <table:table-cell table:style-name="ce1" table:formula="of:=[.A134]/3.6" office:value-type="float" office:value="3.88888888888889" calcext:value-type="float">
            <text:p>3.89</text:p>
          </table:table-cell>
          <table:table-cell table:formula="of:=[.C133]+20" office:value-type="float" office:value="2480" calcext:value-type="float">
            <text:p>2480</text:p>
          </table:table-cell>
          <table:table-cell table:style-name="ce2" table:formula="of:=[.D133]+(20/[.B134])" office:value-type="float" office:value="831.71894103115" calcext:value-type="float">
            <text:p>831.7</text:p>
          </table:table-cell>
          <table:table-cell table:style-name="ce1" table:formula="of:=[.D134]-[.D133]" office:value-type="float" office:value="5.14285714285711" calcext:value-type="float">
            <text:p>5.14</text:p>
          </table:table-cell>
          <table:table-cell table:formula="of:=FLOOR([.D134]/60)" office:value-type="float" office:value="13" calcext:value-type="float">
            <text:p>13</text:p>
          </table:table-cell>
          <table:table-cell table:formula="of:=[.D134]-[.F134]*60" office:value-type="float" office:value="51.7189410311497" calcext:value-type="float">
            <text:p>52</text:p>
          </table:table-cell>
          <table:table-cell table:number-columns-repeated="14"/>
        </table:table-row>
        <table:table-row table:style-name="ro1">
          <table:table-cell table:formula="of:=IF([.F134]&gt;[.F133];[.A134]+[.$C$6];[.A134])" office:value-type="float" office:value="14" calcext:value-type="float">
            <text:p>14</text:p>
          </table:table-cell>
          <table:table-cell table:style-name="ce1" table:formula="of:=[.A135]/3.6" office:value-type="float" office:value="3.88888888888889" calcext:value-type="float">
            <text:p>3.89</text:p>
          </table:table-cell>
          <table:table-cell table:formula="of:=[.C134]+20" office:value-type="float" office:value="2500" calcext:value-type="float">
            <text:p>2500</text:p>
          </table:table-cell>
          <table:table-cell table:style-name="ce2" table:formula="of:=[.D134]+(20/[.B135])" office:value-type="float" office:value="836.861798174007" calcext:value-type="float">
            <text:p>836.9</text:p>
          </table:table-cell>
          <table:table-cell table:style-name="ce1" table:formula="of:=[.D135]-[.D134]" office:value-type="float" office:value="5.14285714285711" calcext:value-type="float">
            <text:p>5.14</text:p>
          </table:table-cell>
          <table:table-cell table:formula="of:=FLOOR([.D135]/60)" office:value-type="float" office:value="13" calcext:value-type="float">
            <text:p>13</text:p>
          </table:table-cell>
          <table:table-cell table:formula="of:=[.D135]-[.F135]*60" office:value-type="float" office:value="56.8617981740068" calcext:value-type="float">
            <text:p>57</text:p>
          </table:table-cell>
          <table:table-cell table:number-columns-repeated="14"/>
        </table:table-row>
        <table:table-row table:style-name="ro1">
          <table:table-cell table:formula="of:=IF([.F135]&gt;[.F134];[.A135]+[.$C$6];[.A135])" office:value-type="float" office:value="14" calcext:value-type="float">
            <text:p>14</text:p>
          </table:table-cell>
          <table:table-cell table:style-name="ce1" table:formula="of:=[.A136]/3.6" office:value-type="float" office:value="3.88888888888889" calcext:value-type="float">
            <text:p>3.89</text:p>
          </table:table-cell>
          <table:table-cell table:formula="of:=[.C135]+20" office:value-type="float" office:value="2520" calcext:value-type="float">
            <text:p>2520</text:p>
          </table:table-cell>
          <table:table-cell table:style-name="ce2" table:formula="of:=[.D135]+(20/[.B136])" office:value-type="float" office:value="842.004655316864" calcext:value-type="float">
            <text:p>842.0</text:p>
          </table:table-cell>
          <table:table-cell table:style-name="ce1" table:formula="of:=[.D136]-[.D135]" office:value-type="float" office:value="5.14285714285711" calcext:value-type="float">
            <text:p>5.14</text:p>
          </table:table-cell>
          <table:table-cell table:formula="of:=FLOOR([.D136]/60)" office:value-type="float" office:value="14" calcext:value-type="float">
            <text:p>14</text:p>
          </table:table-cell>
          <table:table-cell table:formula="of:=[.D136]-[.F136]*60" office:value-type="float" office:value="2.00465531686393" calcext:value-type="float">
            <text:p>2</text:p>
          </table:table-cell>
          <table:table-cell table:number-columns-repeated="14"/>
        </table:table-row>
        <table:table-row table:style-name="ro1">
          <table:table-cell table:formula="of:=IF([.F136]&gt;[.F135];[.A136]+[.$C$6];[.A136])" office:value-type="float" office:value="14.5" calcext:value-type="float">
            <text:p>14.5</text:p>
          </table:table-cell>
          <table:table-cell table:style-name="ce1" table:formula="of:=[.A137]/3.6" office:value-type="float" office:value="4.02777777777778" calcext:value-type="float">
            <text:p>4.03</text:p>
          </table:table-cell>
          <table:table-cell table:formula="of:=[.C136]+20" office:value-type="float" office:value="2540" calcext:value-type="float">
            <text:p>2540</text:p>
          </table:table-cell>
          <table:table-cell table:style-name="ce2" table:formula="of:=[.D136]+(20/[.B137])" office:value-type="float" office:value="846.970172558243" calcext:value-type="float">
            <text:p>847.0</text:p>
          </table:table-cell>
          <table:table-cell table:style-name="ce1" table:formula="of:=[.D137]-[.D136]" office:value-type="float" office:value="4.9655172413793" calcext:value-type="float">
            <text:p>4.97</text:p>
          </table:table-cell>
          <table:table-cell table:formula="of:=FLOOR([.D137]/60)" office:value-type="float" office:value="14" calcext:value-type="float">
            <text:p>14</text:p>
          </table:table-cell>
          <table:table-cell table:formula="of:=[.D137]-[.F137]*60" office:value-type="float" office:value="6.97017255824324" calcext:value-type="float">
            <text:p>7</text:p>
          </table:table-cell>
          <table:table-cell table:number-columns-repeated="14"/>
        </table:table-row>
        <table:table-row table:style-name="ro1">
          <table:table-cell table:formula="of:=IF([.F137]&gt;[.F136];[.A137]+[.$C$6];[.A137])" office:value-type="float" office:value="14.5" calcext:value-type="float">
            <text:p>14.5</text:p>
          </table:table-cell>
          <table:table-cell table:style-name="ce1" table:formula="of:=[.A138]/3.6" office:value-type="float" office:value="4.02777777777778" calcext:value-type="float">
            <text:p>4.03</text:p>
          </table:table-cell>
          <table:table-cell table:formula="of:=[.C137]+20" office:value-type="float" office:value="2560" calcext:value-type="float">
            <text:p>2560</text:p>
          </table:table-cell>
          <table:table-cell table:style-name="ce2" table:formula="of:=[.D137]+(20/[.B138])" office:value-type="float" office:value="851.935689799623" calcext:value-type="float">
            <text:p>851.9</text:p>
          </table:table-cell>
          <table:table-cell table:style-name="ce1" table:formula="of:=[.D138]-[.D137]" office:value-type="float" office:value="4.9655172413793" calcext:value-type="float">
            <text:p>4.97</text:p>
          </table:table-cell>
          <table:table-cell table:formula="of:=FLOOR([.D138]/60)" office:value-type="float" office:value="14" calcext:value-type="float">
            <text:p>14</text:p>
          </table:table-cell>
          <table:table-cell table:formula="of:=[.D138]-[.F138]*60" office:value-type="float" office:value="11.9356897996225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IF([.F138]&gt;[.F137];[.A138]+[.$C$6];[.A138])" office:value-type="float" office:value="14.5" calcext:value-type="float">
            <text:p>14.5</text:p>
          </table:table-cell>
          <table:table-cell table:style-name="ce1" table:formula="of:=[.A139]/3.6" office:value-type="float" office:value="4.02777777777778" calcext:value-type="float">
            <text:p>4.03</text:p>
          </table:table-cell>
          <table:table-cell table:formula="of:=[.C138]+20" office:value-type="float" office:value="2580" calcext:value-type="float">
            <text:p>2580</text:p>
          </table:table-cell>
          <table:table-cell table:style-name="ce2" table:formula="of:=[.D138]+(20/[.B139])" office:value-type="float" office:value="856.901207041002" calcext:value-type="float">
            <text:p>856.9</text:p>
          </table:table-cell>
          <table:table-cell table:style-name="ce1" table:formula="of:=[.D139]-[.D138]" office:value-type="float" office:value="4.9655172413793" calcext:value-type="float">
            <text:p>4.97</text:p>
          </table:table-cell>
          <table:table-cell table:formula="of:=FLOOR([.D139]/60)" office:value-type="float" office:value="14" calcext:value-type="float">
            <text:p>14</text:p>
          </table:table-cell>
          <table:table-cell table:formula="of:=[.D139]-[.F139]*60" office:value-type="float" office:value="16.9012070410018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IF([.F139]&gt;[.F138];[.A139]+[.$C$6];[.A139])" office:value-type="float" office:value="14.5" calcext:value-type="float">
            <text:p>14.5</text:p>
          </table:table-cell>
          <table:table-cell table:style-name="ce1" table:formula="of:=[.A140]/3.6" office:value-type="float" office:value="4.02777777777778" calcext:value-type="float">
            <text:p>4.03</text:p>
          </table:table-cell>
          <table:table-cell table:formula="of:=[.C139]+20" office:value-type="float" office:value="2600" calcext:value-type="float">
            <text:p>2600</text:p>
          </table:table-cell>
          <table:table-cell table:style-name="ce2" table:formula="of:=[.D139]+(20/[.B140])" office:value-type="float" office:value="861.866724282381" calcext:value-type="float">
            <text:p>861.9</text:p>
          </table:table-cell>
          <table:table-cell table:style-name="ce1" table:formula="of:=[.D140]-[.D139]" office:value-type="float" office:value="4.9655172413793" calcext:value-type="float">
            <text:p>4.97</text:p>
          </table:table-cell>
          <table:table-cell table:formula="of:=FLOOR([.D140]/60)" office:value-type="float" office:value="14" calcext:value-type="float">
            <text:p>14</text:p>
          </table:table-cell>
          <table:table-cell table:formula="of:=[.D140]-[.F140]*60" office:value-type="float" office:value="21.8667242823811" calcext:value-type="float">
            <text:p>22</text:p>
          </table:table-cell>
          <table:table-cell table:number-columns-repeated="14"/>
        </table:table-row>
        <table:table-row table:style-name="ro1">
          <table:table-cell table:formula="of:=IF([.F140]&gt;[.F139];[.A140]+[.$C$6];[.A140])" office:value-type="float" office:value="14.5" calcext:value-type="float">
            <text:p>14.5</text:p>
          </table:table-cell>
          <table:table-cell table:style-name="ce1" table:formula="of:=[.A141]/3.6" office:value-type="float" office:value="4.02777777777778" calcext:value-type="float">
            <text:p>4.03</text:p>
          </table:table-cell>
          <table:table-cell table:formula="of:=[.C140]+20" office:value-type="float" office:value="2620" calcext:value-type="float">
            <text:p>2620</text:p>
          </table:table-cell>
          <table:table-cell table:style-name="ce2" table:formula="of:=[.D140]+(20/[.B141])" office:value-type="float" office:value="866.83224152376" calcext:value-type="float">
            <text:p>866.8</text:p>
          </table:table-cell>
          <table:table-cell table:style-name="ce1" table:formula="of:=[.D141]-[.D140]" office:value-type="float" office:value="4.9655172413793" calcext:value-type="float">
            <text:p>4.97</text:p>
          </table:table-cell>
          <table:table-cell table:formula="of:=FLOOR([.D141]/60)" office:value-type="float" office:value="14" calcext:value-type="float">
            <text:p>14</text:p>
          </table:table-cell>
          <table:table-cell table:formula="of:=[.D141]-[.F141]*60" office:value-type="float" office:value="26.8322415237604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IF([.F141]&gt;[.F140];[.A141]+[.$C$6];[.A141])" office:value-type="float" office:value="14.5" calcext:value-type="float">
            <text:p>14.5</text:p>
          </table:table-cell>
          <table:table-cell table:style-name="ce1" table:formula="of:=[.A142]/3.6" office:value-type="float" office:value="4.02777777777778" calcext:value-type="float">
            <text:p>4.03</text:p>
          </table:table-cell>
          <table:table-cell table:formula="of:=[.C141]+20" office:value-type="float" office:value="2640" calcext:value-type="float">
            <text:p>2640</text:p>
          </table:table-cell>
          <table:table-cell table:style-name="ce2" table:formula="of:=[.D141]+(20/[.B142])" office:value-type="float" office:value="871.79775876514" calcext:value-type="float">
            <text:p>871.8</text:p>
          </table:table-cell>
          <table:table-cell table:style-name="ce1" table:formula="of:=[.D142]-[.D141]" office:value-type="float" office:value="4.9655172413793" calcext:value-type="float">
            <text:p>4.97</text:p>
          </table:table-cell>
          <table:table-cell table:formula="of:=FLOOR([.D142]/60)" office:value-type="float" office:value="14" calcext:value-type="float">
            <text:p>14</text:p>
          </table:table-cell>
          <table:table-cell table:formula="of:=[.D142]-[.F142]*60" office:value-type="float" office:value="31.7977587651397" calcext:value-type="float">
            <text:p>32</text:p>
          </table:table-cell>
          <table:table-cell table:number-columns-repeated="14"/>
        </table:table-row>
        <table:table-row table:style-name="ro1">
          <table:table-cell table:formula="of:=IF([.F142]&gt;[.F141];[.A142]+[.$C$6];[.A142])" office:value-type="float" office:value="14.5" calcext:value-type="float">
            <text:p>14.5</text:p>
          </table:table-cell>
          <table:table-cell table:style-name="ce1" table:formula="of:=[.A143]/3.6" office:value-type="float" office:value="4.02777777777778" calcext:value-type="float">
            <text:p>4.03</text:p>
          </table:table-cell>
          <table:table-cell table:formula="of:=[.C142]+20" office:value-type="float" office:value="2660" calcext:value-type="float">
            <text:p>2660</text:p>
          </table:table-cell>
          <table:table-cell table:style-name="ce2" table:formula="of:=[.D142]+(20/[.B143])" office:value-type="float" office:value="876.763276006519" calcext:value-type="float">
            <text:p>876.8</text:p>
          </table:table-cell>
          <table:table-cell table:style-name="ce1" table:formula="of:=[.D143]-[.D142]" office:value-type="float" office:value="4.9655172413793" calcext:value-type="float">
            <text:p>4.97</text:p>
          </table:table-cell>
          <table:table-cell table:formula="of:=FLOOR([.D143]/60)" office:value-type="float" office:value="14" calcext:value-type="float">
            <text:p>14</text:p>
          </table:table-cell>
          <table:table-cell table:formula="of:=[.D143]-[.F143]*60" office:value-type="float" office:value="36.7632760065191" calcext:value-type="float">
            <text:p>37</text:p>
          </table:table-cell>
          <table:table-cell table:number-columns-repeated="14"/>
        </table:table-row>
        <table:table-row table:style-name="ro1">
          <table:table-cell table:formula="of:=IF([.F143]&gt;[.F142];[.A143]+[.$C$6];[.A143])" office:value-type="float" office:value="14.5" calcext:value-type="float">
            <text:p>14.5</text:p>
          </table:table-cell>
          <table:table-cell table:style-name="ce1" table:formula="of:=[.A144]/3.6" office:value-type="float" office:value="4.02777777777778" calcext:value-type="float">
            <text:p>4.03</text:p>
          </table:table-cell>
          <table:table-cell table:formula="of:=[.C143]+20" office:value-type="float" office:value="2680" calcext:value-type="float">
            <text:p>2680</text:p>
          </table:table-cell>
          <table:table-cell table:style-name="ce2" table:formula="of:=[.D143]+(20/[.B144])" office:value-type="float" office:value="881.728793247898" calcext:value-type="float">
            <text:p>881.7</text:p>
          </table:table-cell>
          <table:table-cell table:style-name="ce1" table:formula="of:=[.D144]-[.D143]" office:value-type="float" office:value="4.9655172413793" calcext:value-type="float">
            <text:p>4.97</text:p>
          </table:table-cell>
          <table:table-cell table:formula="of:=FLOOR([.D144]/60)" office:value-type="float" office:value="14" calcext:value-type="float">
            <text:p>14</text:p>
          </table:table-cell>
          <table:table-cell table:formula="of:=[.D144]-[.F144]*60" office:value-type="float" office:value="41.7287932478984" calcext:value-type="float">
            <text:p>42</text:p>
          </table:table-cell>
          <table:table-cell table:number-columns-repeated="14"/>
        </table:table-row>
        <table:table-row table:style-name="ro1">
          <table:table-cell table:formula="of:=IF([.F144]&gt;[.F143];[.A144]+[.$C$6];[.A144])" office:value-type="float" office:value="14.5" calcext:value-type="float">
            <text:p>14.5</text:p>
          </table:table-cell>
          <table:table-cell table:style-name="ce1" table:formula="of:=[.A145]/3.6" office:value-type="float" office:value="4.02777777777778" calcext:value-type="float">
            <text:p>4.03</text:p>
          </table:table-cell>
          <table:table-cell table:formula="of:=[.C144]+20" office:value-type="float" office:value="2700" calcext:value-type="float">
            <text:p>2700</text:p>
          </table:table-cell>
          <table:table-cell table:style-name="ce2" table:formula="of:=[.D144]+(20/[.B145])" office:value-type="float" office:value="886.694310489278" calcext:value-type="float">
            <text:p>886.7</text:p>
          </table:table-cell>
          <table:table-cell table:style-name="ce1" table:formula="of:=[.D145]-[.D144]" office:value-type="float" office:value="4.9655172413793" calcext:value-type="float">
            <text:p>4.97</text:p>
          </table:table-cell>
          <table:table-cell table:formula="of:=FLOOR([.D145]/60)" office:value-type="float" office:value="14" calcext:value-type="float">
            <text:p>14</text:p>
          </table:table-cell>
          <table:table-cell table:formula="of:=[.D145]-[.F145]*60" office:value-type="float" office:value="46.6943104892777" calcext:value-type="float">
            <text:p>47</text:p>
          </table:table-cell>
          <table:table-cell table:number-columns-repeated="14"/>
        </table:table-row>
        <table:table-row table:style-name="ro1">
          <table:table-cell table:formula="of:=IF([.F145]&gt;[.F144];[.A145]+[.$C$6];[.A145])" office:value-type="float" office:value="14.5" calcext:value-type="float">
            <text:p>14.5</text:p>
          </table:table-cell>
          <table:table-cell table:style-name="ce1" table:formula="of:=[.A146]/3.6" office:value-type="float" office:value="4.02777777777778" calcext:value-type="float">
            <text:p>4.03</text:p>
          </table:table-cell>
          <table:table-cell table:formula="of:=[.C145]+20" office:value-type="float" office:value="2720" calcext:value-type="float">
            <text:p>2720</text:p>
          </table:table-cell>
          <table:table-cell table:style-name="ce2" table:formula="of:=[.D145]+(20/[.B146])" office:value-type="float" office:value="891.659827730657" calcext:value-type="float">
            <text:p>891.7</text:p>
          </table:table-cell>
          <table:table-cell table:style-name="ce1" table:formula="of:=[.D146]-[.D145]" office:value-type="float" office:value="4.9655172413793" calcext:value-type="float">
            <text:p>4.97</text:p>
          </table:table-cell>
          <table:table-cell table:formula="of:=FLOOR([.D146]/60)" office:value-type="float" office:value="14" calcext:value-type="float">
            <text:p>14</text:p>
          </table:table-cell>
          <table:table-cell table:formula="of:=[.D146]-[.F146]*60" office:value-type="float" office:value="51.659827730657" calcext:value-type="float">
            <text:p>52</text:p>
          </table:table-cell>
          <table:table-cell table:number-columns-repeated="14"/>
        </table:table-row>
        <table:table-row table:style-name="ro1">
          <table:table-cell table:formula="of:=IF([.F146]&gt;[.F145];[.A146]+[.$C$6];[.A146])" office:value-type="float" office:value="14.5" calcext:value-type="float">
            <text:p>14.5</text:p>
          </table:table-cell>
          <table:table-cell table:style-name="ce1" table:formula="of:=[.A147]/3.6" office:value-type="float" office:value="4.02777777777778" calcext:value-type="float">
            <text:p>4.03</text:p>
          </table:table-cell>
          <table:table-cell table:formula="of:=[.C146]+20" office:value-type="float" office:value="2740" calcext:value-type="float">
            <text:p>2740</text:p>
          </table:table-cell>
          <table:table-cell table:style-name="ce2" table:formula="of:=[.D146]+(20/[.B147])" office:value-type="float" office:value="896.625344972036" calcext:value-type="float">
            <text:p>896.6</text:p>
          </table:table-cell>
          <table:table-cell table:style-name="ce1" table:formula="of:=[.D147]-[.D146]" office:value-type="float" office:value="4.9655172413793" calcext:value-type="float">
            <text:p>4.97</text:p>
          </table:table-cell>
          <table:table-cell table:formula="of:=FLOOR([.D147]/60)" office:value-type="float" office:value="14" calcext:value-type="float">
            <text:p>14</text:p>
          </table:table-cell>
          <table:table-cell table:formula="of:=[.D147]-[.F147]*60" office:value-type="float" office:value="56.6253449720363" calcext:value-type="float">
            <text:p>57</text:p>
          </table:table-cell>
          <table:table-cell table:number-columns-repeated="14"/>
        </table:table-row>
        <table:table-row table:style-name="ro1">
          <table:table-cell table:formula="of:=IF([.F147]&gt;[.F146];[.A147]+[.$C$6];[.A147])" office:value-type="float" office:value="14.5" calcext:value-type="float">
            <text:p>14.5</text:p>
          </table:table-cell>
          <table:table-cell table:style-name="ce1" table:formula="of:=[.A148]/3.6" office:value-type="float" office:value="4.02777777777778" calcext:value-type="float">
            <text:p>4.03</text:p>
          </table:table-cell>
          <table:table-cell table:formula="of:=[.C147]+20" office:value-type="float" office:value="2760" calcext:value-type="float">
            <text:p>2760</text:p>
          </table:table-cell>
          <table:table-cell table:style-name="ce2" table:formula="of:=[.D147]+(20/[.B148])" office:value-type="float" office:value="901.590862213416" calcext:value-type="float">
            <text:p>901.6</text:p>
          </table:table-cell>
          <table:table-cell table:style-name="ce1" table:formula="of:=[.D148]-[.D147]" office:value-type="float" office:value="4.9655172413793" calcext:value-type="float">
            <text:p>4.97</text:p>
          </table:table-cell>
          <table:table-cell table:formula="of:=FLOOR([.D148]/60)" office:value-type="float" office:value="15" calcext:value-type="float">
            <text:p>15</text:p>
          </table:table-cell>
          <table:table-cell table:formula="of:=[.D148]-[.F148]*60" office:value-type="float" office:value="1.59086221341556" calcext:value-type="float">
            <text:p>2</text:p>
          </table:table-cell>
          <table:table-cell table:number-columns-repeated="14"/>
        </table:table-row>
        <table:table-row table:style-name="ro1">
          <table:table-cell table:formula="of:=IF([.F148]&gt;[.F147];[.A148]+[.$C$6];[.A148])" office:value-type="float" office:value="15" calcext:value-type="float">
            <text:p>15</text:p>
          </table:table-cell>
          <table:table-cell table:style-name="ce1" table:formula="of:=[.A149]/3.6" office:value-type="float" office:value="4.16666666666667" calcext:value-type="float">
            <text:p>4.17</text:p>
          </table:table-cell>
          <table:table-cell table:formula="of:=[.C148]+20" office:value-type="float" office:value="2780" calcext:value-type="float">
            <text:p>2780</text:p>
          </table:table-cell>
          <table:table-cell table:style-name="ce2" table:formula="of:=[.D148]+(20/[.B149])" office:value-type="float" office:value="906.390862213416" calcext:value-type="float">
            <text:p>906.4</text:p>
          </table:table-cell>
          <table:table-cell table:style-name="ce1" table:formula="of:=[.D149]-[.D148]" office:value-type="float" office:value="4.79999999999995" calcext:value-type="float">
            <text:p>4.80</text:p>
          </table:table-cell>
          <table:table-cell table:formula="of:=FLOOR([.D149]/60)" office:value-type="float" office:value="15" calcext:value-type="float">
            <text:p>15</text:p>
          </table:table-cell>
          <table:table-cell table:formula="of:=[.D149]-[.F149]*60" office:value-type="float" office:value="6.39086221341552" calcext:value-type="float">
            <text:p>6</text:p>
          </table:table-cell>
          <table:table-cell table:number-columns-repeated="14"/>
        </table:table-row>
        <table:table-row table:style-name="ro1">
          <table:table-cell table:formula="of:=IF([.F149]&gt;[.F148];[.A149]+[.$C$6];[.A149])" office:value-type="float" office:value="15" calcext:value-type="float">
            <text:p>15</text:p>
          </table:table-cell>
          <table:table-cell table:style-name="ce1" table:formula="of:=[.A150]/3.6" office:value-type="float" office:value="4.16666666666667" calcext:value-type="float">
            <text:p>4.17</text:p>
          </table:table-cell>
          <table:table-cell table:formula="of:=[.C149]+20" office:value-type="float" office:value="2800" calcext:value-type="float">
            <text:p>2800</text:p>
          </table:table-cell>
          <table:table-cell table:style-name="ce2" table:formula="of:=[.D149]+(20/[.B150])" office:value-type="float" office:value="911.190862213416" calcext:value-type="float">
            <text:p>911.2</text:p>
          </table:table-cell>
          <table:table-cell table:style-name="ce1" table:formula="of:=[.D150]-[.D149]" office:value-type="float" office:value="4.79999999999995" calcext:value-type="float">
            <text:p>4.80</text:p>
          </table:table-cell>
          <table:table-cell table:formula="of:=FLOOR([.D150]/60)" office:value-type="float" office:value="15" calcext:value-type="float">
            <text:p>15</text:p>
          </table:table-cell>
          <table:table-cell table:formula="of:=[.D150]-[.F150]*60" office:value-type="float" office:value="11.1908622134155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IF([.F150]&gt;[.F149];[.A150]+[.$C$6];[.A150])" office:value-type="float" office:value="15" calcext:value-type="float">
            <text:p>15</text:p>
          </table:table-cell>
          <table:table-cell table:style-name="ce1" table:formula="of:=[.A151]/3.6" office:value-type="float" office:value="4.16666666666667" calcext:value-type="float">
            <text:p>4.17</text:p>
          </table:table-cell>
          <table:table-cell table:formula="of:=[.C150]+20" office:value-type="float" office:value="2820" calcext:value-type="float">
            <text:p>2820</text:p>
          </table:table-cell>
          <table:table-cell table:style-name="ce2" table:formula="of:=[.D150]+(20/[.B151])" office:value-type="float" office:value="915.990862213415" calcext:value-type="float">
            <text:p>916.0</text:p>
          </table:table-cell>
          <table:table-cell table:style-name="ce1" table:formula="of:=[.D151]-[.D150]" office:value-type="float" office:value="4.79999999999995" calcext:value-type="float">
            <text:p>4.80</text:p>
          </table:table-cell>
          <table:table-cell table:formula="of:=FLOOR([.D151]/60)" office:value-type="float" office:value="15" calcext:value-type="float">
            <text:p>15</text:p>
          </table:table-cell>
          <table:table-cell table:formula="of:=[.D151]-[.F151]*60" office:value-type="float" office:value="15.9908622134154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IF([.F151]&gt;[.F150];[.A151]+[.$C$6];[.A151])" office:value-type="float" office:value="15" calcext:value-type="float">
            <text:p>15</text:p>
          </table:table-cell>
          <table:table-cell table:style-name="ce1" table:formula="of:=[.A152]/3.6" office:value-type="float" office:value="4.16666666666667" calcext:value-type="float">
            <text:p>4.17</text:p>
          </table:table-cell>
          <table:table-cell table:formula="of:=[.C151]+20" office:value-type="float" office:value="2840" calcext:value-type="float">
            <text:p>2840</text:p>
          </table:table-cell>
          <table:table-cell table:style-name="ce2" table:formula="of:=[.D151]+(20/[.B152])" office:value-type="float" office:value="920.790862213415" calcext:value-type="float">
            <text:p>920.8</text:p>
          </table:table-cell>
          <table:table-cell table:style-name="ce1" table:formula="of:=[.D152]-[.D151]" office:value-type="float" office:value="4.79999999999995" calcext:value-type="float">
            <text:p>4.80</text:p>
          </table:table-cell>
          <table:table-cell table:formula="of:=FLOOR([.D152]/60)" office:value-type="float" office:value="15" calcext:value-type="float">
            <text:p>15</text:p>
          </table:table-cell>
          <table:table-cell table:formula="of:=[.D152]-[.F152]*60" office:value-type="float" office:value="20.7908622134154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IF([.F152]&gt;[.F151];[.A152]+[.$C$6];[.A152])" office:value-type="float" office:value="15" calcext:value-type="float">
            <text:p>15</text:p>
          </table:table-cell>
          <table:table-cell table:style-name="ce1" table:formula="of:=[.A153]/3.6" office:value-type="float" office:value="4.16666666666667" calcext:value-type="float">
            <text:p>4.17</text:p>
          </table:table-cell>
          <table:table-cell table:formula="of:=[.C152]+20" office:value-type="float" office:value="2860" calcext:value-type="float">
            <text:p>2860</text:p>
          </table:table-cell>
          <table:table-cell table:style-name="ce2" table:formula="of:=[.D152]+(20/[.B153])" office:value-type="float" office:value="925.590862213415" calcext:value-type="float">
            <text:p>925.6</text:p>
          </table:table-cell>
          <table:table-cell table:style-name="ce1" table:formula="of:=[.D153]-[.D152]" office:value-type="float" office:value="4.79999999999995" calcext:value-type="float">
            <text:p>4.80</text:p>
          </table:table-cell>
          <table:table-cell table:formula="of:=FLOOR([.D153]/60)" office:value-type="float" office:value="15" calcext:value-type="float">
            <text:p>15</text:p>
          </table:table-cell>
          <table:table-cell table:formula="of:=[.D153]-[.F153]*60" office:value-type="float" office:value="25.5908622134153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IF([.F153]&gt;[.F152];[.A153]+[.$C$6];[.A153])" office:value-type="float" office:value="15" calcext:value-type="float">
            <text:p>15</text:p>
          </table:table-cell>
          <table:table-cell table:style-name="ce1" table:formula="of:=[.A154]/3.6" office:value-type="float" office:value="4.16666666666667" calcext:value-type="float">
            <text:p>4.17</text:p>
          </table:table-cell>
          <table:table-cell table:formula="of:=[.C153]+20" office:value-type="float" office:value="2880" calcext:value-type="float">
            <text:p>2880</text:p>
          </table:table-cell>
          <table:table-cell table:style-name="ce2" table:formula="of:=[.D153]+(20/[.B154])" office:value-type="float" office:value="930.390862213415" calcext:value-type="float">
            <text:p>930.4</text:p>
          </table:table-cell>
          <table:table-cell table:style-name="ce1" table:formula="of:=[.D154]-[.D153]" office:value-type="float" office:value="4.79999999999995" calcext:value-type="float">
            <text:p>4.80</text:p>
          </table:table-cell>
          <table:table-cell table:formula="of:=FLOOR([.D154]/60)" office:value-type="float" office:value="15" calcext:value-type="float">
            <text:p>15</text:p>
          </table:table-cell>
          <table:table-cell table:formula="of:=[.D154]-[.F154]*60" office:value-type="float" office:value="30.3908622134153" calcext:value-type="float">
            <text:p>30</text:p>
          </table:table-cell>
          <table:table-cell table:number-columns-repeated="14"/>
        </table:table-row>
        <table:table-row table:style-name="ro1">
          <table:table-cell table:formula="of:=IF([.F154]&gt;[.F153];[.A154]+[.$C$6];[.A154])" office:value-type="float" office:value="15" calcext:value-type="float">
            <text:p>15</text:p>
          </table:table-cell>
          <table:table-cell table:style-name="ce1" table:formula="of:=[.A155]/3.6" office:value-type="float" office:value="4.16666666666667" calcext:value-type="float">
            <text:p>4.17</text:p>
          </table:table-cell>
          <table:table-cell table:formula="of:=[.C154]+20" office:value-type="float" office:value="2900" calcext:value-type="float">
            <text:p>2900</text:p>
          </table:table-cell>
          <table:table-cell table:style-name="ce2" table:formula="of:=[.D154]+(20/[.B155])" office:value-type="float" office:value="935.190862213415" calcext:value-type="float">
            <text:p>935.2</text:p>
          </table:table-cell>
          <table:table-cell table:style-name="ce1" table:formula="of:=[.D155]-[.D154]" office:value-type="float" office:value="4.79999999999995" calcext:value-type="float">
            <text:p>4.80</text:p>
          </table:table-cell>
          <table:table-cell table:formula="of:=FLOOR([.D155]/60)" office:value-type="float" office:value="15" calcext:value-type="float">
            <text:p>15</text:p>
          </table:table-cell>
          <table:table-cell table:formula="of:=[.D155]-[.F155]*60" office:value-type="float" office:value="35.1908622134152" calcext:value-type="float">
            <text:p>35</text:p>
          </table:table-cell>
          <table:table-cell table:number-columns-repeated="14"/>
        </table:table-row>
        <table:table-row table:style-name="ro1">
          <table:table-cell table:formula="of:=IF([.F155]&gt;[.F154];[.A155]+[.$C$6];[.A155])" office:value-type="float" office:value="15" calcext:value-type="float">
            <text:p>15</text:p>
          </table:table-cell>
          <table:table-cell table:style-name="ce1" table:formula="of:=[.A156]/3.6" office:value-type="float" office:value="4.16666666666667" calcext:value-type="float">
            <text:p>4.17</text:p>
          </table:table-cell>
          <table:table-cell table:formula="of:=[.C155]+20" office:value-type="float" office:value="2920" calcext:value-type="float">
            <text:p>2920</text:p>
          </table:table-cell>
          <table:table-cell table:style-name="ce2" table:formula="of:=[.D155]+(20/[.B156])" office:value-type="float" office:value="939.990862213415" calcext:value-type="float">
            <text:p>940.0</text:p>
          </table:table-cell>
          <table:table-cell table:style-name="ce1" table:formula="of:=[.D156]-[.D155]" office:value-type="float" office:value="4.79999999999995" calcext:value-type="float">
            <text:p>4.80</text:p>
          </table:table-cell>
          <table:table-cell table:formula="of:=FLOOR([.D156]/60)" office:value-type="float" office:value="15" calcext:value-type="float">
            <text:p>15</text:p>
          </table:table-cell>
          <table:table-cell table:formula="of:=[.D156]-[.F156]*60" office:value-type="float" office:value="39.9908622134152" calcext:value-type="float">
            <text:p>40</text:p>
          </table:table-cell>
          <table:table-cell table:number-columns-repeated="14"/>
        </table:table-row>
        <table:table-row table:style-name="ro1">
          <table:table-cell table:formula="of:=IF([.F156]&gt;[.F155];[.A156]+[.$C$6];[.A156])" office:value-type="float" office:value="15" calcext:value-type="float">
            <text:p>15</text:p>
          </table:table-cell>
          <table:table-cell table:style-name="ce1" table:formula="of:=[.A157]/3.6" office:value-type="float" office:value="4.16666666666667" calcext:value-type="float">
            <text:p>4.17</text:p>
          </table:table-cell>
          <table:table-cell table:formula="of:=[.C156]+20" office:value-type="float" office:value="2940" calcext:value-type="float">
            <text:p>2940</text:p>
          </table:table-cell>
          <table:table-cell table:style-name="ce2" table:formula="of:=[.D156]+(20/[.B157])" office:value-type="float" office:value="944.790862213415" calcext:value-type="float">
            <text:p>944.8</text:p>
          </table:table-cell>
          <table:table-cell table:style-name="ce1" table:formula="of:=[.D157]-[.D156]" office:value-type="float" office:value="4.79999999999995" calcext:value-type="float">
            <text:p>4.80</text:p>
          </table:table-cell>
          <table:table-cell table:formula="of:=FLOOR([.D157]/60)" office:value-type="float" office:value="15" calcext:value-type="float">
            <text:p>15</text:p>
          </table:table-cell>
          <table:table-cell table:formula="of:=[.D157]-[.F157]*60" office:value-type="float" office:value="44.7908622134152" calcext:value-type="float">
            <text:p>45</text:p>
          </table:table-cell>
          <table:table-cell table:number-columns-repeated="14"/>
        </table:table-row>
        <table:table-row table:style-name="ro1">
          <table:table-cell table:formula="of:=IF([.F157]&gt;[.F156];[.A157]+[.$C$6];[.A157])" office:value-type="float" office:value="15" calcext:value-type="float">
            <text:p>15</text:p>
          </table:table-cell>
          <table:table-cell table:style-name="ce1" table:formula="of:=[.A158]/3.6" office:value-type="float" office:value="4.16666666666667" calcext:value-type="float">
            <text:p>4.17</text:p>
          </table:table-cell>
          <table:table-cell table:formula="of:=[.C157]+20" office:value-type="float" office:value="2960" calcext:value-type="float">
            <text:p>2960</text:p>
          </table:table-cell>
          <table:table-cell table:style-name="ce2" table:formula="of:=[.D157]+(20/[.B158])" office:value-type="float" office:value="949.590862213415" calcext:value-type="float">
            <text:p>949.6</text:p>
          </table:table-cell>
          <table:table-cell table:style-name="ce1" table:formula="of:=[.D158]-[.D157]" office:value-type="float" office:value="4.79999999999995" calcext:value-type="float">
            <text:p>4.80</text:p>
          </table:table-cell>
          <table:table-cell table:formula="of:=FLOOR([.D158]/60)" office:value-type="float" office:value="15" calcext:value-type="float">
            <text:p>15</text:p>
          </table:table-cell>
          <table:table-cell table:formula="of:=[.D158]-[.F158]*60" office:value-type="float" office:value="49.5908622134151" calcext:value-type="float">
            <text:p>50</text:p>
          </table:table-cell>
          <table:table-cell table:number-columns-repeated="14"/>
        </table:table-row>
        <table:table-row table:style-name="ro1">
          <table:table-cell table:formula="of:=IF([.F158]&gt;[.F157];[.A158]+[.$C$6];[.A158])" office:value-type="float" office:value="15" calcext:value-type="float">
            <text:p>15</text:p>
          </table:table-cell>
          <table:table-cell table:style-name="ce1" table:formula="of:=[.A159]/3.6" office:value-type="float" office:value="4.16666666666667" calcext:value-type="float">
            <text:p>4.17</text:p>
          </table:table-cell>
          <table:table-cell table:formula="of:=[.C158]+20" office:value-type="float" office:value="2980" calcext:value-type="float">
            <text:p>2980</text:p>
          </table:table-cell>
          <table:table-cell table:style-name="ce2" table:formula="of:=[.D158]+(20/[.B159])" office:value-type="float" office:value="954.390862213415" calcext:value-type="float">
            <text:p>954.4</text:p>
          </table:table-cell>
          <table:table-cell table:style-name="ce1" table:formula="of:=[.D159]-[.D158]" office:value-type="float" office:value="4.79999999999995" calcext:value-type="float">
            <text:p>4.80</text:p>
          </table:table-cell>
          <table:table-cell table:formula="of:=FLOOR([.D159]/60)" office:value-type="float" office:value="15" calcext:value-type="float">
            <text:p>15</text:p>
          </table:table-cell>
          <table:table-cell table:formula="of:=[.D159]-[.F159]*60" office:value-type="float" office:value="54.3908622134151" calcext:value-type="float">
            <text:p>54</text:p>
          </table:table-cell>
          <table:table-cell table:number-columns-repeated="14"/>
        </table:table-row>
        <table:table-row table:style-name="ro1">
          <table:table-cell table:formula="of:=IF([.F159]&gt;[.F158];[.A159]+[.$C$6];[.A159])" office:value-type="float" office:value="15" calcext:value-type="float">
            <text:p>15</text:p>
          </table:table-cell>
          <table:table-cell table:style-name="ce1" table:formula="of:=[.A160]/3.6" office:value-type="float" office:value="4.16666666666667" calcext:value-type="float">
            <text:p>4.17</text:p>
          </table:table-cell>
          <table:table-cell table:formula="of:=[.C159]+20" office:value-type="float" office:value="3000" calcext:value-type="float">
            <text:p>3000</text:p>
          </table:table-cell>
          <table:table-cell table:style-name="ce2" table:formula="of:=[.D159]+(20/[.B160])" office:value-type="float" office:value="959.190862213415" calcext:value-type="float">
            <text:p>959.2</text:p>
          </table:table-cell>
          <table:table-cell table:style-name="ce1" table:formula="of:=[.D160]-[.D159]" office:value-type="float" office:value="4.79999999999995" calcext:value-type="float">
            <text:p>4.80</text:p>
          </table:table-cell>
          <table:table-cell table:formula="of:=FLOOR([.D160]/60)" office:value-type="float" office:value="15" calcext:value-type="float">
            <text:p>15</text:p>
          </table:table-cell>
          <table:table-cell table:formula="of:=[.D160]-[.F160]*60" office:value-type="float" office:value="59.190862213415" calcext:value-type="float">
            <text:p>59</text:p>
          </table:table-cell>
          <table:table-cell table:number-columns-repeated="14"/>
        </table:table-row>
        <table:table-row table:style-name="ro1">
          <table:table-cell table:formula="of:=IF([.F160]&gt;[.F159];[.A160]+[.$C$6];[.A160])" office:value-type="float" office:value="15" calcext:value-type="float">
            <text:p>15</text:p>
          </table:table-cell>
          <table:table-cell table:style-name="ce1" table:formula="of:=[.A161]/3.6" office:value-type="float" office:value="4.16666666666667" calcext:value-type="float">
            <text:p>4.17</text:p>
          </table:table-cell>
          <table:table-cell table:formula="of:=[.C160]+20" office:value-type="float" office:value="3020" calcext:value-type="float">
            <text:p>3020</text:p>
          </table:table-cell>
          <table:table-cell table:style-name="ce2" table:formula="of:=[.D160]+(20/[.B161])" office:value-type="float" office:value="963.990862213415" calcext:value-type="float">
            <text:p>964.0</text:p>
          </table:table-cell>
          <table:table-cell table:style-name="ce1" table:formula="of:=[.D161]-[.D160]" office:value-type="float" office:value="4.79999999999995" calcext:value-type="float">
            <text:p>4.80</text:p>
          </table:table-cell>
          <table:table-cell table:formula="of:=FLOOR([.D161]/60)" office:value-type="float" office:value="16" calcext:value-type="float">
            <text:p>16</text:p>
          </table:table-cell>
          <table:table-cell table:formula="of:=[.D161]-[.F161]*60" office:value-type="float" office:value="3.99086221341497" calcext:value-type="float">
            <text:p>4</text:p>
          </table:table-cell>
          <table:table-cell table:number-columns-repeated="14"/>
        </table:table-row>
        <table:table-row table:style-name="ro1">
          <table:table-cell table:formula="of:=IF([.F161]&gt;[.F160];[.A161]+[.$C$6];[.A161])" office:value-type="float" office:value="15.5" calcext:value-type="float">
            <text:p>15.5</text:p>
          </table:table-cell>
          <table:table-cell table:style-name="ce1" table:formula="of:=[.A162]/3.6" office:value-type="float" office:value="4.30555555555556" calcext:value-type="float">
            <text:p>4.31</text:p>
          </table:table-cell>
          <table:table-cell table:formula="of:=[.C161]+20" office:value-type="float" office:value="3040" calcext:value-type="float">
            <text:p>3040</text:p>
          </table:table-cell>
          <table:table-cell table:style-name="ce2" table:formula="of:=[.D161]+(20/[.B162])" office:value-type="float" office:value="968.636023503738" calcext:value-type="float">
            <text:p>968.6</text:p>
          </table:table-cell>
          <table:table-cell table:style-name="ce1" table:formula="of:=[.D162]-[.D161]" office:value-type="float" office:value="4.64516129032256" calcext:value-type="float">
            <text:p>4.65</text:p>
          </table:table-cell>
          <table:table-cell table:formula="of:=FLOOR([.D162]/60)" office:value-type="float" office:value="16" calcext:value-type="float">
            <text:p>16</text:p>
          </table:table-cell>
          <table:table-cell table:formula="of:=[.D162]-[.F162]*60" office:value-type="float" office:value="8.63602350373753" calcext:value-type="float">
            <text:p>9</text:p>
          </table:table-cell>
          <table:table-cell table:number-columns-repeated="14"/>
        </table:table-row>
        <table:table-row table:style-name="ro1">
          <table:table-cell table:formula="of:=IF([.F162]&gt;[.F161];[.A162]+[.$C$6];[.A162])" office:value-type="float" office:value="15.5" calcext:value-type="float">
            <text:p>15.5</text:p>
          </table:table-cell>
          <table:table-cell table:style-name="ce1" table:formula="of:=[.A163]/3.6" office:value-type="float" office:value="4.30555555555556" calcext:value-type="float">
            <text:p>4.31</text:p>
          </table:table-cell>
          <table:table-cell table:formula="of:=[.C162]+20" office:value-type="float" office:value="3060" calcext:value-type="float">
            <text:p>3060</text:p>
          </table:table-cell>
          <table:table-cell table:style-name="ce2" table:formula="of:=[.D162]+(20/[.B163])" office:value-type="float" office:value="973.28118479406" calcext:value-type="float">
            <text:p>973.3</text:p>
          </table:table-cell>
          <table:table-cell table:style-name="ce1" table:formula="of:=[.D163]-[.D162]" office:value-type="float" office:value="4.64516129032256" calcext:value-type="float">
            <text:p>4.65</text:p>
          </table:table-cell>
          <table:table-cell table:formula="of:=FLOOR([.D163]/60)" office:value-type="float" office:value="16" calcext:value-type="float">
            <text:p>16</text:p>
          </table:table-cell>
          <table:table-cell table:formula="of:=[.D163]-[.F163]*60" office:value-type="float" office:value="13.2811847940601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IF([.F163]&gt;[.F162];[.A163]+[.$C$6];[.A163])" office:value-type="float" office:value="15.5" calcext:value-type="float">
            <text:p>15.5</text:p>
          </table:table-cell>
          <table:table-cell table:style-name="ce1" table:formula="of:=[.A164]/3.6" office:value-type="float" office:value="4.30555555555556" calcext:value-type="float">
            <text:p>4.31</text:p>
          </table:table-cell>
          <table:table-cell table:formula="of:=[.C163]+20" office:value-type="float" office:value="3080" calcext:value-type="float">
            <text:p>3080</text:p>
          </table:table-cell>
          <table:table-cell table:style-name="ce2" table:formula="of:=[.D163]+(20/[.B164])" office:value-type="float" office:value="977.926346084383" calcext:value-type="float">
            <text:p>977.9</text:p>
          </table:table-cell>
          <table:table-cell table:style-name="ce1" table:formula="of:=[.D164]-[.D163]" office:value-type="float" office:value="4.64516129032256" calcext:value-type="float">
            <text:p>4.65</text:p>
          </table:table-cell>
          <table:table-cell table:formula="of:=FLOOR([.D164]/60)" office:value-type="float" office:value="16" calcext:value-type="float">
            <text:p>16</text:p>
          </table:table-cell>
          <table:table-cell table:formula="of:=[.D164]-[.F164]*60" office:value-type="float" office:value="17.9263460843827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IF([.F164]&gt;[.F163];[.A164]+[.$C$6];[.A164])" office:value-type="float" office:value="15.5" calcext:value-type="float">
            <text:p>15.5</text:p>
          </table:table-cell>
          <table:table-cell table:style-name="ce1" table:formula="of:=[.A165]/3.6" office:value-type="float" office:value="4.30555555555556" calcext:value-type="float">
            <text:p>4.31</text:p>
          </table:table-cell>
          <table:table-cell table:formula="of:=[.C164]+20" office:value-type="float" office:value="3100" calcext:value-type="float">
            <text:p>3100</text:p>
          </table:table-cell>
          <table:table-cell table:style-name="ce2" table:formula="of:=[.D164]+(20/[.B165])" office:value-type="float" office:value="982.571507374705" calcext:value-type="float">
            <text:p>982.6</text:p>
          </table:table-cell>
          <table:table-cell table:style-name="ce1" table:formula="of:=[.D165]-[.D164]" office:value-type="float" office:value="4.64516129032256" calcext:value-type="float">
            <text:p>4.65</text:p>
          </table:table-cell>
          <table:table-cell table:formula="of:=FLOOR([.D165]/60)" office:value-type="float" office:value="16" calcext:value-type="float">
            <text:p>16</text:p>
          </table:table-cell>
          <table:table-cell table:formula="of:=[.D165]-[.F165]*60" office:value-type="float" office:value="22.5715073747052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IF([.F165]&gt;[.F164];[.A165]+[.$C$6];[.A165])" office:value-type="float" office:value="15.5" calcext:value-type="float">
            <text:p>15.5</text:p>
          </table:table-cell>
          <table:table-cell table:style-name="ce1" table:formula="of:=[.A166]/3.6" office:value-type="float" office:value="4.30555555555556" calcext:value-type="float">
            <text:p>4.31</text:p>
          </table:table-cell>
          <table:table-cell table:formula="of:=[.C165]+20" office:value-type="float" office:value="3120" calcext:value-type="float">
            <text:p>3120</text:p>
          </table:table-cell>
          <table:table-cell table:style-name="ce2" table:formula="of:=[.D165]+(20/[.B166])" office:value-type="float" office:value="987.216668665028" calcext:value-type="float">
            <text:p>987.2</text:p>
          </table:table-cell>
          <table:table-cell table:style-name="ce1" table:formula="of:=[.D166]-[.D165]" office:value-type="float" office:value="4.64516129032256" calcext:value-type="float">
            <text:p>4.65</text:p>
          </table:table-cell>
          <table:table-cell table:formula="of:=FLOOR([.D166]/60)" office:value-type="float" office:value="16" calcext:value-type="float">
            <text:p>16</text:p>
          </table:table-cell>
          <table:table-cell table:formula="of:=[.D166]-[.F166]*60" office:value-type="float" office:value="27.2166686650278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IF([.F166]&gt;[.F165];[.A166]+[.$C$6];[.A166])" office:value-type="float" office:value="15.5" calcext:value-type="float">
            <text:p>15.5</text:p>
          </table:table-cell>
          <table:table-cell table:style-name="ce1" table:formula="of:=[.A167]/3.6" office:value-type="float" office:value="4.30555555555556" calcext:value-type="float">
            <text:p>4.31</text:p>
          </table:table-cell>
          <table:table-cell table:formula="of:=[.C166]+20" office:value-type="float" office:value="3140" calcext:value-type="float">
            <text:p>3140</text:p>
          </table:table-cell>
          <table:table-cell table:style-name="ce2" table:formula="of:=[.D166]+(20/[.B167])" office:value-type="float" office:value="991.86182995535" calcext:value-type="float">
            <text:p>991.9</text:p>
          </table:table-cell>
          <table:table-cell table:style-name="ce1" table:formula="of:=[.D167]-[.D166]" office:value-type="float" office:value="4.64516129032256" calcext:value-type="float">
            <text:p>4.65</text:p>
          </table:table-cell>
          <table:table-cell table:formula="of:=FLOOR([.D167]/60)" office:value-type="float" office:value="16" calcext:value-type="float">
            <text:p>16</text:p>
          </table:table-cell>
          <table:table-cell table:formula="of:=[.D167]-[.F167]*60" office:value-type="float" office:value="31.8618299553503" calcext:value-type="float">
            <text:p>32</text:p>
          </table:table-cell>
          <table:table-cell table:number-columns-repeated="14"/>
        </table:table-row>
        <table:table-row table:style-name="ro1" table:number-rows-repeated="104840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229.17mm" svg:height="89.99mm" svg:x="88.84mm" svg:y="14.81mm">
            <draw:object draw:notify-on-update-of-ranges="Sheet2.A2:Sheet2.A2 Sheet2.A3:Sheet2.A133 Sheet2.B2:Sheet2.B2 Sheet2.B3:Sheet2.B133 Sheet2.A2:Sheet2.A2 Sheet2.A3:Sheet2.A133 Sheet2.C2:Sheet2.C2 Sheet2.C3:Sheet2.C1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xb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9.280268" calcext:value-type="float">
            <text:p>9.280268</text:p>
          </table:table-cell>
          <table:table-cell/>
        </table:table-row>
        <table:table-row table:style-name="ro1">
          <table:table-cell table:formula="of:=[.D3]/60" office:value-type="float" office:value="0.154671133333333" calcext:value-type="float">
            <text:p>0.154671133333333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18.221531" calcext:value-type="float">
            <text:p>18.221531</text:p>
          </table:table-cell>
          <table:table-cell/>
        </table:table-row>
        <table:table-row table:style-name="ro1">
          <table:table-cell table:formula="of:=[.D4]/60" office:value-type="float" office:value="0.303692183333333" calcext:value-type="float">
            <text:p>0.303692183333333</text:p>
          </table:table-cell>
          <table:table-cell office:value-type="float" office:value="9" calcext:value-type="float">
            <text:p>9.00</text:p>
          </table:table-cell>
          <table:table-cell table:formula="of:=[.D4]-[.D3]" office:value-type="float" office:value="8.941263" calcext:value-type="float">
            <text:p>8.941263</text:p>
          </table:table-cell>
          <table:table-cell office:value-type="float" office:value="27.205169" calcext:value-type="float">
            <text:p>27.205169</text:p>
          </table:table-cell>
          <table:table-cell/>
        </table:table-row>
        <table:table-row table:style-name="ro1">
          <table:table-cell table:formula="of:=[.D5]/60" office:value-type="float" office:value="0.453419483333333" calcext:value-type="float">
            <text:p>0.453419483333333</text:p>
          </table:table-cell>
          <table:table-cell office:value-type="float" office:value="9" calcext:value-type="float">
            <text:p>9.00</text:p>
          </table:table-cell>
          <table:table-cell table:formula="of:=[.D5]-[.D4]" office:value-type="float" office:value="8.983638" calcext:value-type="float">
            <text:p>8.983638</text:p>
          </table:table-cell>
          <table:table-cell office:value-type="float" office:value="36.315935" calcext:value-type="float">
            <text:p>36.315935</text:p>
          </table:table-cell>
          <table:table-cell/>
        </table:table-row>
        <table:table-row table:style-name="ro1">
          <table:table-cell table:formula="of:=[.D6]/60" office:value-type="float" office:value="0.605265583333333" calcext:value-type="float">
            <text:p>0.605265583333333</text:p>
          </table:table-cell>
          <table:table-cell office:value-type="float" office:value="9" calcext:value-type="float">
            <text:p>9.00</text:p>
          </table:table-cell>
          <table:table-cell table:formula="of:=[.D6]-[.D5]" office:value-type="float" office:value="9.110766" calcext:value-type="float">
            <text:p>9.110766</text:p>
          </table:table-cell>
          <table:table-cell office:value-type="float" office:value="45.299574" calcext:value-type="float">
            <text:p>45.299574</text:p>
          </table:table-cell>
          <table:table-cell/>
        </table:table-row>
        <table:table-row table:style-name="ro1">
          <table:table-cell table:formula="of:=[.D7]/60" office:value-type="float" office:value="0.7549929" calcext:value-type="float">
            <text:p>0.7549929</text:p>
          </table:table-cell>
          <table:table-cell office:value-type="float" office:value="9" calcext:value-type="float">
            <text:p>9.00</text:p>
          </table:table-cell>
          <table:table-cell table:formula="of:=[.D7]-[.D6]" office:value-type="float" office:value="8.983639" calcext:value-type="float">
            <text:p>8.983639</text:p>
          </table:table-cell>
          <table:table-cell office:value-type="float" office:value="54.325588" calcext:value-type="float">
            <text:p>54.325588</text:p>
          </table:table-cell>
          <table:table-cell/>
        </table:table-row>
        <table:table-row table:style-name="ro1">
          <table:table-cell table:formula="of:=[.D8]/60" office:value-type="float" office:value="0.905426466666667" calcext:value-type="float">
            <text:p>0.905426466666667</text:p>
          </table:table-cell>
          <table:table-cell office:value-type="float" office:value="9" calcext:value-type="float">
            <text:p>9.00</text:p>
          </table:table-cell>
          <table:table-cell table:formula="of:=[.D8]-[.D7]" office:value-type="float" office:value="9.026014" calcext:value-type="float">
            <text:p>9.026014</text:p>
          </table:table-cell>
          <table:table-cell office:value-type="float" office:value="63.351602" calcext:value-type="float">
            <text:p>63.351602</text:p>
          </table:table-cell>
          <table:table-cell/>
        </table:table-row>
        <table:table-row table:style-name="ro1">
          <table:table-cell table:formula="of:=[.D9]/60" office:value-type="float" office:value="1.05586003333333" calcext:value-type="float">
            <text:p>1.05586003333333</text:p>
          </table:table-cell>
          <table:table-cell office:value-type="float" office:value="9" calcext:value-type="float">
            <text:p>9.00</text:p>
          </table:table-cell>
          <table:table-cell table:formula="of:=[.D9]-[.D8]" office:value-type="float" office:value="9.026014" calcext:value-type="float">
            <text:p>9.026014</text:p>
          </table:table-cell>
          <table:table-cell office:value-type="float" office:value="72.165738" calcext:value-type="float">
            <text:p>72.165738</text:p>
          </table:table-cell>
          <table:table-cell/>
        </table:table-row>
        <table:table-row table:style-name="ro1">
          <table:table-cell table:formula="of:=[.D10]/60" office:value-type="float" office:value="1.2027623" calcext:value-type="float">
            <text:p>1.2027623</text:p>
          </table:table-cell>
          <table:table-cell office:value-type="float" office:value="9" calcext:value-type="float">
            <text:p>9.00</text:p>
          </table:table-cell>
          <table:table-cell table:formula="of:=[.D10]-[.D9]" office:value-type="float" office:value="8.81413600000001" calcext:value-type="float">
            <text:p>8.81413600000001</text:p>
          </table:table-cell>
          <table:table-cell office:value-type="float" office:value="80.598493" calcext:value-type="float">
            <text:p>80.598493</text:p>
          </table:table-cell>
          <table:table-cell/>
        </table:table-row>
        <table:table-row table:style-name="ro1">
          <table:table-cell table:formula="of:=[.D11]/60" office:value-type="float" office:value="1.34330821666667" calcext:value-type="float">
            <text:p>1.34330821666667</text:p>
          </table:table-cell>
          <table:table-cell office:value-type="float" office:value="9" calcext:value-type="float">
            <text:p>9.00</text:p>
          </table:table-cell>
          <table:table-cell table:formula="of:=[.D11]-[.D10]" office:value-type="float" office:value="8.432755" calcext:value-type="float">
            <text:p>8.432755</text:p>
          </table:table-cell>
          <table:table-cell office:value-type="float" office:value="89.073623" calcext:value-type="float">
            <text:p>89.073623</text:p>
          </table:table-cell>
          <table:table-cell/>
        </table:table-row>
        <table:table-row table:style-name="ro1">
          <table:table-cell table:formula="of:=[.D12]/60" office:value-type="float" office:value="1.48456038333333" calcext:value-type="float">
            <text:p>1.48456038333333</text:p>
          </table:table-cell>
          <table:table-cell office:value-type="float" office:value="9" calcext:value-type="float">
            <text:p>9.00</text:p>
          </table:table-cell>
          <table:table-cell table:formula="of:=[.D12]-[.D11]" office:value-type="float" office:value="8.47512999999999" calcext:value-type="float">
            <text:p>8.47512999999999</text:p>
          </table:table-cell>
          <table:table-cell office:value-type="float" office:value="97.633505" calcext:value-type="float">
            <text:p>97.633505</text:p>
          </table:table-cell>
          <table:table-cell/>
        </table:table-row>
        <table:table-row table:style-name="ro1">
          <table:table-cell table:formula="of:=[.D13]/60" office:value-type="float" office:value="1.62722508333333" calcext:value-type="float">
            <text:p>1.62722508333333</text:p>
          </table:table-cell>
          <table:table-cell office:value-type="float" office:value="8.47058823529412" calcext:value-type="float">
            <text:p>8.47</text:p>
          </table:table-cell>
          <table:table-cell table:formula="of:=[.D13]-[.D12]" office:value-type="float" office:value="8.559882" calcext:value-type="float">
            <text:p>8.559882</text:p>
          </table:table-cell>
          <table:table-cell office:value-type="float" office:value="106.023885" calcext:value-type="float">
            <text:p>106.023885</text:p>
          </table:table-cell>
          <table:table-cell/>
        </table:table-row>
        <table:table-row table:style-name="ro1">
          <table:table-cell table:formula="of:=[.D14]/60" office:value-type="float" office:value="1.76706475" calcext:value-type="float">
            <text:p>1.76706475</text:p>
          </table:table-cell>
          <table:table-cell office:value-type="float" office:value="8.47058823529412" calcext:value-type="float">
            <text:p>8.47</text:p>
          </table:table-cell>
          <table:table-cell table:formula="of:=[.D14]-[.D13]" office:value-type="float" office:value="8.39038000000001" calcext:value-type="float">
            <text:p>8.39038000000001</text:p>
          </table:table-cell>
          <table:table-cell office:value-type="float" office:value="114.541391" calcext:value-type="float">
            <text:p>114.541391</text:p>
          </table:table-cell>
          <table:table-cell/>
        </table:table-row>
        <table:table-row table:style-name="ro1">
          <table:table-cell table:formula="of:=[.D15]/60" office:value-type="float" office:value="1.90902318333333" calcext:value-type="float">
            <text:p>1.90902318333333</text:p>
          </table:table-cell>
          <table:table-cell office:value-type="float" office:value="8.47058823529412" calcext:value-type="float">
            <text:p>8.47</text:p>
          </table:table-cell>
          <table:table-cell table:formula="of:=[.D15]-[.D14]" office:value-type="float" office:value="8.517506" calcext:value-type="float">
            <text:p>8.517506</text:p>
          </table:table-cell>
          <table:table-cell office:value-type="float" office:value="122.847019" calcext:value-type="float">
            <text:p>122.847019</text:p>
          </table:table-cell>
          <table:table-cell/>
        </table:table-row>
        <table:table-row table:style-name="ro1">
          <table:table-cell table:formula="of:=[.D16]/60" office:value-type="float" office:value="2.04745031666667" calcext:value-type="float">
            <text:p>2.04745031666667</text:p>
          </table:table-cell>
          <table:table-cell office:value-type="float" office:value="8.47058823529412" calcext:value-type="float">
            <text:p>8.47</text:p>
          </table:table-cell>
          <table:table-cell table:formula="of:=[.D16]-[.D15]" office:value-type="float" office:value="8.305628" calcext:value-type="float">
            <text:p>8.305628</text:p>
          </table:table-cell>
          <table:table-cell office:value-type="float" office:value="131.406901" calcext:value-type="float">
            <text:p>131.406901</text:p>
          </table:table-cell>
          <table:table-cell/>
        </table:table-row>
        <table:table-row table:style-name="ro1">
          <table:table-cell table:formula="of:=[.D17]/60" office:value-type="float" office:value="2.19011501666667" calcext:value-type="float">
            <text:p>2.19011501666667</text:p>
          </table:table-cell>
          <table:table-cell office:value-type="float" office:value="8.47058823529412" calcext:value-type="float">
            <text:p>8.47</text:p>
          </table:table-cell>
          <table:table-cell table:formula="of:=[.D17]-[.D16]" office:value-type="float" office:value="8.559882" calcext:value-type="float">
            <text:p>8.559882</text:p>
          </table:table-cell>
          <table:table-cell office:value-type="float" office:value="139.331148" calcext:value-type="float">
            <text:p>139.331148</text:p>
          </table:table-cell>
          <table:table-cell/>
        </table:table-row>
        <table:table-row table:style-name="ro1">
          <table:table-cell table:formula="of:=[.D18]/60" office:value-type="float" office:value="2.3221858" calcext:value-type="float">
            <text:p>2.3221858</text:p>
          </table:table-cell>
          <table:table-cell office:value-type="float" office:value="8.47058823529412" calcext:value-type="float">
            <text:p>8.47</text:p>
          </table:table-cell>
          <table:table-cell table:formula="of:=[.D18]-[.D17]" office:value-type="float" office:value="7.92424700000001" calcext:value-type="float">
            <text:p>7.92424700000001</text:p>
          </table:table-cell>
          <table:table-cell office:value-type="float" office:value="147.297771" calcext:value-type="float">
            <text:p>147.297771</text:p>
          </table:table-cell>
          <table:table-cell/>
        </table:table-row>
        <table:table-row table:style-name="ro1">
          <table:table-cell table:formula="of:=[.D19]/60" office:value-type="float" office:value="2.45496285" calcext:value-type="float">
            <text:p>2.45496285</text:p>
          </table:table-cell>
          <table:table-cell office:value-type="float" office:value="8.47058823529412" calcext:value-type="float">
            <text:p>8.47</text:p>
          </table:table-cell>
          <table:table-cell table:formula="of:=[.D19]-[.D18]" office:value-type="float" office:value="7.966623" calcext:value-type="float">
            <text:p>7.966623</text:p>
          </table:table-cell>
          <table:table-cell office:value-type="float" office:value="155.264394" calcext:value-type="float">
            <text:p>155.264394</text:p>
          </table:table-cell>
          <table:table-cell/>
        </table:table-row>
        <table:table-row table:style-name="ro1">
          <table:table-cell table:formula="of:=[.D20]/60" office:value-type="float" office:value="2.5877399" calcext:value-type="float">
            <text:p>2.5877399</text:p>
          </table:table-cell>
          <table:table-cell office:value-type="float" office:value="8" calcext:value-type="float">
            <text:p>8.00</text:p>
          </table:table-cell>
          <table:table-cell table:formula="of:=[.D20]-[.D19]" office:value-type="float" office:value="7.966623" calcext:value-type="float">
            <text:p>7.966623</text:p>
          </table:table-cell>
          <table:table-cell office:value-type="float" office:value="163.315768" calcext:value-type="float">
            <text:p>163.315768</text:p>
          </table:table-cell>
          <table:table-cell/>
        </table:table-row>
        <table:table-row table:style-name="ro1">
          <table:table-cell table:formula="of:=[.D21]/60" office:value-type="float" office:value="2.72192946666667" calcext:value-type="float">
            <text:p>2.72192946666667</text:p>
          </table:table-cell>
          <table:table-cell office:value-type="float" office:value="8" calcext:value-type="float">
            <text:p>8.00</text:p>
          </table:table-cell>
          <table:table-cell table:formula="of:=[.D21]-[.D20]" office:value-type="float" office:value="8.05137399999998" calcext:value-type="float">
            <text:p>8.05137399999998</text:p>
          </table:table-cell>
          <table:table-cell office:value-type="float" office:value="171.240015" calcext:value-type="float">
            <text:p>171.240015</text:p>
          </table:table-cell>
          <table:table-cell/>
        </table:table-row>
        <table:table-row table:style-name="ro1">
          <table:table-cell table:formula="of:=[.D22]/60" office:value-type="float" office:value="2.85400025" calcext:value-type="float">
            <text:p>2.85400025</text:p>
          </table:table-cell>
          <table:table-cell office:value-type="float" office:value="8" calcext:value-type="float">
            <text:p>8.00</text:p>
          </table:table-cell>
          <table:table-cell table:formula="of:=[.D22]-[.D21]" office:value-type="float" office:value="7.92424700000001" calcext:value-type="float">
            <text:p>7.92424700000001</text:p>
          </table:table-cell>
          <table:table-cell office:value-type="float" office:value="179.376141" calcext:value-type="float">
            <text:p>179.376141</text:p>
          </table:table-cell>
          <table:table-cell/>
        </table:table-row>
        <table:table-row table:style-name="ro1">
          <table:table-cell table:formula="of:=[.D23]/60" office:value-type="float" office:value="2.98960235" calcext:value-type="float">
            <text:p>2.98960235</text:p>
          </table:table-cell>
          <table:table-cell office:value-type="float" office:value="8" calcext:value-type="float">
            <text:p>8.00</text:p>
          </table:table-cell>
          <table:table-cell table:formula="of:=[.D23]-[.D22]" office:value-type="float" office:value="8.13612599999999" calcext:value-type="float">
            <text:p>8.13612599999999</text:p>
          </table:table-cell>
          <table:table-cell office:value-type="float" office:value="187.258012" calcext:value-type="float">
            <text:p>187.258012</text:p>
          </table:table-cell>
          <table:table-cell/>
        </table:table-row>
        <table:table-row table:style-name="ro1">
          <table:table-cell table:formula="of:=[.D24]/60" office:value-type="float" office:value="3.12096686666667" calcext:value-type="float">
            <text:p>3.12096686666667</text:p>
          </table:table-cell>
          <table:table-cell office:value-type="float" office:value="8" calcext:value-type="float">
            <text:p>8.00</text:p>
          </table:table-cell>
          <table:table-cell table:formula="of:=[.D24]-[.D23]" office:value-type="float" office:value="7.88187100000002" calcext:value-type="float">
            <text:p>7.88187100000002</text:p>
          </table:table-cell>
          <table:table-cell office:value-type="float" office:value="194.928006" calcext:value-type="float">
            <text:p>194.928006</text:p>
          </table:table-cell>
          <table:table-cell/>
        </table:table-row>
        <table:table-row table:style-name="ro1">
          <table:table-cell table:formula="of:=[.D25]/60" office:value-type="float" office:value="3.2488001" calcext:value-type="float">
            <text:p>3.2488001</text:p>
          </table:table-cell>
          <table:table-cell office:value-type="float" office:value="8" calcext:value-type="float">
            <text:p>8.00</text:p>
          </table:table-cell>
          <table:table-cell table:formula="of:=[.D25]-[.D24]" office:value-type="float" office:value="7.669994" calcext:value-type="float">
            <text:p>7.669994</text:p>
          </table:table-cell>
          <table:table-cell office:value-type="float" office:value="202.555623" calcext:value-type="float">
            <text:p>202.555623</text:p>
          </table:table-cell>
          <table:table-cell/>
        </table:table-row>
        <table:table-row table:style-name="ro1">
          <table:table-cell table:formula="of:=[.D26]/60" office:value-type="float" office:value="3.37592705" calcext:value-type="float">
            <text:p>3.37592705</text:p>
          </table:table-cell>
          <table:table-cell office:value-type="float" office:value="8" calcext:value-type="float">
            <text:p>8.00</text:p>
          </table:table-cell>
          <table:table-cell table:formula="of:=[.D26]-[.D25]" office:value-type="float" office:value="7.62761699999999" calcext:value-type="float">
            <text:p>7.62761699999999</text:p>
          </table:table-cell>
          <table:table-cell office:value-type="float" office:value="210.056114" calcext:value-type="float">
            <text:p>210.056114</text:p>
          </table:table-cell>
          <table:table-cell/>
        </table:table-row>
        <table:table-row table:style-name="ro1">
          <table:table-cell table:formula="of:=[.D27]/60" office:value-type="float" office:value="3.50093523333333" calcext:value-type="float">
            <text:p>3.50093523333333</text:p>
          </table:table-cell>
          <table:table-cell office:value-type="float" office:value="7.57894736842104" calcext:value-type="float">
            <text:p>7.58</text:p>
          </table:table-cell>
          <table:table-cell table:formula="of:=[.D27]-[.D26]" office:value-type="float" office:value="7.50049100000001" calcext:value-type="float">
            <text:p>7.50049100000001</text:p>
          </table:table-cell>
          <table:table-cell office:value-type="float" office:value="217.768483" calcext:value-type="float">
            <text:p>217.768483</text:p>
          </table:table-cell>
          <table:table-cell/>
        </table:table-row>
        <table:table-row table:style-name="ro1">
          <table:table-cell table:formula="of:=[.D28]/60" office:value-type="float" office:value="3.62947471666667" calcext:value-type="float">
            <text:p>3.62947471666667</text:p>
          </table:table-cell>
          <table:table-cell office:value-type="float" office:value="7.57894736842107" calcext:value-type="float">
            <text:p>7.58</text:p>
          </table:table-cell>
          <table:table-cell table:formula="of:=[.D28]-[.D27]" office:value-type="float" office:value="7.712369" calcext:value-type="float">
            <text:p>7.712369</text:p>
          </table:table-cell>
          <table:table-cell office:value-type="float" office:value="225.311349" calcext:value-type="float">
            <text:p>225.311349</text:p>
          </table:table-cell>
          <table:table-cell/>
        </table:table-row>
        <table:table-row table:style-name="ro1">
          <table:table-cell table:formula="of:=[.D29]/60" office:value-type="float" office:value="3.75518915" calcext:value-type="float">
            <text:p>3.75518915</text:p>
          </table:table-cell>
          <table:table-cell office:value-type="float" office:value="7.57894736842104" calcext:value-type="float">
            <text:p>7.58</text:p>
          </table:table-cell>
          <table:table-cell table:formula="of:=[.D29]-[.D28]" office:value-type="float" office:value="7.542866" calcext:value-type="float">
            <text:p>7.542866</text:p>
          </table:table-cell>
          <table:table-cell office:value-type="float" office:value="232.854216" calcext:value-type="float">
            <text:p>232.854216</text:p>
          </table:table-cell>
          <table:table-cell/>
        </table:table-row>
        <table:table-row table:style-name="ro1">
          <table:table-cell table:formula="of:=[.D30]/60" office:value-type="float" office:value="3.8809036" calcext:value-type="float">
            <text:p>3.8809036</text:p>
          </table:table-cell>
          <table:table-cell office:value-type="float" office:value="7.57894736842104" calcext:value-type="float">
            <text:p>7.58</text:p>
          </table:table-cell>
          <table:table-cell table:formula="of:=[.D30]-[.D29]" office:value-type="float" office:value="7.542867" calcext:value-type="float">
            <text:p>7.542867</text:p>
          </table:table-cell>
          <table:table-cell office:value-type="float" office:value="240.397082" calcext:value-type="float">
            <text:p>240.397082</text:p>
          </table:table-cell>
          <table:table-cell/>
        </table:table-row>
        <table:table-row table:style-name="ro1">
          <table:table-cell table:formula="of:=[.D31]/60" office:value-type="float" office:value="4.00661803333333" calcext:value-type="float">
            <text:p>4.00661803333333</text:p>
          </table:table-cell>
          <table:table-cell office:value-type="float" office:value="7.57894736842104" calcext:value-type="float">
            <text:p>7.58</text:p>
          </table:table-cell>
          <table:table-cell table:formula="of:=[.D31]-[.D30]" office:value-type="float" office:value="7.542866" calcext:value-type="float">
            <text:p>7.542866</text:p>
          </table:table-cell>
          <table:table-cell office:value-type="float" office:value="248.067075" calcext:value-type="float">
            <text:p>248.067075</text:p>
          </table:table-cell>
          <table:table-cell/>
        </table:table-row>
        <table:table-row table:style-name="ro1">
          <table:table-cell table:formula="of:=[.D32]/60" office:value-type="float" office:value="4.13445125" calcext:value-type="float">
            <text:p>4.13445125</text:p>
          </table:table-cell>
          <table:table-cell office:value-type="float" office:value="7.57894736842104" calcext:value-type="float">
            <text:p>7.58</text:p>
          </table:table-cell>
          <table:table-cell table:formula="of:=[.D32]-[.D31]" office:value-type="float" office:value="7.66999299999998" calcext:value-type="float">
            <text:p>7.66999299999998</text:p>
          </table:table-cell>
          <table:table-cell office:value-type="float" office:value="255.355688" calcext:value-type="float">
            <text:p>255.355688</text:p>
          </table:table-cell>
          <table:table-cell/>
        </table:table-row>
        <table:table-row table:style-name="ro1">
          <table:table-cell table:formula="of:=[.D33]/60" office:value-type="float" office:value="4.25592813333333" calcext:value-type="float">
            <text:p>4.25592813333333</text:p>
          </table:table-cell>
          <table:table-cell office:value-type="float" office:value="7.57894736842104" calcext:value-type="float">
            <text:p>7.58</text:p>
          </table:table-cell>
          <table:table-cell table:formula="of:=[.D33]-[.D32]" office:value-type="float" office:value="7.288613" calcext:value-type="float">
            <text:p>7.288613</text:p>
          </table:table-cell>
          <table:table-cell office:value-type="float" office:value="262.601924" calcext:value-type="float">
            <text:p>262.601924</text:p>
          </table:table-cell>
          <table:table-cell/>
        </table:table-row>
        <table:table-row table:style-name="ro1">
          <table:table-cell table:formula="of:=[.D34]/60" office:value-type="float" office:value="4.37669873333333" calcext:value-type="float">
            <text:p>4.37669873333333</text:p>
          </table:table-cell>
          <table:table-cell office:value-type="float" office:value="7.57894736842104" calcext:value-type="float">
            <text:p>7.58</text:p>
          </table:table-cell>
          <table:table-cell table:formula="of:=[.D34]-[.D33]" office:value-type="float" office:value="7.24623600000001" calcext:value-type="float">
            <text:p>7.24623600000001</text:p>
          </table:table-cell>
          <table:table-cell office:value-type="float" office:value="269.593907" calcext:value-type="float">
            <text:p>269.593907</text:p>
          </table:table-cell>
          <table:table-cell/>
        </table:table-row>
        <table:table-row table:style-name="ro1">
          <table:table-cell table:formula="of:=[.D35]/60" office:value-type="float" office:value="4.49323178333333" calcext:value-type="float">
            <text:p>4.49323178333333</text:p>
          </table:table-cell>
          <table:table-cell office:value-type="float" office:value="7.19999999999999" calcext:value-type="float">
            <text:p>7.20</text:p>
          </table:table-cell>
          <table:table-cell table:formula="of:=[.D35]-[.D34]" office:value-type="float" office:value="6.99198300000001" calcext:value-type="float">
            <text:p>6.99198300000001</text:p>
          </table:table-cell>
          <table:table-cell office:value-type="float" office:value="276.967271" calcext:value-type="float">
            <text:p>276.967271</text:p>
          </table:table-cell>
          <table:table-cell/>
        </table:table-row>
        <table:table-row table:style-name="ro1">
          <table:table-cell table:formula="of:=[.D36]/60" office:value-type="float" office:value="4.61612118333333" calcext:value-type="float">
            <text:p>4.61612118333333</text:p>
          </table:table-cell>
          <table:table-cell office:value-type="float" office:value="7.19999999999999" calcext:value-type="float">
            <text:p>7.20</text:p>
          </table:table-cell>
          <table:table-cell table:formula="of:=[.D36]-[.D35]" office:value-type="float" office:value="7.37336399999998" calcext:value-type="float">
            <text:p>7.37336399999998</text:p>
          </table:table-cell>
          <table:table-cell office:value-type="float" office:value="284.171132" calcext:value-type="float">
            <text:p>284.171132</text:p>
          </table:table-cell>
          <table:table-cell/>
        </table:table-row>
        <table:table-row table:style-name="ro1">
          <table:table-cell table:formula="of:=[.D37]/60" office:value-type="float" office:value="4.73618553333333" calcext:value-type="float">
            <text:p>4.73618553333333</text:p>
          </table:table-cell>
          <table:table-cell office:value-type="float" office:value="7.19999999999999" calcext:value-type="float">
            <text:p>7.20</text:p>
          </table:table-cell>
          <table:table-cell table:formula="of:=[.D37]-[.D36]" office:value-type="float" office:value="7.20386100000002" calcext:value-type="float">
            <text:p>7.20386100000002</text:p>
          </table:table-cell>
          <table:table-cell office:value-type="float" office:value="291.247866" calcext:value-type="float">
            <text:p>291.247866</text:p>
          </table:table-cell>
          <table:table-cell/>
        </table:table-row>
        <table:table-row table:style-name="ro1">
          <table:table-cell table:formula="of:=[.D38]/60" office:value-type="float" office:value="4.8541311" calcext:value-type="float">
            <text:p>4.8541311</text:p>
          </table:table-cell>
          <table:table-cell office:value-type="float" office:value="7.19999999999999" calcext:value-type="float">
            <text:p>7.20</text:p>
          </table:table-cell>
          <table:table-cell table:formula="of:=[.D38]-[.D37]" office:value-type="float" office:value="7.07673399999999" calcext:value-type="float">
            <text:p>7.07673399999999</text:p>
          </table:table-cell>
          <table:table-cell office:value-type="float" office:value="298.536478" calcext:value-type="float">
            <text:p>298.536478</text:p>
          </table:table-cell>
          <table:table-cell/>
        </table:table-row>
        <table:table-row table:style-name="ro1">
          <table:table-cell table:formula="of:=[.D39]/60" office:value-type="float" office:value="4.97560796666667" calcext:value-type="float">
            <text:p>4.97560796666667</text:p>
          </table:table-cell>
          <table:table-cell office:value-type="float" office:value="7.19999999999999" calcext:value-type="float">
            <text:p>7.20</text:p>
          </table:table-cell>
          <table:table-cell table:formula="of:=[.D39]-[.D38]" office:value-type="float" office:value="7.288612" calcext:value-type="float">
            <text:p>7.288612</text:p>
          </table:table-cell>
          <table:table-cell office:value-type="float" office:value="305.740339" calcext:value-type="float">
            <text:p>305.740339</text:p>
          </table:table-cell>
          <table:table-cell/>
        </table:table-row>
        <table:table-row table:style-name="ro1">
          <table:table-cell table:formula="of:=[.D40]/60" office:value-type="float" office:value="5.09567231666667" calcext:value-type="float">
            <text:p>5.09567231666667</text:p>
          </table:table-cell>
          <table:table-cell office:value-type="float" office:value="7.19999999999999" calcext:value-type="float">
            <text:p>7.20</text:p>
          </table:table-cell>
          <table:table-cell table:formula="of:=[.D40]-[.D39]" office:value-type="float" office:value="7.20386100000002" calcext:value-type="float">
            <text:p>7.20386100000002</text:p>
          </table:table-cell>
          <table:table-cell office:value-type="float" office:value="312.774698" calcext:value-type="float">
            <text:p>312.774698</text:p>
          </table:table-cell>
          <table:table-cell/>
        </table:table-row>
        <table:table-row table:style-name="ro1">
          <table:table-cell table:formula="of:=[.D41]/60" office:value-type="float" office:value="5.21291163333333" calcext:value-type="float">
            <text:p>5.21291163333333</text:p>
          </table:table-cell>
          <table:table-cell office:value-type="float" office:value="7.19999999999999" calcext:value-type="float">
            <text:p>7.20</text:p>
          </table:table-cell>
          <table:table-cell table:formula="of:=[.D41]-[.D40]" office:value-type="float" office:value="7.034359" calcext:value-type="float">
            <text:p>7.034359</text:p>
          </table:table-cell>
          <table:table-cell office:value-type="float" office:value="319.639554" calcext:value-type="float">
            <text:p>319.639554</text:p>
          </table:table-cell>
          <table:table-cell/>
        </table:table-row>
        <table:table-row table:style-name="ro1">
          <table:table-cell table:formula="of:=[.D42]/60" office:value-type="float" office:value="5.3273259" calcext:value-type="float">
            <text:p>5.3273259</text:p>
          </table:table-cell>
          <table:table-cell office:value-type="float" office:value="7.19999999999999" calcext:value-type="float">
            <text:p>7.20</text:p>
          </table:table-cell>
          <table:table-cell table:formula="of:=[.D42]-[.D41]" office:value-type="float" office:value="6.86485599999998" calcext:value-type="float">
            <text:p>6.86485599999998</text:p>
          </table:table-cell>
          <table:table-cell office:value-type="float" office:value="326.546785" calcext:value-type="float">
            <text:p>326.546785</text:p>
          </table:table-cell>
          <table:table-cell/>
        </table:table-row>
        <table:table-row table:style-name="ro1">
          <table:table-cell table:formula="of:=[.D43]/60" office:value-type="float" office:value="5.44244641666667" calcext:value-type="float">
            <text:p>5.44244641666667</text:p>
          </table:table-cell>
          <table:table-cell office:value-type="float" office:value="7.19999999999999" calcext:value-type="float">
            <text:p>7.20</text:p>
          </table:table-cell>
          <table:table-cell table:formula="of:=[.D43]-[.D42]" office:value-type="float" office:value="6.90723100000002" calcext:value-type="float">
            <text:p>6.90723100000002</text:p>
          </table:table-cell>
          <table:table-cell office:value-type="float" office:value="333.369265" calcext:value-type="float">
            <text:p>333.369265</text:p>
          </table:table-cell>
          <table:table-cell/>
        </table:table-row>
        <table:table-row table:style-name="ro1">
          <table:table-cell table:formula="of:=[.D44]/60" office:value-type="float" office:value="5.55615441666667" calcext:value-type="float">
            <text:p>5.55615441666667</text:p>
          </table:table-cell>
          <table:table-cell office:value-type="float" office:value="6.85714285714283" calcext:value-type="float">
            <text:p>6.86</text:p>
          </table:table-cell>
          <table:table-cell table:formula="of:=[.D44]-[.D43]" office:value-type="float" office:value="6.82247999999999" calcext:value-type="float">
            <text:p>6.82247999999999</text:p>
          </table:table-cell>
          <table:table-cell office:value-type="float" office:value="340.191746" calcext:value-type="float">
            <text:p>340.191746</text:p>
          </table:table-cell>
          <table:table-cell/>
        </table:table-row>
        <table:table-row table:style-name="ro1">
          <table:table-cell table:formula="of:=[.D45]/60" office:value-type="float" office:value="5.66986243333333" calcext:value-type="float">
            <text:p>5.66986243333333</text:p>
          </table:table-cell>
          <table:table-cell office:value-type="float" office:value="6.85714285714283" calcext:value-type="float">
            <text:p>6.86</text:p>
          </table:table-cell>
          <table:table-cell table:formula="of:=[.D45]-[.D44]" office:value-type="float" office:value="6.82248100000004" calcext:value-type="float">
            <text:p>6.82248100000004</text:p>
          </table:table-cell>
          <table:table-cell office:value-type="float" office:value="347.014226" calcext:value-type="float">
            <text:p>347.014226</text:p>
          </table:table-cell>
          <table:table-cell/>
        </table:table-row>
        <table:table-row table:style-name="ro1">
          <table:table-cell table:formula="of:=[.D46]/60" office:value-type="float" office:value="5.78357043333333" calcext:value-type="float">
            <text:p>5.78357043333333</text:p>
          </table:table-cell>
          <table:table-cell office:value-type="float" office:value="6.85714285714283" calcext:value-type="float">
            <text:p>6.86</text:p>
          </table:table-cell>
          <table:table-cell table:formula="of:=[.D46]-[.D45]" office:value-type="float" office:value="6.82247999999999" calcext:value-type="float">
            <text:p>6.82247999999999</text:p>
          </table:table-cell>
          <table:table-cell office:value-type="float" office:value="354.133336" calcext:value-type="float">
            <text:p>354.133336</text:p>
          </table:table-cell>
          <table:table-cell/>
        </table:table-row>
        <table:table-row table:style-name="ro1">
          <table:table-cell table:formula="of:=[.D47]/60" office:value-type="float" office:value="5.90222226666667" calcext:value-type="float">
            <text:p>5.90222226666667</text:p>
          </table:table-cell>
          <table:table-cell office:value-type="float" office:value="6.85714285714283" calcext:value-type="float">
            <text:p>6.86</text:p>
          </table:table-cell>
          <table:table-cell table:formula="of:=[.D47]-[.D46]" office:value-type="float" office:value="7.11910999999998" calcext:value-type="float">
            <text:p>7.11910999999998</text:p>
          </table:table-cell>
          <table:table-cell office:value-type="float" office:value="360.743938" calcext:value-type="float">
            <text:p>360.743938</text:p>
          </table:table-cell>
          <table:table-cell/>
        </table:table-row>
        <table:table-row table:style-name="ro1">
          <table:table-cell table:formula="of:=[.D48]/60" office:value-type="float" office:value="6.01239896666667" calcext:value-type="float">
            <text:p>6.01239896666667</text:p>
          </table:table-cell>
          <table:table-cell office:value-type="float" office:value="6.85714285714283" calcext:value-type="float">
            <text:p>6.86</text:p>
          </table:table-cell>
          <table:table-cell table:formula="of:=[.D48]-[.D47]" office:value-type="float" office:value="6.61060200000003" calcext:value-type="float">
            <text:p>6.61060200000003</text:p>
          </table:table-cell>
          <table:table-cell office:value-type="float" office:value="367.651169" calcext:value-type="float">
            <text:p>367.651169</text:p>
          </table:table-cell>
          <table:table-cell/>
        </table:table-row>
        <table:table-row table:style-name="ro1">
          <table:table-cell table:formula="of:=[.D49]/60" office:value-type="float" office:value="6.12751948333333" calcext:value-type="float">
            <text:p>6.12751948333333</text:p>
          </table:table-cell>
          <table:table-cell office:value-type="float" office:value="6.85714285714283" calcext:value-type="float">
            <text:p>6.86</text:p>
          </table:table-cell>
          <table:table-cell table:formula="of:=[.D49]-[.D48]" office:value-type="float" office:value="6.90723099999997" calcext:value-type="float">
            <text:p>6.90723099999997</text:p>
          </table:table-cell>
          <table:table-cell office:value-type="float" office:value="374.261771" calcext:value-type="float">
            <text:p>374.261771</text:p>
          </table:table-cell>
          <table:table-cell/>
        </table:table-row>
        <table:table-row table:style-name="ro1">
          <table:table-cell table:formula="of:=[.D50]/60" office:value-type="float" office:value="6.23769618333333" calcext:value-type="float">
            <text:p>6.23769618333333</text:p>
          </table:table-cell>
          <table:table-cell office:value-type="float" office:value="6.85714285714283" calcext:value-type="float">
            <text:p>6.86</text:p>
          </table:table-cell>
          <table:table-cell table:formula="of:=[.D50]-[.D49]" office:value-type="float" office:value="6.61060200000003" calcext:value-type="float">
            <text:p>6.61060200000003</text:p>
          </table:table-cell>
          <table:table-cell office:value-type="float" office:value="380.787622" calcext:value-type="float">
            <text:p>380.787622</text:p>
          </table:table-cell>
          <table:table-cell/>
        </table:table-row>
        <table:table-row table:style-name="ro1">
          <table:table-cell table:formula="of:=[.D51]/60" office:value-type="float" office:value="6.34646036666667" calcext:value-type="float">
            <text:p>6.34646036666667</text:p>
          </table:table-cell>
          <table:table-cell office:value-type="float" office:value="6.85714285714283" calcext:value-type="float">
            <text:p>6.86</text:p>
          </table:table-cell>
          <table:table-cell table:formula="of:=[.D51]-[.D50]" office:value-type="float" office:value="6.52585099999999" calcext:value-type="float">
            <text:p>6.52585099999999</text:p>
          </table:table-cell>
          <table:table-cell office:value-type="float" office:value="387.271097" calcext:value-type="float">
            <text:p>387.271097</text:p>
          </table:table-cell>
          <table:table-cell/>
        </table:table-row>
        <table:table-row table:style-name="ro1">
          <table:table-cell table:formula="of:=[.D52]/60" office:value-type="float" office:value="6.45451828333333" calcext:value-type="float">
            <text:p>6.45451828333333</text:p>
          </table:table-cell>
          <table:table-cell office:value-type="float" office:value="6.54545454545456" calcext:value-type="float">
            <text:p>6.55</text:p>
          </table:table-cell>
          <table:table-cell table:formula="of:=[.D52]-[.D51]" office:value-type="float" office:value="6.483475" calcext:value-type="float">
            <text:p>6.483475</text:p>
          </table:table-cell>
          <table:table-cell office:value-type="float" office:value="393.796947" calcext:value-type="float">
            <text:p>393.796947</text:p>
          </table:table-cell>
          <table:table-cell/>
        </table:table-row>
        <table:table-row table:style-name="ro1">
          <table:table-cell table:formula="of:=[.D53]/60" office:value-type="float" office:value="6.56328245" calcext:value-type="float">
            <text:p>6.56328245</text:p>
          </table:table-cell>
          <table:table-cell office:value-type="float" office:value="6.54545454545456" calcext:value-type="float">
            <text:p>6.55</text:p>
          </table:table-cell>
          <table:table-cell table:formula="of:=[.D53]-[.D52]" office:value-type="float" office:value="6.52584999999999" calcext:value-type="float">
            <text:p>6.52584999999999</text:p>
          </table:table-cell>
          <table:table-cell office:value-type="float" office:value="400.4923" calcext:value-type="float">
            <text:p>400.4923</text:p>
          </table:table-cell>
          <table:table-cell/>
        </table:table-row>
        <table:table-row table:style-name="ro1">
          <table:table-cell table:formula="of:=[.D54]/60" office:value-type="float" office:value="6.67487166666667" calcext:value-type="float">
            <text:p>6.67487166666667</text:p>
          </table:table-cell>
          <table:table-cell office:value-type="float" office:value="6.54545454545456" calcext:value-type="float">
            <text:p>6.55</text:p>
          </table:table-cell>
          <table:table-cell table:formula="of:=[.D54]-[.D53]" office:value-type="float" office:value="6.69535300000001" calcext:value-type="float">
            <text:p>6.69535300000001</text:p>
          </table:table-cell>
          <table:table-cell office:value-type="float" office:value="406.975775" calcext:value-type="float">
            <text:p>406.975775</text:p>
          </table:table-cell>
          <table:table-cell/>
        </table:table-row>
        <table:table-row table:style-name="ro1">
          <table:table-cell table:formula="of:=[.D55]/60" office:value-type="float" office:value="6.78292958333333" calcext:value-type="float">
            <text:p>6.78292958333333</text:p>
          </table:table-cell>
          <table:table-cell office:value-type="float" office:value="6.54545454545456" calcext:value-type="float">
            <text:p>6.55</text:p>
          </table:table-cell>
          <table:table-cell table:formula="of:=[.D55]-[.D54]" office:value-type="float" office:value="6.483475" calcext:value-type="float">
            <text:p>6.483475</text:p>
          </table:table-cell>
          <table:table-cell office:value-type="float" office:value="413.586377" calcext:value-type="float">
            <text:p>413.586377</text:p>
          </table:table-cell>
          <table:table-cell/>
        </table:table-row>
        <table:table-row table:style-name="ro1">
          <table:table-cell table:formula="of:=[.D56]/60" office:value-type="float" office:value="6.89310628333333" calcext:value-type="float">
            <text:p>6.89310628333333</text:p>
          </table:table-cell>
          <table:table-cell office:value-type="float" office:value="6.54545454545456" calcext:value-type="float">
            <text:p>6.55</text:p>
          </table:table-cell>
          <table:table-cell table:formula="of:=[.D56]-[.D55]" office:value-type="float" office:value="6.61060200000003" calcext:value-type="float">
            <text:p>6.61060200000003</text:p>
          </table:table-cell>
          <table:table-cell office:value-type="float" office:value="420.027477" calcext:value-type="float">
            <text:p>420.027477</text:p>
          </table:table-cell>
          <table:table-cell/>
        </table:table-row>
        <table:table-row table:style-name="ro1">
          <table:table-cell table:formula="of:=[.D57]/60" office:value-type="float" office:value="7.00045795" calcext:value-type="float">
            <text:p>7.00045795</text:p>
          </table:table-cell>
          <table:table-cell office:value-type="float" office:value="6.54545454545456" calcext:value-type="float">
            <text:p>6.55</text:p>
          </table:table-cell>
          <table:table-cell table:formula="of:=[.D57]-[.D56]" office:value-type="float" office:value="6.44109999999995" calcext:value-type="float">
            <text:p>6.44109999999995</text:p>
          </table:table-cell>
          <table:table-cell office:value-type="float" office:value="426.680454" calcext:value-type="float">
            <text:p>426.680454</text:p>
          </table:table-cell>
          <table:table-cell/>
        </table:table-row>
        <table:table-row table:style-name="ro1">
          <table:table-cell table:formula="of:=[.D58]/60" office:value-type="float" office:value="7.1113409" calcext:value-type="float">
            <text:p>7.1113409</text:p>
          </table:table-cell>
          <table:table-cell office:value-type="float" office:value="6.54545454545456" calcext:value-type="float">
            <text:p>6.55</text:p>
          </table:table-cell>
          <table:table-cell table:formula="of:=[.D58]-[.D57]" office:value-type="float" office:value="6.65297700000002" calcext:value-type="float">
            <text:p>6.65297700000002</text:p>
          </table:table-cell>
          <table:table-cell office:value-type="float" office:value="432.994427" calcext:value-type="float">
            <text:p>432.994427</text:p>
          </table:table-cell>
          <table:table-cell/>
        </table:table-row>
        <table:table-row table:style-name="ro1">
          <table:table-cell table:formula="of:=[.D59]/60" office:value-type="float" office:value="7.21657378333333" calcext:value-type="float">
            <text:p>7.21657378333333</text:p>
          </table:table-cell>
          <table:table-cell office:value-type="float" office:value="6.54545454545456" calcext:value-type="float">
            <text:p>6.55</text:p>
          </table:table-cell>
          <table:table-cell table:formula="of:=[.D59]-[.D58]" office:value-type="float" office:value="6.31397299999998" calcext:value-type="float">
            <text:p>6.31397299999998</text:p>
          </table:table-cell>
          <table:table-cell office:value-type="float" office:value="439.308399" calcext:value-type="float">
            <text:p>439.308399</text:p>
          </table:table-cell>
          <table:table-cell/>
        </table:table-row>
        <table:table-row table:style-name="ro1">
          <table:table-cell table:formula="of:=[.D60]/60" office:value-type="float" office:value="7.32180665" calcext:value-type="float">
            <text:p>7.32180665</text:p>
          </table:table-cell>
          <table:table-cell office:value-type="float" office:value="6.54545454545456" calcext:value-type="float">
            <text:p>6.55</text:p>
          </table:table-cell>
          <table:table-cell table:formula="of:=[.D60]-[.D59]" office:value-type="float" office:value="6.31397200000004" calcext:value-type="float">
            <text:p>6.31397200000004</text:p>
          </table:table-cell>
          <table:table-cell office:value-type="float" office:value="445.368117" calcext:value-type="float">
            <text:p>445.368117</text:p>
          </table:table-cell>
          <table:table-cell/>
        </table:table-row>
        <table:table-row table:style-name="ro1">
          <table:table-cell table:formula="of:=[.D61]/60" office:value-type="float" office:value="7.42280195" calcext:value-type="float">
            <text:p>7.42280195</text:p>
          </table:table-cell>
          <table:table-cell office:value-type="float" office:value="6.26086956521738" calcext:value-type="float">
            <text:p>6.26</text:p>
          </table:table-cell>
          <table:table-cell table:formula="of:=[.D61]-[.D60]" office:value-type="float" office:value="6.05971799999998" calcext:value-type="float">
            <text:p>6.05971799999998</text:p>
          </table:table-cell>
          <table:table-cell office:value-type="float" office:value="451.851592" calcext:value-type="float">
            <text:p>451.851592</text:p>
          </table:table-cell>
          <table:table-cell/>
        </table:table-row>
        <table:table-row table:style-name="ro1">
          <table:table-cell table:formula="of:=[.D62]/60" office:value-type="float" office:value="7.53085986666667" calcext:value-type="float">
            <text:p>7.53085986666667</text:p>
          </table:table-cell>
          <table:table-cell office:value-type="float" office:value="6.26086956521738" calcext:value-type="float">
            <text:p>6.26</text:p>
          </table:table-cell>
          <table:table-cell table:formula="of:=[.D62]-[.D61]" office:value-type="float" office:value="6.483475" calcext:value-type="float">
            <text:p>6.483475</text:p>
          </table:table-cell>
          <table:table-cell office:value-type="float" office:value="458.123189" calcext:value-type="float">
            <text:p>458.123189</text:p>
          </table:table-cell>
          <table:table-cell/>
        </table:table-row>
        <table:table-row table:style-name="ro1">
          <table:table-cell table:formula="of:=[.D63]/60" office:value-type="float" office:value="7.63538648333333" calcext:value-type="float">
            <text:p>7.63538648333333</text:p>
          </table:table-cell>
          <table:table-cell office:value-type="float" office:value="6.26086956521738" calcext:value-type="float">
            <text:p>6.26</text:p>
          </table:table-cell>
          <table:table-cell table:formula="of:=[.D63]-[.D62]" office:value-type="float" office:value="6.27159700000004" calcext:value-type="float">
            <text:p>6.27159700000004</text:p>
          </table:table-cell>
          <table:table-cell office:value-type="float" office:value="464.35241" calcext:value-type="float">
            <text:p>464.35241</text:p>
          </table:table-cell>
          <table:table-cell/>
        </table:table-row>
        <table:table-row table:style-name="ro1">
          <table:table-cell table:formula="of:=[.D64]/60" office:value-type="float" office:value="7.73920683333333" calcext:value-type="float">
            <text:p>7.73920683333333</text:p>
          </table:table-cell>
          <table:table-cell office:value-type="float" office:value="6.26086956521738" calcext:value-type="float">
            <text:p>6.26</text:p>
          </table:table-cell>
          <table:table-cell table:formula="of:=[.D64]-[.D63]" office:value-type="float" office:value="6.229221" calcext:value-type="float">
            <text:p>6.229221</text:p>
          </table:table-cell>
          <table:table-cell office:value-type="float" office:value="470.49688" calcext:value-type="float">
            <text:p>470.49688</text:p>
          </table:table-cell>
          <table:table-cell/>
        </table:table-row>
        <table:table-row table:style-name="ro1">
          <table:table-cell table:formula="of:=[.D65]/60" office:value-type="float" office:value="7.84161466666667" calcext:value-type="float">
            <text:p>7.84161466666667</text:p>
          </table:table-cell>
          <table:table-cell office:value-type="float" office:value="6.26086956521738" calcext:value-type="float">
            <text:p>6.26</text:p>
          </table:table-cell>
          <table:table-cell table:formula="of:=[.D65]-[.D64]" office:value-type="float" office:value="6.14446999999996" calcext:value-type="float">
            <text:p>6.14446999999996</text:p>
          </table:table-cell>
          <table:table-cell office:value-type="float" office:value="476.853228" calcext:value-type="float">
            <text:p>476.853228</text:p>
          </table:table-cell>
          <table:table-cell/>
        </table:table-row>
        <table:table-row table:style-name="ro1">
          <table:table-cell table:formula="of:=[.D66]/60" office:value-type="float" office:value="7.9475538" calcext:value-type="float">
            <text:p>7.9475538</text:p>
          </table:table-cell>
          <table:table-cell office:value-type="float" office:value="6.26086956521743" calcext:value-type="float">
            <text:p>6.26</text:p>
          </table:table-cell>
          <table:table-cell table:formula="of:=[.D66]-[.D65]" office:value-type="float" office:value="6.35634800000003" calcext:value-type="float">
            <text:p>6.35634800000003</text:p>
          </table:table-cell>
          <table:table-cell office:value-type="float" office:value="483.040073" calcext:value-type="float">
            <text:p>483.040073</text:p>
          </table:table-cell>
          <table:table-cell/>
        </table:table-row>
        <table:table-row table:style-name="ro1">
          <table:table-cell table:formula="of:=[.D67]/60" office:value-type="float" office:value="8.05066788333333" calcext:value-type="float">
            <text:p>8.05066788333333</text:p>
          </table:table-cell>
          <table:table-cell office:value-type="float" office:value="6.26086956521738" calcext:value-type="float">
            <text:p>6.26</text:p>
          </table:table-cell>
          <table:table-cell table:formula="of:=[.D67]-[.D66]" office:value-type="float" office:value="6.18684500000001" calcext:value-type="float">
            <text:p>6.18684500000001</text:p>
          </table:table-cell>
          <table:table-cell office:value-type="float" office:value="489.354046" calcext:value-type="float">
            <text:p>489.354046</text:p>
          </table:table-cell>
          <table:table-cell/>
        </table:table-row>
        <table:table-row table:style-name="ro1">
          <table:table-cell table:formula="of:=[.D68]/60" office:value-type="float" office:value="8.15590076666667" calcext:value-type="float">
            <text:p>8.15590076666667</text:p>
          </table:table-cell>
          <table:table-cell office:value-type="float" office:value="6.26086956521738" calcext:value-type="float">
            <text:p>6.26</text:p>
          </table:table-cell>
          <table:table-cell table:formula="of:=[.D68]-[.D67]" office:value-type="float" office:value="6.31397299999998" calcext:value-type="float">
            <text:p>6.31397299999998</text:p>
          </table:table-cell>
          <table:table-cell office:value-type="float" office:value="495.286637" calcext:value-type="float">
            <text:p>495.286637</text:p>
          </table:table-cell>
          <table:table-cell/>
        </table:table-row>
        <table:table-row table:style-name="ro1">
          <table:table-cell table:formula="of:=[.D69]/60" office:value-type="float" office:value="8.25477728333333" calcext:value-type="float">
            <text:p>8.25477728333333</text:p>
          </table:table-cell>
          <table:table-cell office:value-type="float" office:value="6.26086956521738" calcext:value-type="float">
            <text:p>6.26</text:p>
          </table:table-cell>
          <table:table-cell table:formula="of:=[.D69]-[.D68]" office:value-type="float" office:value="5.932591" calcext:value-type="float">
            <text:p>5.932591</text:p>
          </table:table-cell>
          <table:table-cell office:value-type="float" office:value="501.346356" calcext:value-type="float">
            <text:p>501.346356</text:p>
          </table:table-cell>
          <table:table-cell/>
        </table:table-row>
        <table:table-row table:style-name="ro1">
          <table:table-cell table:formula="of:=[.D70]/60" office:value-type="float" office:value="8.3557726" calcext:value-type="float">
            <text:p>8.3557726</text:p>
          </table:table-cell>
          <table:table-cell office:value-type="float" office:value="6.26086956521738" calcext:value-type="float">
            <text:p>6.26</text:p>
          </table:table-cell>
          <table:table-cell table:formula="of:=[.D70]-[.D69]" office:value-type="float" office:value="6.05971900000003" calcext:value-type="float">
            <text:p>6.05971900000003</text:p>
          </table:table-cell>
          <table:table-cell office:value-type="float" office:value="507.363698" calcext:value-type="float">
            <text:p>507.363698</text:p>
          </table:table-cell>
          <table:table-cell/>
        </table:table-row>
        <table:table-row table:style-name="ro1">
          <table:table-cell table:formula="of:=[.D71]/60" office:value-type="float" office:value="8.45606163333333" calcext:value-type="float">
            <text:p>8.45606163333333</text:p>
          </table:table-cell>
          <table:table-cell office:value-type="float" office:value="6" calcext:value-type="float">
            <text:p>6.00</text:p>
          </table:table-cell>
          <table:table-cell table:formula="of:=[.D71]-[.D70]" office:value-type="float" office:value="6.01734199999999" calcext:value-type="float">
            <text:p>6.01734199999999</text:p>
          </table:table-cell>
          <table:table-cell office:value-type="float" office:value="513.465792" calcext:value-type="float">
            <text:p>513.465792</text:p>
          </table:table-cell>
          <table:table-cell/>
        </table:table-row>
        <table:table-row table:style-name="ro1">
          <table:table-cell table:formula="of:=[.D72]/60" office:value-type="float" office:value="8.5577632" calcext:value-type="float">
            <text:p>8.5577632</text:p>
          </table:table-cell>
          <table:table-cell office:value-type="float" office:value="6" calcext:value-type="float">
            <text:p>6.00</text:p>
          </table:table-cell>
          <table:table-cell table:formula="of:=[.D72]-[.D71]" office:value-type="float" office:value="6.10209399999997" calcext:value-type="float">
            <text:p>6.10209399999997</text:p>
          </table:table-cell>
          <table:table-cell office:value-type="float" office:value="519.610262" calcext:value-type="float">
            <text:p>519.610262</text:p>
          </table:table-cell>
          <table:table-cell/>
        </table:table-row>
        <table:table-row table:style-name="ro1">
          <table:table-cell table:formula="of:=[.D73]/60" office:value-type="float" office:value="8.66017103333333" calcext:value-type="float">
            <text:p>8.66017103333333</text:p>
          </table:table-cell>
          <table:table-cell office:value-type="float" office:value="6" calcext:value-type="float">
            <text:p>6.00</text:p>
          </table:table-cell>
          <table:table-cell table:formula="of:=[.D73]-[.D72]" office:value-type="float" office:value="6.14447000000007" calcext:value-type="float">
            <text:p>6.14447000000007</text:p>
          </table:table-cell>
          <table:table-cell office:value-type="float" office:value="525.2886" calcext:value-type="float">
            <text:p>525.2886</text:p>
          </table:table-cell>
          <table:table-cell/>
        </table:table-row>
        <table:table-row table:style-name="ro1">
          <table:table-cell table:formula="of:=[.D74]/60" office:value-type="float" office:value="8.75481" calcext:value-type="float">
            <text:p>8.75481</text:p>
          </table:table-cell>
          <table:table-cell office:value-type="float" office:value="6" calcext:value-type="float">
            <text:p>6.00</text:p>
          </table:table-cell>
          <table:table-cell table:formula="of:=[.D74]-[.D73]" office:value-type="float" office:value="5.67833799999994" calcext:value-type="float">
            <text:p>5.67833799999994</text:p>
          </table:table-cell>
          <table:table-cell office:value-type="float" office:value="531.348318" calcext:value-type="float">
            <text:p>531.348318</text:p>
          </table:table-cell>
          <table:table-cell/>
        </table:table-row>
        <table:table-row table:style-name="ro1">
          <table:table-cell table:formula="of:=[.D75]/60" office:value-type="float" office:value="8.8558053" calcext:value-type="float">
            <text:p>8.8558053</text:p>
          </table:table-cell>
          <table:table-cell office:value-type="float" office:value="6" calcext:value-type="float">
            <text:p>6.00</text:p>
          </table:table-cell>
          <table:table-cell table:formula="of:=[.D75]-[.D74]" office:value-type="float" office:value="6.05971799999998" calcext:value-type="float">
            <text:p>6.05971799999998</text:p>
          </table:table-cell>
          <table:table-cell office:value-type="float" office:value="537.365661" calcext:value-type="float">
            <text:p>537.365661</text:p>
          </table:table-cell>
          <table:table-cell/>
        </table:table-row>
        <table:table-row table:style-name="ro1">
          <table:table-cell table:formula="of:=[.D76]/60" office:value-type="float" office:value="8.95609435" calcext:value-type="float">
            <text:p>8.95609435</text:p>
          </table:table-cell>
          <table:table-cell office:value-type="float" office:value="6" calcext:value-type="float">
            <text:p>6.00</text:p>
          </table:table-cell>
          <table:table-cell table:formula="of:=[.D76]-[.D75]" office:value-type="float" office:value="6.0173430000001" calcext:value-type="float">
            <text:p>6.0173430000001</text:p>
          </table:table-cell>
          <table:table-cell office:value-type="float" office:value="543.340628" calcext:value-type="float">
            <text:p>543.340628</text:p>
          </table:table-cell>
          <table:table-cell/>
        </table:table-row>
        <table:table-row table:style-name="ro1">
          <table:table-cell table:formula="of:=[.D77]/60" office:value-type="float" office:value="9.05567713333334" calcext:value-type="float">
            <text:p>9.05567713333334</text:p>
          </table:table-cell>
          <table:table-cell office:value-type="float" office:value="6" calcext:value-type="float">
            <text:p>6.00</text:p>
          </table:table-cell>
          <table:table-cell table:formula="of:=[.D77]-[.D76]" office:value-type="float" office:value="5.97496699999999" calcext:value-type="float">
            <text:p>5.97496699999999</text:p>
          </table:table-cell>
          <table:table-cell office:value-type="float" office:value="549.442722" calcext:value-type="float">
            <text:p>549.442722</text:p>
          </table:table-cell>
          <table:table-cell/>
        </table:table-row>
        <table:table-row table:style-name="ro1">
          <table:table-cell table:formula="of:=[.D78]/60" office:value-type="float" office:value="9.1573787" calcext:value-type="float">
            <text:p>9.1573787</text:p>
          </table:table-cell>
          <table:table-cell office:value-type="float" office:value="6" calcext:value-type="float">
            <text:p>6.00</text:p>
          </table:table-cell>
          <table:table-cell table:formula="of:=[.D78]-[.D77]" office:value-type="float" office:value="6.10209399999997" calcext:value-type="float">
            <text:p>6.10209399999997</text:p>
          </table:table-cell>
          <table:table-cell office:value-type="float" office:value="555.078684" calcext:value-type="float">
            <text:p>555.078684</text:p>
          </table:table-cell>
          <table:table-cell/>
        </table:table-row>
        <table:table-row table:style-name="ro1">
          <table:table-cell table:formula="of:=[.D79]/60" office:value-type="float" office:value="9.2513114" calcext:value-type="float">
            <text:p>9.2513114</text:p>
          </table:table-cell>
          <table:table-cell office:value-type="float" office:value="6" calcext:value-type="float">
            <text:p>6.00</text:p>
          </table:table-cell>
          <table:table-cell table:formula="of:=[.D79]-[.D78]" office:value-type="float" office:value="5.63596199999995" calcext:value-type="float">
            <text:p>5.63596199999995</text:p>
          </table:table-cell>
          <table:table-cell office:value-type="float" office:value="560.841773" calcext:value-type="float">
            <text:p>560.841773</text:p>
          </table:table-cell>
          <table:table-cell/>
        </table:table-row>
        <table:table-row table:style-name="ro1">
          <table:table-cell table:formula="of:=[.D80]/60" office:value-type="float" office:value="9.34736288333333" calcext:value-type="float">
            <text:p>9.34736288333333</text:p>
          </table:table-cell>
          <table:table-cell office:value-type="float" office:value="6" calcext:value-type="float">
            <text:p>6.00</text:p>
          </table:table-cell>
          <table:table-cell table:formula="of:=[.D80]-[.D79]" office:value-type="float" office:value="5.76308900000004" calcext:value-type="float">
            <text:p>5.76308900000004</text:p>
          </table:table-cell>
          <table:table-cell office:value-type="float" office:value="566.647238" calcext:value-type="float">
            <text:p>566.647238</text:p>
          </table:table-cell>
          <table:table-cell/>
        </table:table-row>
        <table:table-row table:style-name="ro1">
          <table:table-cell table:formula="of:=[.D81]/60" office:value-type="float" office:value="9.44412063333333" calcext:value-type="float">
            <text:p>9.44412063333333</text:p>
          </table:table-cell>
          <table:table-cell office:value-type="float" office:value="5.75999999999999" calcext:value-type="float">
            <text:p>5.76</text:p>
          </table:table-cell>
          <table:table-cell table:formula="of:=[.D81]-[.D80]" office:value-type="float" office:value="5.80546500000003" calcext:value-type="float">
            <text:p>5.80546500000003</text:p>
          </table:table-cell>
          <table:table-cell office:value-type="float" office:value="572.452702" calcext:value-type="float">
            <text:p>572.452702</text:p>
          </table:table-cell>
          <table:table-cell/>
        </table:table-row>
        <table:table-row table:style-name="ro1">
          <table:table-cell table:formula="of:=[.D82]/60" office:value-type="float" office:value="9.54087836666667" calcext:value-type="float">
            <text:p>9.54087836666667</text:p>
          </table:table-cell>
          <table:table-cell office:value-type="float" office:value="5.75999999999999" calcext:value-type="float">
            <text:p>5.76</text:p>
          </table:table-cell>
          <table:table-cell table:formula="of:=[.D82]-[.D81]" office:value-type="float" office:value="5.80546400000003" calcext:value-type="float">
            <text:p>5.80546400000003</text:p>
          </table:table-cell>
          <table:table-cell office:value-type="float" office:value="578.173415" calcext:value-type="float">
            <text:p>578.173415</text:p>
          </table:table-cell>
          <table:table-cell/>
        </table:table-row>
        <table:table-row table:style-name="ro1">
          <table:table-cell table:formula="of:=[.D83]/60" office:value-type="float" office:value="9.63622358333333" calcext:value-type="float">
            <text:p>9.63622358333333</text:p>
          </table:table-cell>
          <table:table-cell office:value-type="float" office:value="5.75999999999999" calcext:value-type="float">
            <text:p>5.76</text:p>
          </table:table-cell>
          <table:table-cell table:formula="of:=[.D83]-[.D82]" office:value-type="float" office:value="5.72071299999993" calcext:value-type="float">
            <text:p>5.72071299999993</text:p>
          </table:table-cell>
          <table:table-cell office:value-type="float" office:value="583.894128" calcext:value-type="float">
            <text:p>583.894128</text:p>
          </table:table-cell>
          <table:table-cell/>
        </table:table-row>
        <table:table-row table:style-name="ro1">
          <table:table-cell table:formula="of:=[.D84]/60" office:value-type="float" office:value="9.7315688" calcext:value-type="float">
            <text:p>9.7315688</text:p>
          </table:table-cell>
          <table:table-cell office:value-type="float" office:value="5.75999999999999" calcext:value-type="float">
            <text:p>5.76</text:p>
          </table:table-cell>
          <table:table-cell table:formula="of:=[.D84]-[.D83]" office:value-type="float" office:value="5.72071300000005" calcext:value-type="float">
            <text:p>5.72071300000005</text:p>
          </table:table-cell>
          <table:table-cell office:value-type="float" office:value="589.657217" calcext:value-type="float">
            <text:p>589.657217</text:p>
          </table:table-cell>
          <table:table-cell/>
        </table:table-row>
        <table:table-row table:style-name="ro1">
          <table:table-cell table:formula="of:=[.D85]/60" office:value-type="float" office:value="9.82762028333333" calcext:value-type="float">
            <text:p>9.82762028333333</text:p>
          </table:table-cell>
          <table:table-cell office:value-type="float" office:value="5.75999999999999" calcext:value-type="float">
            <text:p>5.76</text:p>
          </table:table-cell>
          <table:table-cell table:formula="of:=[.D85]-[.D84]" office:value-type="float" office:value="5.76308899999992" calcext:value-type="float">
            <text:p>5.76308899999992</text:p>
          </table:table-cell>
          <table:table-cell office:value-type="float" office:value="595.377931" calcext:value-type="float">
            <text:p>595.377931</text:p>
          </table:table-cell>
          <table:table-cell/>
        </table:table-row>
        <table:table-row table:style-name="ro1">
          <table:table-cell table:formula="of:=[.D86]/60" office:value-type="float" office:value="9.92296551666667" calcext:value-type="float">
            <text:p>9.92296551666667</text:p>
          </table:table-cell>
          <table:table-cell office:value-type="float" office:value="5.75999999999999" calcext:value-type="float">
            <text:p>5.76</text:p>
          </table:table-cell>
          <table:table-cell table:formula="of:=[.D86]-[.D85]" office:value-type="float" office:value="5.72071400000004" calcext:value-type="float">
            <text:p>5.72071400000004</text:p>
          </table:table-cell>
          <table:table-cell office:value-type="float" office:value="601.141019" calcext:value-type="float">
            <text:p>601.141019</text:p>
          </table:table-cell>
          <table:table-cell/>
        </table:table-row>
        <table:table-row table:style-name="ro1">
          <table:table-cell table:formula="of:=[.D87]/60" office:value-type="float" office:value="10.0190169833333" calcext:value-type="float">
            <text:p>10.0190169833333</text:p>
          </table:table-cell>
          <table:table-cell office:value-type="float" office:value="5.75999999999999" calcext:value-type="float">
            <text:p>5.76</text:p>
          </table:table-cell>
          <table:table-cell table:formula="of:=[.D87]-[.D86]" office:value-type="float" office:value="5.76308800000004" calcext:value-type="float">
            <text:p>5.76308800000004</text:p>
          </table:table-cell>
          <table:table-cell office:value-type="float" office:value="606.946484" calcext:value-type="float">
            <text:p>606.946484</text:p>
          </table:table-cell>
          <table:table-cell/>
        </table:table-row>
        <table:table-row table:style-name="ro1">
          <table:table-cell table:formula="of:=[.D88]/60" office:value-type="float" office:value="10.1157747333333" calcext:value-type="float">
            <text:p>10.1157747333333</text:p>
          </table:table-cell>
          <table:table-cell office:value-type="float" office:value="5.75999999999999" calcext:value-type="float">
            <text:p>5.76</text:p>
          </table:table-cell>
          <table:table-cell table:formula="of:=[.D88]-[.D87]" office:value-type="float" office:value="5.80546500000003" calcext:value-type="float">
            <text:p>5.80546500000003</text:p>
          </table:table-cell>
          <table:table-cell office:value-type="float" office:value="612.624821" calcext:value-type="float">
            <text:p>612.624821</text:p>
          </table:table-cell>
          <table:table-cell/>
        </table:table-row>
        <table:table-row table:style-name="ro1">
          <table:table-cell table:formula="of:=[.D89]/60" office:value-type="float" office:value="10.2104136833333" calcext:value-type="float">
            <text:p>10.2104136833333</text:p>
          </table:table-cell>
          <table:table-cell office:value-type="float" office:value="5.75999999999999" calcext:value-type="float">
            <text:p>5.76</text:p>
          </table:table-cell>
          <table:table-cell table:formula="of:=[.D89]-[.D88]" office:value-type="float" office:value="5.67833699999994" calcext:value-type="float">
            <text:p>5.67833699999994</text:p>
          </table:table-cell>
          <table:table-cell office:value-type="float" office:value="618.006529" calcext:value-type="float">
            <text:p>618.006529</text:p>
          </table:table-cell>
          <table:table-cell/>
        </table:table-row>
        <table:table-row table:style-name="ro1">
          <table:table-cell table:formula="of:=[.D90]/60" office:value-type="float" office:value="10.3001088166667" calcext:value-type="float">
            <text:p>10.3001088166667</text:p>
          </table:table-cell>
          <table:table-cell office:value-type="float" office:value="5.75999999999999" calcext:value-type="float">
            <text:p>5.76</text:p>
          </table:table-cell>
          <table:table-cell table:formula="of:=[.D90]-[.D89]" office:value-type="float" office:value="5.381708" calcext:value-type="float">
            <text:p>5.381708</text:p>
          </table:table-cell>
          <table:table-cell office:value-type="float" office:value="623.600116" calcext:value-type="float">
            <text:p>623.600116</text:p>
          </table:table-cell>
          <table:table-cell/>
        </table:table-row>
        <table:table-row table:style-name="ro1">
          <table:table-cell table:formula="of:=[.D91]/60" office:value-type="float" office:value="10.3933352666667" calcext:value-type="float">
            <text:p>10.3933352666667</text:p>
          </table:table-cell>
          <table:table-cell office:value-type="float" office:value="5.53846153846155" calcext:value-type="float">
            <text:p>5.54</text:p>
          </table:table-cell>
          <table:table-cell table:formula="of:=[.D91]-[.D90]" office:value-type="float" office:value="5.59358699999996" calcext:value-type="float">
            <text:p>5.59358699999996</text:p>
          </table:table-cell>
          <table:table-cell office:value-type="float" office:value="629.236078" calcext:value-type="float">
            <text:p>629.236078</text:p>
          </table:table-cell>
          <table:table-cell/>
        </table:table-row>
        <table:table-row table:style-name="ro1">
          <table:table-cell table:formula="of:=[.D92]/60" office:value-type="float" office:value="10.4872679666667" calcext:value-type="float">
            <text:p>10.4872679666667</text:p>
          </table:table-cell>
          <table:table-cell office:value-type="float" office:value="5.53846153846155" calcext:value-type="float">
            <text:p>5.54</text:p>
          </table:table-cell>
          <table:table-cell table:formula="of:=[.D92]-[.D91]" office:value-type="float" office:value="5.63596200000006" calcext:value-type="float">
            <text:p>5.63596200000006</text:p>
          </table:table-cell>
          <table:table-cell office:value-type="float" office:value="634.787288" calcext:value-type="float">
            <text:p>634.787288</text:p>
          </table:table-cell>
          <table:table-cell/>
        </table:table-row>
        <table:table-row table:style-name="ro1">
          <table:table-cell table:formula="of:=[.D93]/60" office:value-type="float" office:value="10.5797881333333" calcext:value-type="float">
            <text:p>10.5797881333333</text:p>
          </table:table-cell>
          <table:table-cell office:value-type="float" office:value="5.53846153846155" calcext:value-type="float">
            <text:p>5.54</text:p>
          </table:table-cell>
          <table:table-cell table:formula="of:=[.D93]-[.D92]" office:value-type="float" office:value="5.55120999999997" calcext:value-type="float">
            <text:p>5.55120999999997</text:p>
          </table:table-cell>
          <table:table-cell office:value-type="float" office:value="640.253748" calcext:value-type="float">
            <text:p>640.253748</text:p>
          </table:table-cell>
          <table:table-cell/>
        </table:table-row>
        <table:table-row table:style-name="ro1">
          <table:table-cell table:formula="of:=[.D94]/60" office:value-type="float" office:value="10.6708958" calcext:value-type="float">
            <text:p>10.6708958</text:p>
          </table:table-cell>
          <table:table-cell office:value-type="float" office:value="5.53846153846155" calcext:value-type="float">
            <text:p>5.54</text:p>
          </table:table-cell>
          <table:table-cell table:formula="of:=[.D94]-[.D93]" office:value-type="float" office:value="5.46645999999998" calcext:value-type="float">
            <text:p>5.46645999999998</text:p>
          </table:table-cell>
          <table:table-cell office:value-type="float" office:value="645.762582" calcext:value-type="float">
            <text:p>645.762582</text:p>
          </table:table-cell>
          <table:table-cell/>
        </table:table-row>
        <table:table-row table:style-name="ro1">
          <table:table-cell table:formula="of:=[.D95]/60" office:value-type="float" office:value="10.7627097" calcext:value-type="float">
            <text:p>10.7627097</text:p>
          </table:table-cell>
          <table:table-cell office:value-type="float" office:value="5.53846153846155" calcext:value-type="float">
            <text:p>5.54</text:p>
          </table:table-cell>
          <table:table-cell table:formula="of:=[.D95]-[.D94]" office:value-type="float" office:value="5.50883399999998" calcext:value-type="float">
            <text:p>5.50883399999998</text:p>
          </table:table-cell>
          <table:table-cell office:value-type="float" office:value="651.313793" calcext:value-type="float">
            <text:p>651.313793</text:p>
          </table:table-cell>
          <table:table-cell/>
        </table:table-row>
        <table:table-row table:style-name="ro1">
          <table:table-cell table:formula="of:=[.D96]/60" office:value-type="float" office:value="10.8552298833333" calcext:value-type="float">
            <text:p>10.8552298833333</text:p>
          </table:table-cell>
          <table:table-cell office:value-type="float" office:value="5.53846153846155" calcext:value-type="float">
            <text:p>5.54</text:p>
          </table:table-cell>
          <table:table-cell table:formula="of:=[.D96]-[.D95]" office:value-type="float" office:value="5.55121100000008" calcext:value-type="float">
            <text:p>5.55121100000008</text:p>
          </table:table-cell>
          <table:table-cell office:value-type="float" office:value="656.865004" calcext:value-type="float">
            <text:p>656.865004</text:p>
          </table:table-cell>
          <table:table-cell/>
        </table:table-row>
        <table:table-row table:style-name="ro1">
          <table:table-cell table:formula="of:=[.D97]/60" office:value-type="float" office:value="10.9477500666667" calcext:value-type="float">
            <text:p>10.9477500666667</text:p>
          </table:table-cell>
          <table:table-cell office:value-type="float" office:value="5.53846153846155" calcext:value-type="float">
            <text:p>5.54</text:p>
          </table:table-cell>
          <table:table-cell table:formula="of:=[.D97]-[.D96]" office:value-type="float" office:value="5.55121099999997" calcext:value-type="float">
            <text:p>5.55121099999997</text:p>
          </table:table-cell>
          <table:table-cell office:value-type="float" office:value="662.416214" calcext:value-type="float">
            <text:p>662.416214</text:p>
          </table:table-cell>
          <table:table-cell/>
        </table:table-row>
        <table:table-row table:style-name="ro1">
          <table:table-cell table:formula="of:=[.D98]/60" office:value-type="float" office:value="11.0402702333333" calcext:value-type="float">
            <text:p>11.0402702333333</text:p>
          </table:table-cell>
          <table:table-cell office:value-type="float" office:value="5.53846153846155" calcext:value-type="float">
            <text:p>5.54</text:p>
          </table:table-cell>
          <table:table-cell table:formula="of:=[.D98]-[.D97]" office:value-type="float" office:value="5.55120999999997" calcext:value-type="float">
            <text:p>5.55120999999997</text:p>
          </table:table-cell>
          <table:table-cell office:value-type="float" office:value="668.009801" calcext:value-type="float">
            <text:p>668.009801</text:p>
          </table:table-cell>
          <table:table-cell/>
        </table:table-row>
        <table:table-row table:style-name="ro1">
          <table:table-cell table:formula="of:=[.D99]/60" office:value-type="float" office:value="11.1334966833333" calcext:value-type="float">
            <text:p>11.1334966833333</text:p>
          </table:table-cell>
          <table:table-cell office:value-type="float" office:value="5.53846153846155" calcext:value-type="float">
            <text:p>5.54</text:p>
          </table:table-cell>
          <table:table-cell table:formula="of:=[.D99]-[.D98]" office:value-type="float" office:value="5.59358700000007" calcext:value-type="float">
            <text:p>5.59358700000007</text:p>
          </table:table-cell>
          <table:table-cell office:value-type="float" office:value="673.349133" calcext:value-type="float">
            <text:p>673.349133</text:p>
          </table:table-cell>
          <table:table-cell/>
        </table:table-row>
        <table:table-row table:style-name="ro1">
          <table:table-cell table:formula="of:=[.D100]/60" office:value-type="float" office:value="11.22248555" calcext:value-type="float">
            <text:p>11.22248555</text:p>
          </table:table-cell>
          <table:table-cell office:value-type="float" office:value="5.53846153846155" calcext:value-type="float">
            <text:p>5.54</text:p>
          </table:table-cell>
          <table:table-cell table:formula="of:=[.D100]-[.D99]" office:value-type="float" office:value="5.33933200000001" calcext:value-type="float">
            <text:p>5.33933200000001</text:p>
          </table:table-cell>
          <table:table-cell office:value-type="float" office:value="678.730841" calcext:value-type="float">
            <text:p>678.730841</text:p>
          </table:table-cell>
          <table:table-cell/>
        </table:table-row>
        <table:table-row table:style-name="ro1">
          <table:table-cell table:formula="of:=[.D101]/60" office:value-type="float" office:value="11.3121806833333" calcext:value-type="float">
            <text:p>11.3121806833333</text:p>
          </table:table-cell>
          <table:table-cell office:value-type="float" office:value="5.53846153846155" calcext:value-type="float">
            <text:p>5.54</text:p>
          </table:table-cell>
          <table:table-cell table:formula="of:=[.D101]-[.D100]" office:value-type="float" office:value="5.381708" calcext:value-type="float">
            <text:p>5.381708</text:p>
          </table:table-cell>
          <table:table-cell office:value-type="float" office:value="684.027797" calcext:value-type="float">
            <text:p>684.027797</text:p>
          </table:table-cell>
          <table:table-cell/>
        </table:table-row>
        <table:table-row table:style-name="ro1">
          <table:table-cell table:formula="of:=[.D102]/60" office:value-type="float" office:value="11.4004632833333" calcext:value-type="float">
            <text:p>11.4004632833333</text:p>
          </table:table-cell>
          <table:table-cell office:value-type="float" office:value="5.33333333333337" calcext:value-type="float">
            <text:p>5.33</text:p>
          </table:table-cell>
          <table:table-cell table:formula="of:=[.D102]-[.D101]" office:value-type="float" office:value="5.29695599999991" calcext:value-type="float">
            <text:p>5.29695599999991</text:p>
          </table:table-cell>
          <table:table-cell office:value-type="float" office:value="689.324754" calcext:value-type="float">
            <text:p>689.324754</text:p>
          </table:table-cell>
          <table:table-cell/>
        </table:table-row>
        <table:table-row table:style-name="ro1">
          <table:table-cell table:formula="of:=[.D103]/60" office:value-type="float" office:value="11.4887459" calcext:value-type="float">
            <text:p>11.4887459</text:p>
          </table:table-cell>
          <table:table-cell office:value-type="float" office:value="5.33333333333337" calcext:value-type="float">
            <text:p>5.33</text:p>
          </table:table-cell>
          <table:table-cell table:formula="of:=[.D103]-[.D102]" office:value-type="float" office:value="5.29695700000002" calcext:value-type="float">
            <text:p>5.29695700000002</text:p>
          </table:table-cell>
          <table:table-cell office:value-type="float" office:value="694.706462" calcext:value-type="float">
            <text:p>694.706462</text:p>
          </table:table-cell>
          <table:table-cell/>
        </table:table-row>
        <table:table-row table:style-name="ro1">
          <table:table-cell table:formula="of:=[.D104]/60" office:value-type="float" office:value="11.5784410333333" calcext:value-type="float">
            <text:p>11.5784410333333</text:p>
          </table:table-cell>
          <table:table-cell office:value-type="float" office:value="5.33333333333337" calcext:value-type="float">
            <text:p>5.33</text:p>
          </table:table-cell>
          <table:table-cell table:formula="of:=[.D104]-[.D103]" office:value-type="float" office:value="5.381708" calcext:value-type="float">
            <text:p>5.381708</text:p>
          </table:table-cell>
          <table:table-cell office:value-type="float" office:value="699.961043" calcext:value-type="float">
            <text:p>699.961043</text:p>
          </table:table-cell>
          <table:table-cell/>
        </table:table-row>
        <table:table-row table:style-name="ro1">
          <table:table-cell table:formula="of:=[.D105]/60" office:value-type="float" office:value="11.6660173833333" calcext:value-type="float">
            <text:p>11.6660173833333</text:p>
          </table:table-cell>
          <table:table-cell office:value-type="float" office:value="5.33333333333337" calcext:value-type="float">
            <text:p>5.33</text:p>
          </table:table-cell>
          <table:table-cell table:formula="of:=[.D105]-[.D104]" office:value-type="float" office:value="5.25458100000003" calcext:value-type="float">
            <text:p>5.25458100000003</text:p>
          </table:table-cell>
          <table:table-cell office:value-type="float" office:value="705.300376" calcext:value-type="float">
            <text:p>705.300376</text:p>
          </table:table-cell>
          <table:table-cell/>
        </table:table-row>
        <table:table-row table:style-name="ro1">
          <table:table-cell table:formula="of:=[.D106]/60" office:value-type="float" office:value="11.7550062666667" calcext:value-type="float">
            <text:p>11.7550062666667</text:p>
          </table:table-cell>
          <table:table-cell office:value-type="float" office:value="5.33333333333337" calcext:value-type="float">
            <text:p>5.33</text:p>
          </table:table-cell>
          <table:table-cell table:formula="of:=[.D106]-[.D105]" office:value-type="float" office:value="5.33933300000001" calcext:value-type="float">
            <text:p>5.33933300000001</text:p>
          </table:table-cell>
          <table:table-cell office:value-type="float" office:value="710.682083" calcext:value-type="float">
            <text:p>710.682083</text:p>
          </table:table-cell>
          <table:table-cell/>
        </table:table-row>
        <table:table-row table:style-name="ro1">
          <table:table-cell table:formula="of:=[.D107]/60" office:value-type="float" office:value="11.8447013833333" calcext:value-type="float">
            <text:p>11.8447013833333</text:p>
          </table:table-cell>
          <table:table-cell office:value-type="float" office:value="5.33333333333337" calcext:value-type="float">
            <text:p>5.33</text:p>
          </table:table-cell>
          <table:table-cell table:formula="of:=[.D107]-[.D106]" office:value-type="float" office:value="5.38170700000001" calcext:value-type="float">
            <text:p>5.38170700000001</text:p>
          </table:table-cell>
          <table:table-cell office:value-type="float" office:value="716.063791" calcext:value-type="float">
            <text:p>716.063791</text:p>
          </table:table-cell>
          <table:table-cell/>
        </table:table-row>
        <table:table-row table:style-name="ro1">
          <table:table-cell table:formula="of:=[.D108]/60" office:value-type="float" office:value="11.9343965166667" calcext:value-type="float">
            <text:p>11.9343965166667</text:p>
          </table:table-cell>
          <table:table-cell office:value-type="float" office:value="5.33333333333337" calcext:value-type="float">
            <text:p>5.33</text:p>
          </table:table-cell>
          <table:table-cell table:formula="of:=[.D108]-[.D107]" office:value-type="float" office:value="5.381708" calcext:value-type="float">
            <text:p>5.381708</text:p>
          </table:table-cell>
          <table:table-cell office:value-type="float" office:value="721.360748" calcext:value-type="float">
            <text:p>721.360748</text:p>
          </table:table-cell>
          <table:table-cell/>
        </table:table-row>
        <table:table-row table:style-name="ro1">
          <table:table-cell table:formula="of:=[.D109]/60" office:value-type="float" office:value="12.0226791333333" calcext:value-type="float">
            <text:p>12.0226791333333</text:p>
          </table:table-cell>
          <table:table-cell office:value-type="float" office:value="5.33333333333337" calcext:value-type="float">
            <text:p>5.33</text:p>
          </table:table-cell>
          <table:table-cell table:formula="of:=[.D109]-[.D108]" office:value-type="float" office:value="5.29695699999991" calcext:value-type="float">
            <text:p>5.29695699999991</text:p>
          </table:table-cell>
          <table:table-cell office:value-type="float" office:value="726.657705" calcext:value-type="float">
            <text:p>726.657705</text:p>
          </table:table-cell>
          <table:table-cell/>
        </table:table-row>
        <table:table-row table:style-name="ro1">
          <table:table-cell table:formula="of:=[.D110]/60" office:value-type="float" office:value="12.11096175" calcext:value-type="float">
            <text:p>12.11096175</text:p>
          </table:table-cell>
          <table:table-cell office:value-type="float" office:value="5.33333333333337" calcext:value-type="float">
            <text:p>5.33</text:p>
          </table:table-cell>
          <table:table-cell table:formula="of:=[.D110]-[.D109]" office:value-type="float" office:value="5.29695700000002" calcext:value-type="float">
            <text:p>5.29695700000002</text:p>
          </table:table-cell>
          <table:table-cell office:value-type="float" office:value="731.86991" calcext:value-type="float">
            <text:p>731.86991</text:p>
          </table:table-cell>
          <table:table-cell/>
        </table:table-row>
        <table:table-row table:style-name="ro1">
          <table:table-cell table:formula="of:=[.D111]/60" office:value-type="float" office:value="12.1978318333333" calcext:value-type="float">
            <text:p>12.1978318333333</text:p>
          </table:table-cell>
          <table:table-cell office:value-type="float" office:value="5.33333333333337" calcext:value-type="float">
            <text:p>5.33</text:p>
          </table:table-cell>
          <table:table-cell table:formula="of:=[.D111]-[.D110]" office:value-type="float" office:value="5.21220500000004" calcext:value-type="float">
            <text:p>5.21220500000004</text:p>
          </table:table-cell>
          <table:table-cell office:value-type="float" office:value="737.03974" calcext:value-type="float">
            <text:p>737.03974</text:p>
          </table:table-cell>
          <table:table-cell/>
        </table:table-row>
        <table:table-row table:style-name="ro1">
          <table:table-cell table:formula="of:=[.D112]/60" office:value-type="float" office:value="12.2839956666667" calcext:value-type="float">
            <text:p>12.2839956666667</text:p>
          </table:table-cell>
          <table:table-cell office:value-type="float" office:value="5.33333333333337" calcext:value-type="float">
            <text:p>5.33</text:p>
          </table:table-cell>
          <table:table-cell table:formula="of:=[.D112]-[.D111]" office:value-type="float" office:value="5.16983000000005" calcext:value-type="float">
            <text:p>5.16983000000005</text:p>
          </table:table-cell>
          <table:table-cell office:value-type="float" office:value="742.20957" calcext:value-type="float">
            <text:p>742.20957</text:p>
          </table:table-cell>
          <table:table-cell/>
        </table:table-row>
        <table:table-row table:style-name="ro1">
          <table:table-cell table:formula="of:=[.D113]/60" office:value-type="float" office:value="12.3701595" calcext:value-type="float">
            <text:p>12.3701595</text:p>
          </table:table-cell>
          <table:table-cell office:value-type="float" office:value="5.14285714285711" calcext:value-type="float">
            <text:p>5.14</text:p>
          </table:table-cell>
          <table:table-cell table:formula="of:=[.D113]-[.D112]" office:value-type="float" office:value="5.16982999999993" calcext:value-type="float">
            <text:p>5.16982999999993</text:p>
          </table:table-cell>
          <table:table-cell office:value-type="float" office:value="747.379399" calcext:value-type="float">
            <text:p>747.379399</text:p>
          </table:table-cell>
          <table:table-cell/>
        </table:table-row>
        <table:table-row table:style-name="ro1">
          <table:table-cell table:formula="of:=[.D114]/60" office:value-type="float" office:value="12.4563233166667" calcext:value-type="float">
            <text:p>12.4563233166667</text:p>
          </table:table-cell>
          <table:table-cell office:value-type="float" office:value="5.14285714285711" calcext:value-type="float">
            <text:p>5.14</text:p>
          </table:table-cell>
          <table:table-cell table:formula="of:=[.D114]-[.D113]" office:value-type="float" office:value="5.16982900000005" calcext:value-type="float">
            <text:p>5.16982900000005</text:p>
          </table:table-cell>
          <table:table-cell office:value-type="float" office:value="752.506853" calcext:value-type="float">
            <text:p>752.506853</text:p>
          </table:table-cell>
          <table:table-cell/>
        </table:table-row>
        <table:table-row table:style-name="ro1">
          <table:table-cell table:formula="of:=[.D115]/60" office:value-type="float" office:value="12.5417808833333" calcext:value-type="float">
            <text:p>12.5417808833333</text:p>
          </table:table-cell>
          <table:table-cell office:value-type="float" office:value="5.14285714285711" calcext:value-type="float">
            <text:p>5.14</text:p>
          </table:table-cell>
          <table:table-cell table:formula="of:=[.D115]-[.D114]" office:value-type="float" office:value="5.12745399999994" calcext:value-type="float">
            <text:p>5.12745399999994</text:p>
          </table:table-cell>
          <table:table-cell office:value-type="float" office:value="757.676683" calcext:value-type="float">
            <text:p>757.676683</text:p>
          </table:table-cell>
          <table:table-cell/>
        </table:table-row>
        <table:table-row table:style-name="ro1">
          <table:table-cell table:formula="of:=[.D116]/60" office:value-type="float" office:value="12.6279447166667" calcext:value-type="float">
            <text:p>12.6279447166667</text:p>
          </table:table-cell>
          <table:table-cell office:value-type="float" office:value="5.14285714285711" calcext:value-type="float">
            <text:p>5.14</text:p>
          </table:table-cell>
          <table:table-cell table:formula="of:=[.D116]-[.D115]" office:value-type="float" office:value="5.16983000000005" calcext:value-type="float">
            <text:p>5.16983000000005</text:p>
          </table:table-cell>
          <table:table-cell office:value-type="float" office:value="762.846513" calcext:value-type="float">
            <text:p>762.846513</text:p>
          </table:table-cell>
          <table:table-cell/>
        </table:table-row>
        <table:table-row table:style-name="ro1">
          <table:table-cell table:formula="of:=[.D117]/60" office:value-type="float" office:value="12.71410855" calcext:value-type="float">
            <text:p>12.71410855</text:p>
          </table:table-cell>
          <table:table-cell office:value-type="float" office:value="5.14285714285711" calcext:value-type="float">
            <text:p>5.14</text:p>
          </table:table-cell>
          <table:table-cell table:formula="of:=[.D117]-[.D116]" office:value-type="float" office:value="5.16982999999993" calcext:value-type="float">
            <text:p>5.16982999999993</text:p>
          </table:table-cell>
          <table:table-cell office:value-type="float" office:value="767.931591" calcext:value-type="float">
            <text:p>767.931591</text:p>
          </table:table-cell>
          <table:table-cell/>
        </table:table-row>
        <table:table-row table:style-name="ro1">
          <table:table-cell table:formula="of:=[.D118]/60" office:value-type="float" office:value="12.79885985" calcext:value-type="float">
            <text:p>12.79885985</text:p>
          </table:table-cell>
          <table:table-cell office:value-type="float" office:value="5.14285714285711" calcext:value-type="float">
            <text:p>5.14</text:p>
          </table:table-cell>
          <table:table-cell table:formula="of:=[.D118]-[.D117]" office:value-type="float" office:value="5.08507800000007" calcext:value-type="float">
            <text:p>5.08507800000007</text:p>
          </table:table-cell>
          <table:table-cell office:value-type="float" office:value="773.059045" calcext:value-type="float">
            <text:p>773.059045</text:p>
          </table:table-cell>
          <table:table-cell/>
        </table:table-row>
        <table:table-row table:style-name="ro1">
          <table:table-cell table:formula="of:=[.D119]/60" office:value-type="float" office:value="12.8843174166667" calcext:value-type="float">
            <text:p>12.8843174166667</text:p>
          </table:table-cell>
          <table:table-cell office:value-type="float" office:value="5.14285714285711" calcext:value-type="float">
            <text:p>5.14</text:p>
          </table:table-cell>
          <table:table-cell table:formula="of:=[.D119]-[.D118]" office:value-type="float" office:value="5.12745399999994" calcext:value-type="float">
            <text:p>5.12745399999994</text:p>
          </table:table-cell>
          <table:table-cell office:value-type="float" office:value="778.228875" calcext:value-type="float">
            <text:p>778.228875</text:p>
          </table:table-cell>
          <table:table-cell/>
        </table:table-row>
        <table:table-row table:style-name="ro1">
          <table:table-cell table:formula="of:=[.D120]/60" office:value-type="float" office:value="12.97048125" calcext:value-type="float">
            <text:p>12.97048125</text:p>
          </table:table-cell>
          <table:table-cell office:value-type="float" office:value="5.14285714285711" calcext:value-type="float">
            <text:p>5.14</text:p>
          </table:table-cell>
          <table:table-cell table:formula="of:=[.D120]-[.D119]" office:value-type="float" office:value="5.16983000000005" calcext:value-type="float">
            <text:p>5.16983000000005</text:p>
          </table:table-cell>
          <table:table-cell office:value-type="float" office:value="783.313953" calcext:value-type="float">
            <text:p>783.313953</text:p>
          </table:table-cell>
          <table:table-cell/>
        </table:table-row>
        <table:table-row table:style-name="ro1">
          <table:table-cell table:formula="of:=[.D121]/60" office:value-type="float" office:value="13.05523255" calcext:value-type="float">
            <text:p>13.05523255</text:p>
          </table:table-cell>
          <table:table-cell office:value-type="float" office:value="5.14285714285711" calcext:value-type="float">
            <text:p>5.14</text:p>
          </table:table-cell>
          <table:table-cell table:formula="of:=[.D121]-[.D120]" office:value-type="float" office:value="5.08507799999995" calcext:value-type="float">
            <text:p>5.08507799999995</text:p>
          </table:table-cell>
          <table:table-cell office:value-type="float" office:value="788.568534" calcext:value-type="float">
            <text:p>788.568534</text:p>
          </table:table-cell>
          <table:table-cell/>
        </table:table-row>
        <table:table-row table:style-name="ro1">
          <table:table-cell table:formula="of:=[.D122]/60" office:value-type="float" office:value="13.1428089" calcext:value-type="float">
            <text:p>13.1428089</text:p>
          </table:table-cell>
          <table:table-cell office:value-type="float" office:value="5.14285714285711" calcext:value-type="float">
            <text:p>5.14</text:p>
          </table:table-cell>
          <table:table-cell table:formula="of:=[.D122]-[.D121]" office:value-type="float" office:value="5.25458100000003" calcext:value-type="float">
            <text:p>5.25458100000003</text:p>
          </table:table-cell>
          <table:table-cell office:value-type="float" office:value="793.48411" calcext:value-type="float">
            <text:p>793.48411</text:p>
          </table:table-cell>
          <table:table-cell/>
        </table:table-row>
        <table:table-row table:style-name="ro1">
          <table:table-cell table:formula="of:=[.D123]/60" office:value-type="float" office:value="13.2247351666667" calcext:value-type="float">
            <text:p>13.2247351666667</text:p>
          </table:table-cell>
          <table:table-cell office:value-type="float" office:value="5.14285714285711" calcext:value-type="float">
            <text:p>5.14</text:p>
          </table:table-cell>
          <table:table-cell table:formula="of:=[.D123]-[.D122]" office:value-type="float" office:value="4.91557599999999" calcext:value-type="float">
            <text:p>4.91557599999999</text:p>
          </table:table-cell>
          <table:table-cell office:value-type="float" office:value="798.526813" calcext:value-type="float">
            <text:p>798.526813</text:p>
          </table:table-cell>
          <table:table-cell/>
        </table:table-row>
        <table:table-row table:style-name="ro1">
          <table:table-cell table:formula="of:=[.D124]/60" office:value-type="float" office:value="13.3087802166667" calcext:value-type="float">
            <text:p>13.3087802166667</text:p>
          </table:table-cell>
          <table:table-cell office:value-type="float" office:value="5.14285714285711" calcext:value-type="float">
            <text:p>5.14</text:p>
          </table:table-cell>
          <table:table-cell table:formula="of:=[.D124]-[.D123]" office:value-type="float" office:value="5.04270299999996" calcext:value-type="float">
            <text:p>5.04270299999996</text:p>
          </table:table-cell>
          <table:table-cell office:value-type="float" office:value="803.400013" calcext:value-type="float">
            <text:p>803.400013</text:p>
          </table:table-cell>
          <table:table-cell/>
        </table:table-row>
        <table:table-row table:style-name="ro1">
          <table:table-cell table:formula="of:=[.D125]/60" office:value-type="float" office:value="13.3900002166667" calcext:value-type="float">
            <text:p>13.3900002166667</text:p>
          </table:table-cell>
          <table:table-cell office:value-type="float" office:value="4.9655172413793" calcext:value-type="float">
            <text:p>4.97</text:p>
          </table:table-cell>
          <table:table-cell table:formula="of:=[.D125]-[.D124]" office:value-type="float" office:value="4.8732" calcext:value-type="float">
            <text:p>4.8732</text:p>
          </table:table-cell>
          <table:table-cell office:value-type="float" office:value="808.40034" calcext:value-type="float">
            <text:p>808.40034</text:p>
          </table:table-cell>
          <table:table-cell/>
        </table:table-row>
        <table:table-row table:style-name="ro1">
          <table:table-cell table:formula="of:=[.D126]/60" office:value-type="float" office:value="13.473339" calcext:value-type="float">
            <text:p>13.473339</text:p>
          </table:table-cell>
          <table:table-cell office:value-type="float" office:value="4.9655172413793" calcext:value-type="float">
            <text:p>4.97</text:p>
          </table:table-cell>
          <table:table-cell table:formula="of:=[.D126]-[.D125]" office:value-type="float" office:value="5.00032700000008" calcext:value-type="float">
            <text:p>5.00032700000008</text:p>
          </table:table-cell>
          <table:table-cell office:value-type="float" office:value="813.358292" calcext:value-type="float">
            <text:p>813.358292</text:p>
          </table:table-cell>
          <table:table-cell/>
        </table:table-row>
        <table:table-row table:style-name="ro1">
          <table:table-cell table:formula="of:=[.D127]/60" office:value-type="float" office:value="13.5559715333333" calcext:value-type="float">
            <text:p>13.5559715333333</text:p>
          </table:table-cell>
          <table:table-cell office:value-type="float" office:value="4.9655172413793" calcext:value-type="float">
            <text:p>4.97</text:p>
          </table:table-cell>
          <table:table-cell table:formula="of:=[.D127]-[.D126]" office:value-type="float" office:value="4.95795199999998" calcext:value-type="float">
            <text:p>4.95795199999998</text:p>
          </table:table-cell>
          <table:table-cell office:value-type="float" office:value="818.316243" calcext:value-type="float">
            <text:p>818.316243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D128]-[.D127]" office:value-type="float" office:value="4.95795099999998" calcext:value-type="float">
            <text:p>4.95795099999998</text:p>
          </table:table-cell>
          <table:table-cell office:value-type="float" office:value="823.358946" calcext:value-type="float">
            <text:p>823.358946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D129]-[.D128]" office:value-type="float" office:value="5.04270299999996" calcext:value-type="float">
            <text:p>5.04270299999996</text:p>
          </table:table-cell>
          <table:table-cell office:value-type="float" office:value="828.274522" calcext:value-type="float">
            <text:p>828.274522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D130]-[.D129]" office:value-type="float" office:value="4.9155760000001" calcext:value-type="float">
            <text:p>4.9155760000001</text:p>
          </table:table-cell>
          <table:table-cell office:value-type="float" office:value="833.232473" calcext:value-type="float">
            <text:p>833.232473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D131]-[.D130]" office:value-type="float" office:value="4.95795099999998" calcext:value-type="float">
            <text:p>4.95795099999998</text:p>
          </table:table-cell>
          <table:table-cell office:value-type="float" office:value="838.148049" calcext:value-type="float">
            <text:p>838.148049</text:p>
          </table:table-cell>
          <table:table-cell table:formula="of:=[.D132]/60" office:value-type="float" office:value="13.96913415" calcext:value-type="float">
            <text:p>13.96913415</text:p>
          </table:table-cell>
        </table:table-row>
        <table:table-row table:style-name="ro1">
          <table:table-cell table:number-columns-repeated="2"/>
          <table:table-cell table:formula="of:=[.D132]-[.D131]" office:value-type="float" office:value="4.91557599999999" calcext:value-type="float">
            <text:p>4.91557599999999</text:p>
          </table:table-cell>
          <table:table-cell table:number-columns-repeated="2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11" number:min-decimal-places="11" number:min-integer-digits="1"/>
    </number:number-style>
    <number:number-style style:name="N154">
      <number:number number:decimal-places="10" number:min-decimal-places="10" number:min-integer-digits="1"/>
    </number:number-style>
    <number:number-style style:name="N155">
      <number:number number:decimal-places="9" number:min-decimal-places="9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6" number:min-decimal-places="6" number:min-integer-digits="1"/>
    </number:number-style>
    <number:number-style style:name="N159">
      <number:number number:decimal-places="5" number:min-decimal-places="5" number:min-integer-digits="1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20:32:07.778570088</meta:creation-date>
    <dc:date>2025-01-18T23:00:54.866139404</dc:date>
    <meta:editing-duration>PT49M21S</meta:editing-duration>
    <meta:editing-cycles>2</meta:editing-cycles>
    <meta:generator>LibreOffice/24.2.2.2$Linux_X86_64 LibreOffice_project/420$Build-2</meta:generator>
    <meta:document-statistic meta:table-count="2" meta:cell-count="19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18cm" svg:height="9cm" xlink:href=".." xlink:type="simple" chart:class="chart:scatter" chart:style-name="ch1">
        <chart:legend chart:legend-position="end" svg:x="21.793cm" svg:y="3.952cm" style:legend-expansion="high" chart:style-name="ch2"/>
        <chart:plot-area chart:style-name="ch3" table:cell-range-address="Sheet2.A2:Sheet2.C133" chart:data-source-has-labels="row" svg:x="0.458cm" svg:y="0.18cm" svg:width="20.877cm" svg:height="8.64cm">
          <chart:coordinate-region svg:x="1.078cm" svg:y="0.379cm" svg:width="20.069cm" svg:height="7.79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2.B3:Sheet2.B133" chart:label-cell-address="Sheet2.B2:Sheet2.B2" chart:class="chart:scatter">
            <chart:domain table:cell-range-address="Sheet2.A3:Sheet2.A133"/>
            <chart:data-point chart:repeated="131"/>
          </chart:series>
          <chart:series chart:style-name="ch9" chart:values-cell-range-address="Sheet2.C3:Sheet2.C133" chart:label-cell-address="Sheet2.C2:Sheet2.C2" chart:class="chart:scatter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b</text:p>
                <draw:g>
                  <svg:desc>Sheet2.B2:Sheet2.B2</svg:desc>
                </draw:g>
              </table:table-cell>
              <table:table-cell office:value-type="string">
                <text:p>off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133</svg:desc>
                </draw:g>
              </table:table-cell>
              <table:table-cell office:value-type="float" office:value="9">
                <text:p>9</text:p>
                <draw:g>
                  <svg:desc>Sheet2.B3:Sheet2.B133</svg:desc>
                </draw:g>
              </table:table-cell>
              <table:table-cell office:value-type="float" office:value="9">
                <text:p>9</text:p>
                <draw:g>
                  <svg:desc>Sheet2.C3:Sheet2.C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671133333333">
                <text:p>0.15467113333333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692183333333">
                <text:p>0.303692183333333</text:p>
              </table:table-cell>
              <table:table-cell office:value-type="float" office:value="9">
                <text:p>9</text:p>
              </table:table-cell>
              <table:table-cell office:value-type="float" office:value="8.941263">
                <text:p>8.941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419483333333">
                <text:p>0.453419483333333</text:p>
              </table:table-cell>
              <table:table-cell office:value-type="float" office:value="9">
                <text:p>9</text:p>
              </table:table-cell>
              <table:table-cell office:value-type="float" office:value="8.983638">
                <text:p>8.983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5265583333333">
                <text:p>0.605265583333333</text:p>
              </table:table-cell>
              <table:table-cell office:value-type="float" office:value="9">
                <text:p>9</text:p>
              </table:table-cell>
              <table:table-cell office:value-type="float" office:value="9.110766">
                <text:p>9.110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49929">
                <text:p>0.7549929</text:p>
              </table:table-cell>
              <table:table-cell office:value-type="float" office:value="9">
                <text:p>9</text:p>
              </table:table-cell>
              <table:table-cell office:value-type="float" office:value="8.983639">
                <text:p>8.983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5426466666667">
                <text:p>0.905426466666667</text:p>
              </table:table-cell>
              <table:table-cell office:value-type="float" office:value="9">
                <text:p>9</text:p>
              </table:table-cell>
              <table:table-cell office:value-type="float" office:value="9.026014">
                <text:p>9.026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586003333333">
                <text:p>1.05586003333333</text:p>
              </table:table-cell>
              <table:table-cell office:value-type="float" office:value="9">
                <text:p>9</text:p>
              </table:table-cell>
              <table:table-cell office:value-type="float" office:value="9.026014">
                <text:p>9.026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7623">
                <text:p>1.2027623</text:p>
              </table:table-cell>
              <table:table-cell office:value-type="float" office:value="9">
                <text:p>9</text:p>
              </table:table-cell>
              <table:table-cell office:value-type="float" office:value="8.81413600000001">
                <text:p>8.814136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330821666667">
                <text:p>1.34330821666667</text:p>
              </table:table-cell>
              <table:table-cell office:value-type="float" office:value="9">
                <text:p>9</text:p>
              </table:table-cell>
              <table:table-cell office:value-type="float" office:value="8.432755">
                <text:p>8.43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8456038333333">
                <text:p>1.48456038333333</text:p>
              </table:table-cell>
              <table:table-cell office:value-type="float" office:value="9">
                <text:p>9</text:p>
              </table:table-cell>
              <table:table-cell office:value-type="float" office:value="8.47512999999999">
                <text:p>8.47512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2722508333333">
                <text:p>1.62722508333333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8.559882">
                <text:p>8.559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6706475">
                <text:p>1.76706475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8.39038000000001">
                <text:p>8.39038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902318333333">
                <text:p>1.90902318333333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8.517506">
                <text:p>8.517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745031666667">
                <text:p>2.04745031666667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8.305628">
                <text:p>8.305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9011501666667">
                <text:p>2.19011501666667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8.559882">
                <text:p>8.559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21858">
                <text:p>2.3221858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7.92424700000001">
                <text:p>7.924247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5496285">
                <text:p>2.45496285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7.966623">
                <text:p>7.966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877399">
                <text:p>2.5877399</text:p>
              </table:table-cell>
              <table:table-cell office:value-type="float" office:value="8">
                <text:p>8</text:p>
              </table:table-cell>
              <table:table-cell office:value-type="float" office:value="7.966623">
                <text:p>7.9666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2192946666667">
                <text:p>2.72192946666667</text:p>
              </table:table-cell>
              <table:table-cell office:value-type="float" office:value="8">
                <text:p>8</text:p>
              </table:table-cell>
              <table:table-cell office:value-type="float" office:value="8.05137399999998">
                <text:p>8.051373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5400025">
                <text:p>2.85400025</text:p>
              </table:table-cell>
              <table:table-cell office:value-type="float" office:value="8">
                <text:p>8</text:p>
              </table:table-cell>
              <table:table-cell office:value-type="float" office:value="7.92424700000001">
                <text:p>7.924247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8960235">
                <text:p>2.98960235</text:p>
              </table:table-cell>
              <table:table-cell office:value-type="float" office:value="8">
                <text:p>8</text:p>
              </table:table-cell>
              <table:table-cell office:value-type="float" office:value="8.13612599999999">
                <text:p>8.136125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2096686666667">
                <text:p>3.12096686666667</text:p>
              </table:table-cell>
              <table:table-cell office:value-type="float" office:value="8">
                <text:p>8</text:p>
              </table:table-cell>
              <table:table-cell office:value-type="float" office:value="7.88187100000002">
                <text:p>7.881871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488001">
                <text:p>3.2488001</text:p>
              </table:table-cell>
              <table:table-cell office:value-type="float" office:value="8">
                <text:p>8</text:p>
              </table:table-cell>
              <table:table-cell office:value-type="float" office:value="7.669994">
                <text:p>7.66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7592705">
                <text:p>3.37592705</text:p>
              </table:table-cell>
              <table:table-cell office:value-type="float" office:value="8">
                <text:p>8</text:p>
              </table:table-cell>
              <table:table-cell office:value-type="float" office:value="7.62761699999999">
                <text:p>7.627616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0093523333333">
                <text:p>3.50093523333333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50049100000001">
                <text:p>7.500491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947471666667">
                <text:p>3.62947471666667</text:p>
              </table:table-cell>
              <table:table-cell office:value-type="float" office:value="7.57894736842107">
                <text:p>7.57894736842107</text:p>
              </table:table-cell>
              <table:table-cell office:value-type="float" office:value="7.712369">
                <text:p>7.712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5518915">
                <text:p>3.75518915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542866">
                <text:p>7.5428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809036">
                <text:p>3.8809036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542867">
                <text:p>7.542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0661803333333">
                <text:p>4.00661803333333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542866">
                <text:p>7.542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3445125">
                <text:p>4.13445125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66999299999998">
                <text:p>7.669992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5592813333333">
                <text:p>4.25592813333333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288613">
                <text:p>7.288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7669873333333">
                <text:p>4.37669873333333</text:p>
              </table:table-cell>
              <table:table-cell office:value-type="float" office:value="7.57894736842104">
                <text:p>7.57894736842104</text:p>
              </table:table-cell>
              <table:table-cell office:value-type="float" office:value="7.24623600000001">
                <text:p>7.246236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9323178333333">
                <text:p>4.4932317833333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6.99198300000001">
                <text:p>6.991983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1612118333333">
                <text:p>4.6161211833333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7.37336399999998">
                <text:p>7.373363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73618553333333">
                <text:p>4.7361855333333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7.20386100000002">
                <text:p>7.203861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541311">
                <text:p>4.8541311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7.07673399999999">
                <text:p>7.076733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7560796666667">
                <text:p>4.97560796666667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7.288612">
                <text:p>7.288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9567231666667">
                <text:p>5.09567231666667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7.20386100000002">
                <text:p>7.203861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1291163333333">
                <text:p>5.2129116333333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7.034359">
                <text:p>7.034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273259">
                <text:p>5.3273259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6.86485599999998">
                <text:p>6.864855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44244641666667">
                <text:p>5.44244641666667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6.90723100000002">
                <text:p>6.907231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55615441666667">
                <text:p>5.55615441666667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82247999999999">
                <text:p>6.82247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6986243333333">
                <text:p>5.66986243333333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82248100000004">
                <text:p>6.82248100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8357043333333">
                <text:p>5.78357043333333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82247999999999">
                <text:p>6.82247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90222226666667">
                <text:p>5.90222226666667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7.11910999999998">
                <text:p>7.11910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01239896666667">
                <text:p>6.01239896666667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61060200000003">
                <text:p>6.61060200000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12751948333333">
                <text:p>6.12751948333333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90723099999997">
                <text:p>6.9072309999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3769618333333">
                <text:p>6.23769618333333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61060200000003">
                <text:p>6.61060200000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4646036666667">
                <text:p>6.34646036666667</text:p>
              </table:table-cell>
              <table:table-cell office:value-type="float" office:value="6.85714285714283">
                <text:p>6.85714285714283</text:p>
              </table:table-cell>
              <table:table-cell office:value-type="float" office:value="6.52585099999999">
                <text:p>6.525850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45451828333333">
                <text:p>6.45451828333333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483475">
                <text:p>6.483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56328245">
                <text:p>6.56328245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52584999999999">
                <text:p>6.52584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7487166666667">
                <text:p>6.67487166666667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69535300000001">
                <text:p>6.695353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78292958333333">
                <text:p>6.78292958333333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483475">
                <text:p>6.483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9310628333333">
                <text:p>6.89310628333333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61060200000003">
                <text:p>6.61060200000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00045795">
                <text:p>7.00045795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44109999999995">
                <text:p>6.44109999999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113409">
                <text:p>7.1113409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65297700000002">
                <text:p>6.6529770000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21657378333333">
                <text:p>7.21657378333333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31397299999998">
                <text:p>6.313972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2180665">
                <text:p>7.32180665</text:p>
              </table:table-cell>
              <table:table-cell office:value-type="float" office:value="6.54545454545456">
                <text:p>6.54545454545456</text:p>
              </table:table-cell>
              <table:table-cell office:value-type="float" office:value="6.31397200000004">
                <text:p>6.313972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42280195">
                <text:p>7.42280195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05971799999998">
                <text:p>6.059717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3085986666667">
                <text:p>7.53085986666667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483475">
                <text:p>6.483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3538648333333">
                <text:p>7.63538648333333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27159700000004">
                <text:p>6.271597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3920683333333">
                <text:p>7.73920683333333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229221">
                <text:p>6.2292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4161466666667">
                <text:p>7.84161466666667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14446999999996">
                <text:p>6.14446999999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475538">
                <text:p>7.9475538</text:p>
              </table:table-cell>
              <table:table-cell office:value-type="float" office:value="6.26086956521743">
                <text:p>6.26086956521743</text:p>
              </table:table-cell>
              <table:table-cell office:value-type="float" office:value="6.35634800000003">
                <text:p>6.3563480000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05066788333333">
                <text:p>8.05066788333333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18684500000001">
                <text:p>6.186845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15590076666667">
                <text:p>8.15590076666667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31397299999998">
                <text:p>6.313972999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25477728333333">
                <text:p>8.25477728333333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5.932591">
                <text:p>5.9325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3557726">
                <text:p>8.3557726</text:p>
              </table:table-cell>
              <table:table-cell office:value-type="float" office:value="6.26086956521738">
                <text:p>6.26086956521738</text:p>
              </table:table-cell>
              <table:table-cell office:value-type="float" office:value="6.05971900000003">
                <text:p>6.0597190000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45606163333333">
                <text:p>8.45606163333333</text:p>
              </table:table-cell>
              <table:table-cell office:value-type="float" office:value="6">
                <text:p>6</text:p>
              </table:table-cell>
              <table:table-cell office:value-type="float" office:value="6.01734199999999">
                <text:p>6.017341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5577632">
                <text:p>8.5577632</text:p>
              </table:table-cell>
              <table:table-cell office:value-type="float" office:value="6">
                <text:p>6</text:p>
              </table:table-cell>
              <table:table-cell office:value-type="float" office:value="6.10209399999997">
                <text:p>6.10209399999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66017103333333">
                <text:p>8.66017103333333</text:p>
              </table:table-cell>
              <table:table-cell office:value-type="float" office:value="6">
                <text:p>6</text:p>
              </table:table-cell>
              <table:table-cell office:value-type="float" office:value="6.14447000000007">
                <text:p>6.14447000000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5481">
                <text:p>8.75481</text:p>
              </table:table-cell>
              <table:table-cell office:value-type="float" office:value="6">
                <text:p>6</text:p>
              </table:table-cell>
              <table:table-cell office:value-type="float" office:value="5.67833799999994">
                <text:p>5.67833799999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8558053">
                <text:p>8.8558053</text:p>
              </table:table-cell>
              <table:table-cell office:value-type="float" office:value="6">
                <text:p>6</text:p>
              </table:table-cell>
              <table:table-cell office:value-type="float" office:value="6.05971799999998">
                <text:p>6.059717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95609435">
                <text:p>8.95609435</text:p>
              </table:table-cell>
              <table:table-cell office:value-type="float" office:value="6">
                <text:p>6</text:p>
              </table:table-cell>
              <table:table-cell office:value-type="float" office:value="6.0173430000001">
                <text:p>6.017343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05567713333334">
                <text:p>9.05567713333334</text:p>
              </table:table-cell>
              <table:table-cell office:value-type="float" office:value="6">
                <text:p>6</text:p>
              </table:table-cell>
              <table:table-cell office:value-type="float" office:value="5.97496699999999">
                <text:p>5.974966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573787">
                <text:p>9.1573787</text:p>
              </table:table-cell>
              <table:table-cell office:value-type="float" office:value="6">
                <text:p>6</text:p>
              </table:table-cell>
              <table:table-cell office:value-type="float" office:value="6.10209399999997">
                <text:p>6.1020939999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2513114">
                <text:p>9.2513114</text:p>
              </table:table-cell>
              <table:table-cell office:value-type="float" office:value="6">
                <text:p>6</text:p>
              </table:table-cell>
              <table:table-cell office:value-type="float" office:value="5.63596199999995">
                <text:p>5.63596199999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34736288333333">
                <text:p>9.34736288333333</text:p>
              </table:table-cell>
              <table:table-cell office:value-type="float" office:value="6">
                <text:p>6</text:p>
              </table:table-cell>
              <table:table-cell office:value-type="float" office:value="5.76308900000004">
                <text:p>5.76308900000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4412063333333">
                <text:p>9.4441206333333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80546500000003">
                <text:p>5.80546500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4087836666667">
                <text:p>9.54087836666667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80546400000003">
                <text:p>5.80546400000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3622358333333">
                <text:p>9.6362235833333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72071299999993">
                <text:p>5.720712999999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315688">
                <text:p>9.7315688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72071300000005">
                <text:p>5.7207130000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2762028333333">
                <text:p>9.8276202833333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76308899999992">
                <text:p>5.76308899999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2296551666667">
                <text:p>9.92296551666667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72071400000004">
                <text:p>5.72071400000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190169833333">
                <text:p>10.019016983333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76308800000004">
                <text:p>5.7630880000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157747333333">
                <text:p>10.115774733333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80546500000003">
                <text:p>5.805465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2104136833333">
                <text:p>10.210413683333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67833699999994">
                <text:p>5.67833699999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001088166667">
                <text:p>10.3001088166667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5.381708">
                <text:p>5.381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3933352666667">
                <text:p>10.3933352666667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9358699999996">
                <text:p>5.59358699999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4872679666667">
                <text:p>10.4872679666667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63596200000006">
                <text:p>5.63596200000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797881333333">
                <text:p>10.5797881333333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5120999999997">
                <text:p>5.5512099999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708958">
                <text:p>10.6708958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46645999999998">
                <text:p>5.4664599999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7627097">
                <text:p>10.7627097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0883399999998">
                <text:p>5.508833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8552298833333">
                <text:p>10.8552298833333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5121100000008">
                <text:p>5.55121100000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477500666667">
                <text:p>10.9477500666667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5121099999997">
                <text:p>5.55121099999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0402702333333">
                <text:p>11.0402702333333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5120999999997">
                <text:p>5.5512099999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1334966833333">
                <text:p>11.1334966833333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59358700000007">
                <text:p>5.59358700000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22248555">
                <text:p>11.22248555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33933200000001">
                <text:p>5.339332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3121806833333">
                <text:p>11.3121806833333</text:p>
              </table:table-cell>
              <table:table-cell office:value-type="float" office:value="5.53846153846155">
                <text:p>5.53846153846155</text:p>
              </table:table-cell>
              <table:table-cell office:value-type="float" office:value="5.381708">
                <text:p>5.381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4004632833333">
                <text:p>11.4004632833333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29695599999991">
                <text:p>5.29695599999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4887459">
                <text:p>11.4887459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29695700000002">
                <text:p>5.29695700000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5784410333333">
                <text:p>11.5784410333333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381708">
                <text:p>5.381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6660173833333">
                <text:p>11.6660173833333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25458100000003">
                <text:p>5.25458100000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7550062666667">
                <text:p>11.7550062666667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33933300000001">
                <text:p>5.339333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8447013833333">
                <text:p>11.8447013833333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38170700000001">
                <text:p>5.381707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9343965166667">
                <text:p>11.9343965166667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381708">
                <text:p>5.381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0226791333333">
                <text:p>12.0226791333333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29695699999991">
                <text:p>5.29695699999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11096175">
                <text:p>12.11096175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29695700000002">
                <text:p>5.296957000000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1978318333333">
                <text:p>12.1978318333333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21220500000004">
                <text:p>5.21220500000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2839956666667">
                <text:p>12.2839956666667</text:p>
              </table:table-cell>
              <table:table-cell office:value-type="float" office:value="5.33333333333337">
                <text:p>5.33333333333337</text:p>
              </table:table-cell>
              <table:table-cell office:value-type="float" office:value="5.16983000000005">
                <text:p>5.169830000000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701595">
                <text:p>12.3701595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6982999999993">
                <text:p>5.169829999999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4563233166667">
                <text:p>12.4563233166667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6982900000005">
                <text:p>5.16982900000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5417808833333">
                <text:p>12.5417808833333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2745399999994">
                <text:p>5.12745399999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6279447166667">
                <text:p>12.6279447166667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6983000000005">
                <text:p>5.16983000000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1410855">
                <text:p>12.71410855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6982999999993">
                <text:p>5.169829999999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9885985">
                <text:p>12.79885985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08507800000007">
                <text:p>5.08507800000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8843174166667">
                <text:p>12.8843174166667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2745399999994">
                <text:p>5.127453999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97048125">
                <text:p>12.97048125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16983000000005">
                <text:p>5.16983000000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05523255">
                <text:p>13.05523255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08507799999995">
                <text:p>5.08507799999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428089">
                <text:p>13.1428089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25458100000003">
                <text:p>5.25458100000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247351666667">
                <text:p>13.2247351666667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4.91557599999999">
                <text:p>4.91557599999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087802166667">
                <text:p>13.3087802166667</text:p>
              </table:table-cell>
              <table:table-cell office:value-type="float" office:value="5.14285714285711">
                <text:p>5.14285714285711</text:p>
              </table:table-cell>
              <table:table-cell office:value-type="float" office:value="5.04270299999996">
                <text:p>5.04270299999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900002166667">
                <text:p>13.3900002166667</text:p>
              </table:table-cell>
              <table:table-cell office:value-type="float" office:value="4.9655172413793">
                <text:p>4.9655172413793</text:p>
              </table:table-cell>
              <table:table-cell office:value-type="float" office:value="4.8732">
                <text:p>4.87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73339">
                <text:p>13.473339</text:p>
              </table:table-cell>
              <table:table-cell office:value-type="float" office:value="4.9655172413793">
                <text:p>4.9655172413793</text:p>
              </table:table-cell>
              <table:table-cell office:value-type="float" office:value="5.00032700000008">
                <text:p>5.00032700000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559715333333">
                <text:p>13.5559715333333</text:p>
              </table:table-cell>
              <table:table-cell office:value-type="float" office:value="4.9655172413793">
                <text:p>4.9655172413793</text:p>
              </table:table-cell>
              <table:table-cell office:value-type="float" office:value="4.95795199999998">
                <text:p>4.9579519999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795099999998">
                <text:p>4.9579509999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270299999996">
                <text:p>5.04270299999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55760000001">
                <text:p>4.9155760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795099999998">
                <text:p>4.957950999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557599999999">
                <text:p>4.915575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